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78mm"/>
    </style:style>
    <style:style style:name="co2" style:family="table-column">
      <style:table-column-properties fo:break-before="auto" style:column-width="21.34mm"/>
    </style:style>
    <style:style style:name="co3" style:family="table-column">
      <style:table-column-properties fo:break-before="auto" style:column-width="8.34mm"/>
    </style:style>
    <style:style style:name="co4" style:family="table-column">
      <style:table-column-properties fo:break-before="auto" style:column-width="7.23mm"/>
    </style:style>
    <style:style style:name="co5" style:family="table-column">
      <style:table-column-properties fo:break-before="auto" style:column-width="9.45mm"/>
    </style:style>
    <style:style style:name="co6" style:family="table-column">
      <style:table-column-properties fo:break-before="auto" style:column-width="10.28mm"/>
    </style:style>
    <style:style style:name="co7" style:family="table-column">
      <style:table-column-properties fo:break-before="auto" style:column-width="12.49mm"/>
    </style:style>
    <style:style style:name="co8" style:family="table-column">
      <style:table-column-properties fo:break-before="auto" style:column-width="15.52mm"/>
    </style:style>
    <style:style style:name="co9" style:family="table-column">
      <style:table-column-properties fo:break-before="auto" style:column-width="14.69mm"/>
    </style:style>
    <style:style style:name="co10" style:family="table-column">
      <style:table-column-properties fo:break-before="auto" style:column-width="18.29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6"/>
    <style:style style:name="ce2" style:family="table-cell" style:parent-style-name="Default" style:data-style-name="N37"/>
    <style:style style:name="ce3" style:family="table-cell" style:parent-style-name="Heading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Heading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8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Liberation Sans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Liberation Sans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2" style:family="table-cell" style:parent-style-name="Default" style:data-style-name="N0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=10" style:apply-style-name="Verlaengerung" style:base-cell-address="'2015-2016'.E2"/>
    </style:style>
    <style:style style:name="ce1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style:font-name="Liberation Sans"/>
      <style:map style:condition="cell-content()&gt;=10" style:apply-style-name="Verlaengerung" style:base-cell-address="'2015-2016'.E2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/>
      <style:map style:condition="cell-content()&gt;=10" style:apply-style-name="Verlaengerung" style:base-cell-address="'2015-2016'.E2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&gt;=10" style:apply-style-name="Verlaengerung" style:base-cell-address="'2015-2016'.E2"/>
    </style:style>
    <style:style style:name="ce16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7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Liberation Sans"/>
    </style:style>
    <style:style style:name="ce18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font-name="Liberation Sans"/>
      <style:map style:condition="cell-content()&gt;=10" style:apply-style-name="Verlaengerung" style:base-cell-address="'2015-2016'.E2"/>
    </style:style>
    <style:style style:name="ce19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20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map style:condition="cell-content()&gt;=10" style:apply-style-name="Verlaengerung" style:base-cell-address="'2015-2016'.E2"/>
    </style:style>
    <style:style style:name="ce21" style:family="table-cell" style:parent-style-name="Heading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22" style:family="table-cell" style:parent-style-name="Default" style:data-style-name="N0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23" style:family="table-cell" style:parent-style-name="Default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24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25" style:family="table-cell" style:parent-style-name="Heading">
      <style:table-cell-properties style:text-align-source="fix" style:repeat-content="false" fo:border="none"/>
      <style:paragraph-properties fo:text-align="center" fo:margin-left="0mm"/>
    </style:style>
    <style:style style:name="ce26" style:family="table-cell" style:parent-style-name="Default" style:data-style-name="N113">
      <style:table-cell-properties style:text-align-source="fix" style:repeat-content="false" fo:border="none"/>
      <style:paragraph-properties fo:text-align="center" fo:margin-left="0mm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&gt;=10" style:apply-style-name="Verlaengerung" style:base-cell-address="'2016-2017'.E2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&gt;=10" style:apply-style-name="Verlaengerung" style:base-cell-address="'2018-2019'.E2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2015-2016" table:style-name="ta1">
        <office:forms form:automatic-focus="false" form:apply-design-mode="false"/>
        <table:shapes>
          <draw:frame draw:z-index="0" draw:style-name="gr1" draw:text-style-name="P1" svg:width="187.34mm" svg:height="68.26mm" svg:x="215.35mm" svg:y="55.26mm">
            <draw:object draw:notify-on-update-of-ranges="'2015-2016'.A2:'2015-2016'.A35 '2015-2016'.Q1:'2015-2016'.Q1 '2015-2016'.Q2:'2015-2016'.Q3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6" table:default-cell-style-name="ce23"/>
        <table:table-column table:style-name="co7" table:default-cell-style-name="ce6"/>
        <table:table-column table:style-name="co8" table:default-cell-style-name="ce26"/>
        <table:table-column table:style-name="co9" table:default-cell-style-name="ce6"/>
        <table:table-column table:style-name="co10" table:default-cell-style-name="ce6"/>
        <table:table-column table:style-name="co11" table:number-columns-repeated="1002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3" office:value-type="string" calcext:value-type="string">
            <text:p>H/A</text:p>
          </table:table-cell>
          <table:table-cell table:style-name="ce7" office:value-type="string" calcext:value-type="string">
            <text:p>S1</text:p>
          </table:table-cell>
          <table:table-cell table:style-name="ce3" office:value-type="string" calcext:value-type="string">
            <text:p>S1P</text:p>
          </table:table-cell>
          <table:table-cell table:style-name="ce7" office:value-type="string" calcext:value-type="string">
            <text:p>S2</text:p>
          </table:table-cell>
          <table:table-cell table:style-name="ce3" office:value-type="string" calcext:value-type="string">
            <text:p>S2P</text:p>
          </table:table-cell>
          <table:table-cell table:style-name="ce7" office:value-type="string" calcext:value-type="string">
            <text:p>S3</text:p>
          </table:table-cell>
          <table:table-cell table:style-name="ce3" office:value-type="string" calcext:value-type="string">
            <text:p>S3P</text:p>
          </table:table-cell>
          <table:table-cell table:style-name="ce7" office:value-type="string" calcext:value-type="string">
            <text:p>S4</text:p>
          </table:table-cell>
          <table:table-cell table:style-name="ce3" office:value-type="string" calcext:value-type="string">
            <text:p>S4P</text:p>
          </table:table-cell>
          <table:table-cell table:style-name="ce7" office:value-type="string" calcext:value-type="string">
            <text:p>S5</text:p>
          </table:table-cell>
          <table:table-cell table:style-name="ce3" office:value-type="string" calcext:value-type="string">
            <text:p>S5P</text:p>
          </table:table-cell>
          <table:table-cell table:style-name="ce21" office:value-type="string" calcext:value-type="string">
            <text:p>Sets</text:p>
          </table:table-cell>
          <table:table-cell table:style-name="ce3" office:value-type="string" calcext:value-type="string">
            <text:p>SetsP</text:p>
          </table:table-cell>
          <table:table-cell table:style-name="ce25" office:value-type="string" calcext:value-type="string">
            <text:p>LPZ-Diff</text:p>
          </table:table-cell>
          <table:table-cell table:style-name="ce3" office:value-type="string" calcext:value-type="string">
            <text:p>Live-PZ</text:p>
          </table:table-cell>
          <table:table-cell table:style-name="ce3" office:value-type="string" calcext:value-type="string">
            <text:p>Live-PZ-O</text:p>
          </table:table-cell>
          <table:table-cell table:style-name="Heading" table:number-columns-repeated="1002"/>
        </table:table-row>
        <table:table-row table:style-name="ro1">
          <table:table-cell office:value-type="date" office:date-value="2015-09-10" calcext:value-type="date">
            <text:p>10.09.2015</text:p>
          </table:table-cell>
          <table:table-cell table:style-name="ce2" office:value-type="string" calcext:value-type="string">
            <text:p>Einzel 1</text:p>
          </table:table-cell>
          <table:table-cell table:style-name="ce4" office:value-type="string" calcext:value-type="string">
            <text:p>A</text:p>
          </table:table-cell>
          <table:table-cell table:style-name="ce8" office:value-type="string" calcext:value-type="string">
            <text:p>-</text:p>
          </table:table-cell>
          <table:table-cell table:style-name="ce12" office:value-type="float" office:value="5" calcext:value-type="float">
            <text:p>5</text:p>
          </table:table-cell>
          <table:table-cell table:style-name="ce8" office:value-type="string" calcext:value-type="string">
            <text:p>-</text:p>
          </table:table-cell>
          <table:table-cell table:style-name="ce13" office:value-type="float" office:value="3" calcext:value-type="float">
            <text:p>3</text:p>
          </table:table-cell>
          <table:table-cell table:style-name="ce9" office:value-type="string" calcext:value-type="string">
            <text:p>-</text:p>
          </table:table-cell>
          <table:table-cell table:style-name="ce13" office:value-type="float" office:value="8" calcext:value-type="float">
            <text:p>8</text:p>
          </table:table-cell>
          <table:table-cell table:style-name="ce17"/>
          <table:table-cell table:style-name="ce18"/>
          <table:table-cell table:style-name="ce19"/>
          <table:table-cell table:style-name="ce20"/>
          <table:table-cell table:style-name="ce22" table:formula="of:=IF(COUNTIF([.D2:.L2];&quot;+&quot;)&gt;COUNTIF([.D2:.L2];&quot;-&quot;);&quot;+&quot;;&quot;-&quot;)" office:value-type="string" office:string-value="-" calcext:value-type="string">
            <text:p>-</text:p>
          </table:table-cell>
          <table:table-cell table:style-name="ce24" table:formula="of:=COUNTIF([.D2:.L2];IF([.N2]=&quot;+&quot;;&quot;-&quot;;&quot;+&quot;))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office:value-type="float" office:value="1607" calcext:value-type="float">
            <text:p>1607</text:p>
          </table:table-cell>
          <table:table-cell office:value-type="float" office:value="1597" calcext:value-type="float">
            <text:p>1597</text:p>
          </table:table-cell>
          <table:table-cell table:number-columns-repeated="1002"/>
        </table:table-row>
        <table:table-row table:style-name="ro1">
          <table:table-cell office:value-type="date" office:date-value="2015-09-10" calcext:value-type="date">
            <text:p>10.09.2015</text:p>
          </table:table-cell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A</text:p>
          </table:table-cell>
          <table:table-cell table:style-name="ce8" office:value-type="string" calcext:value-type="string">
            <text:p>-</text:p>
          </table:table-cell>
          <table:table-cell table:style-name="ce12" office:value-type="float" office:value="9" calcext:value-type="float">
            <text:p>9</text:p>
          </table:table-cell>
          <table:table-cell table:style-name="ce16" office:value-type="string" calcext:value-type="string">
            <text:p>+</text:p>
          </table:table-cell>
          <table:table-cell table:style-name="ce14" office:value-type="float" office:value="7" calcext:value-type="float">
            <text:p>7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7" calcext:value-type="float">
            <text:p>7</text:p>
          </table:table-cell>
          <table:table-cell table:style-name="ce16" office:value-type="string" calcext:value-type="string">
            <text:p>+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+</text:p>
          </table:table-cell>
          <table:table-cell table:style-name="ce15" office:value-type="float" office:value="11" calcext:value-type="float">
            <text:p>11</text:p>
          </table:table-cell>
          <table:table-cell table:style-name="ce22" table:formula="of:=IF(COUNTIF([.D3:.L3];&quot;+&quot;)&gt;COUNTIF([.D3:.L3];&quot;-&quot;);&quot;+&quot;;&quot;-&quot;)" office:value-type="string" office:string-value="+" calcext:value-type="string">
            <text:p>+</text:p>
          </table:table-cell>
          <table:table-cell table:style-name="ce24" table:formula="of:=COUNTIF([.D3:.L3];IF([.N3]=&quot;+&quot;;&quot;-&quot;;&quot;+&quot;))" office:value-type="float" office:value="2" calcext:value-type="float">
            <text:p>2</text:p>
          </table:table-cell>
          <table:table-cell office:value-type="float" office:value="10" calcext:value-type="float">
            <text:p>+10</text:p>
          </table:table-cell>
          <table:table-cell table:formula="of:=IF([.A3] = [.A2] ; [.Q2] ; [.Q2] + [.P2] + IF ([.A2] = [.A1] ; [.P1]; 0))" office:value-type="float" office:value="1607" calcext:value-type="float">
            <text:p>1607</text:p>
          </table:table-cell>
          <table:table-cell office:value-type="float" office:value="1638" calcext:value-type="float">
            <text:p>1638</text:p>
          </table:table-cell>
          <table:table-cell table:number-columns-repeated="1002"/>
        </table:table-row>
        <table:table-row table:style-name="ro1">
          <table:table-cell office:value-type="date" office:date-value="2015-09-14" calcext:value-type="date">
            <text:p>14.09.2015</text:p>
          </table:table-cell>
          <table:table-cell table:style-name="ce2" office:value-type="string" calcext:value-type="string">
            <text:p>Einzel 1</text:p>
          </table:table-cell>
          <table:table-cell table:style-name="ce4" office:value-type="string" calcext:value-type="string">
            <text:p>H</text:p>
          </table:table-cell>
          <table:table-cell table:style-name="ce9" office:value-type="string" calcext:value-type="string">
            <text:p>+</text:p>
          </table:table-cell>
          <table:table-cell table:style-name="ce13" office:value-type="float" office:value="5" calcext:value-type="float">
            <text:p>5</text:p>
          </table:table-cell>
          <table:table-cell table:style-name="ce16" office:value-type="string" calcext:value-type="string">
            <text:p>+</text:p>
          </table:table-cell>
          <table:table-cell table:style-name="ce13" office:value-type="float" office:value="3" calcext:value-type="float">
            <text:p>3</text:p>
          </table:table-cell>
          <table:table-cell table:style-name="ce16" office:value-type="string" calcext:value-type="string">
            <text:p>+</text:p>
          </table:table-cell>
          <table:table-cell table:style-name="ce13" office:value-type="float" office:value="4" calcext:value-type="float">
            <text:p>4</text:p>
          </table:table-cell>
          <table:table-cell table:style-name="ce17"/>
          <table:table-cell table:style-name="ce18"/>
          <table:table-cell table:style-name="ce19"/>
          <table:table-cell table:style-name="ce20"/>
          <table:table-cell table:style-name="ce22" table:formula="of:=IF(COUNTIF([.D4:.L4];&quot;+&quot;)&gt;COUNTIF([.D4:.L4];&quot;-&quot;);&quot;+&quot;;&quot;-&quot;)" office:value-type="string" office:string-value="+" calcext:value-type="string">
            <text:p>+</text:p>
          </table:table-cell>
          <table:table-cell table:style-name="ce24" table:formula="of:=COUNTIF([.D4:.L4];IF([.N4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IF([.A4] = [.A3] ; [.Q3] ; [.Q3] + [.P3] + IF ([.A3] = [.A2] ; [.P2]; 0))" office:value-type="float" office:value="1608" calcext:value-type="float">
            <text:p>1608</text:p>
          </table:table-cell>
          <table:table-cell office:value-type="float" office:value="1405" calcext:value-type="float">
            <text:p>1405</text:p>
          </table:table-cell>
          <table:table-cell table:number-columns-repeated="1002"/>
        </table:table-row>
        <table:table-row table:style-name="ro1">
          <table:table-cell office:value-type="date" office:date-value="2015-09-14" calcext:value-type="date">
            <text:p>14.09.2015</text:p>
          </table:table-cell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H</text:p>
          </table:table-cell>
          <table:table-cell table:style-name="ce9" office:value-type="string" calcext:value-type="string">
            <text:p>+</text:p>
          </table:table-cell>
          <table:table-cell table:style-name="ce14" office:value-type="float" office:value="9" calcext:value-type="float">
            <text:p>9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+</text:p>
          </table:table-cell>
          <table:table-cell table:style-name="ce14" office:value-type="float" office:value="8" calcext:value-type="float">
            <text:p>8</text:p>
          </table:table-cell>
          <table:table-cell table:style-name="ce16"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 table:style-name="ce22" table:formula="of:=IF(COUNTIF([.D5:.L5];&quot;+&quot;)&gt;COUNTIF([.D5:.L5];&quot;-&quot;);&quot;+&quot;;&quot;-&quot;)" office:value-type="string" office:string-value="+" calcext:value-type="string">
            <text:p>+</text:p>
          </table:table-cell>
          <table:table-cell table:style-name="ce24" table:formula="of:=COUNTIF([.D5:.L5];IF([.N5]=&quot;+&quot;;&quot;-&quot;;&quot;+&quot;))" office:value-type="float" office:value="2" calcext:value-type="float">
            <text:p>2</text:p>
          </table:table-cell>
          <table:table-cell office:value-type="float" office:value="1" calcext:value-type="float">
            <text:p>+1</text:p>
          </table:table-cell>
          <table:table-cell table:formula="of:=IF([.A5] = [.A4] ; [.Q4] ; [.Q4] + [.P4] + IF ([.A4] = [.A3] ; [.P3]; 0))" office:value-type="float" office:value="1608" calcext:value-type="float">
            <text:p>1608</text:p>
          </table:table-cell>
          <table:table-cell office:value-type="float" office:value="1429" calcext:value-type="float">
            <text:p>1429</text:p>
          </table:table-cell>
          <table:table-cell table:number-columns-repeated="1002"/>
        </table:table-row>
        <table:table-row table:style-name="ro1">
          <table:table-cell office:value-type="date" office:date-value="2015-09-28" calcext:value-type="date">
            <text:p>28.09.2015</text:p>
          </table:table-cell>
          <table:table-cell office:value-type="string" calcext:value-type="string">
            <text:p>Einzel 1</text:p>
          </table:table-cell>
          <table:table-cell table:style-name="ce5" office:value-type="string" calcext:value-type="string">
            <text:p>H</text:p>
          </table:table-cell>
          <table:table-cell table:style-name="ce9" office:value-type="string" calcext:value-type="string">
            <text:p>+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+</text:p>
          </table:table-cell>
          <table:table-cell table:style-name="ce14" office:value-type="float" office:value="7" calcext:value-type="float">
            <text:p>7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6" calcext:value-type="float">
            <text:p>6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table:style-name="ce22" table:formula="of:=IF(COUNTIF([.D6:.L6];&quot;+&quot;)&gt;COUNTIF([.D6:.L6];&quot;-&quot;);&quot;+&quot;;&quot;-&quot;)" office:value-type="string" office:string-value="-" calcext:value-type="string">
            <text:p>-</text:p>
          </table:table-cell>
          <table:table-cell table:style-name="ce24" table:formula="of:=COUNTIF([.D6:.L6];IF([.N6]=&quot;+&quot;;&quot;-&quot;;&quot;+&quot;))" office:value-type="float" office:value="2" calcext:value-type="float">
            <text:p>2</text:p>
          </table:table-cell>
          <table:table-cell office:value-type="float" office:value="-12" calcext:value-type="float">
            <text:p>-12</text:p>
          </table:table-cell>
          <table:table-cell table:formula="of:=IF([.A6] = [.A5] ; [.Q5] ; [.Q5] + [.P5] + IF ([.A5] = [.A4] ; [.P4]; 0))" office:value-type="float" office:value="1610" calcext:value-type="float">
            <text:p>1610</text:p>
          </table:table-cell>
          <table:table-cell office:value-type="float" office:value="1545" calcext:value-type="float">
            <text:p>1545</text:p>
          </table:table-cell>
          <table:table-cell table:number-columns-repeated="1002"/>
        </table:table-row>
        <table:table-row table:style-name="ro1">
          <table:table-cell office:value-type="date" office:date-value="2015-09-28" calcext:value-type="date">
            <text:p>28.09.2015</text:p>
          </table:table-cell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H</text:p>
          </table:table-cell>
          <table:table-cell table:style-name="ce9" office:value-type="string" calcext:value-type="string">
            <text:p>+</text:p>
          </table:table-cell>
          <table:table-cell table:style-name="ce14" office:value-type="float" office:value="5" calcext:value-type="float">
            <text:p>5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+</text:p>
          </table:table-cell>
          <table:table-cell table:style-name="ce14" office:value-type="float" office:value="9" calcext:value-type="float">
            <text:p>9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15" office:value-type="float" office:value="5" calcext:value-type="float">
            <text:p>5</text:p>
          </table:table-cell>
          <table:table-cell table:style-name="ce22" table:formula="of:=IF(COUNTIF([.D7:.L7];&quot;+&quot;)&gt;COUNTIF([.D7:.L7];&quot;-&quot;);&quot;+&quot;;&quot;-&quot;)" office:value-type="string" office:string-value="-" calcext:value-type="string">
            <text:p>-</text:p>
          </table:table-cell>
          <table:table-cell table:style-name="ce24" table:formula="of:=COUNTIF([.D7:.L7];IF([.N7]=&quot;+&quot;;&quot;-&quot;;&quot;+&quot;))"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table:formula="of:=IF([.A7] = [.A6] ; [.Q6] ; [.Q6] + [.P6] + IF ([.A6] = [.A5] ; [.P5]; 0))" office:value-type="float" office:value="1610" calcext:value-type="float">
            <text:p>1610</text:p>
          </table:table-cell>
          <table:table-cell office:value-type="float" office:value="1709" calcext:value-type="float">
            <text:p>1709</text:p>
          </table:table-cell>
          <table:table-cell table:number-columns-repeated="1002"/>
        </table:table-row>
        <table:table-row table:style-name="ro1">
          <table:table-cell office:value-type="date" office:date-value="2015-10-04" calcext:value-type="date">
            <text:p>04.10.2015</text:p>
          </table:table-cell>
          <table:table-cell office:value-type="string" calcext:value-type="string">
            <text:p>Einzel 1</text:p>
          </table:table-cell>
          <table:table-cell table:style-name="ce5" office:value-type="string" calcext:value-type="string">
            <text:p>A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8" calcext:value-type="float">
            <text:p>8</text:p>
          </table:table-cell>
          <table:table-cell table:style-name="ce16" office:value-type="string" calcext:value-type="string">
            <text:p>+</text:p>
          </table:table-cell>
          <table:table-cell table:style-name="ce14" office:value-type="float" office:value="6" calcext:value-type="float">
            <text:p>6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8" calcext:value-type="float">
            <text:p>8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8" calcext:value-type="float">
            <text:p>8</text:p>
          </table:table-cell>
          <table:table-cell/>
          <table:table-cell table:style-name="ce15"/>
          <table:table-cell table:style-name="ce22" table:formula="of:=IF(COUNTIF([.D8:.L8];&quot;+&quot;)&gt;COUNTIF([.D8:.L8];&quot;-&quot;);&quot;+&quot;;&quot;-&quot;)" office:value-type="string" office:string-value="-" calcext:value-type="string">
            <text:p>-</text:p>
          </table:table-cell>
          <table:table-cell table:style-name="ce24" table:formula="of:=COUNTIF([.D8:.L8];IF([.N8]=&quot;+&quot;;&quot;-&quot;;&quot;+&quot;))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formula="of:=IF([.A8] = [.A7] ; [.Q7] ; [.Q7] + [.P7] + IF ([.A7] = [.A6] ; [.P6]; 0))" office:value-type="float" office:value="1595" calcext:value-type="float">
            <text:p>1595</text:p>
          </table:table-cell>
          <table:table-cell office:value-type="float" office:value="1640" calcext:value-type="float">
            <text:p>1640</text:p>
          </table:table-cell>
          <table:table-cell table:number-columns-repeated="1002"/>
        </table:table-row>
        <table:table-row table:style-name="ro1">
          <table:table-cell office:value-type="date" office:date-value="2015-10-04" calcext:value-type="date">
            <text:p>04.10.2015</text:p>
          </table:table-cell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A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4" calcext:value-type="float">
            <text:p>4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9" calcext:value-type="float">
            <text:p>9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9" calcext:value-type="float">
            <text:p>9</text:p>
          </table:table-cell>
          <table:table-cell table:style-name="ce10"/>
          <table:table-cell table:style-name="ce14"/>
          <table:table-cell/>
          <table:table-cell table:style-name="ce15"/>
          <table:table-cell table:style-name="ce22" table:formula="of:=IF(COUNTIF([.D9:.L9];&quot;+&quot;)&gt;COUNTIF([.D9:.L9];&quot;-&quot;);&quot;+&quot;;&quot;-&quot;)" office:value-type="string" office:string-value="-" calcext:value-type="string">
            <text:p>-</text:p>
          </table:table-cell>
          <table:table-cell table:style-name="ce24" table:formula="of:=COUNTIF([.D9:.L9];IF([.N9]=&quot;+&quot;;&quot;-&quot;;&quot;+&quot;))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formula="of:=IF([.A9] = [.A8] ; [.Q8] ; [.Q8] + [.P8] + IF ([.A8] = [.A7] ; [.P7]; 0))" office:value-type="float" office:value="1595" calcext:value-type="float">
            <text:p>1595</text:p>
          </table:table-cell>
          <table:table-cell office:value-type="float" office:value="1686" calcext:value-type="float">
            <text:p>1686</text:p>
          </table:table-cell>
          <table:table-cell table:number-columns-repeated="1002"/>
        </table:table-row>
        <table:table-row table:style-name="ro1">
          <table:table-cell office:value-type="date" office:date-value="2015-10-07" calcext:value-type="date">
            <text:p>07.10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13" calcext:value-type="float">
            <text:p>13</text:p>
          </table:table-cell>
          <table:table-cell table:style-name="ce16" office:value-type="string" calcext:value-type="string">
            <text:p>+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/>
          <table:table-cell table:style-name="ce15"/>
          <table:table-cell table:style-name="ce22" table:formula="of:=IF(COUNTIF([.D10:.L10];&quot;+&quot;)&gt;COUNTIF([.D10:.L10];&quot;-&quot;);&quot;+&quot;;&quot;-&quot;)" office:value-type="string" office:string-value="-" calcext:value-type="string">
            <text:p>-</text:p>
          </table:table-cell>
          <table:table-cell table:style-name="ce24" table:formula="of:=COUNTIF([.D10:.L10];IF([.N10]=&quot;+&quot;;&quot;-&quot;;&quot;+&quot;))"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table:formula="of:=IF([.A10] = [.A9] ; [.Q9] ; [.Q9] + [.P9] + IF ([.A9] = [.A8] ; [.P8]; 0))" office:value-type="float" office:value="1587" calcext:value-type="float">
            <text:p>1587</text:p>
          </table:table-cell>
          <table:table-cell office:value-type="float" office:value="1563" calcext:value-type="float">
            <text:p>1563</text:p>
          </table:table-cell>
          <table:table-cell table:number-columns-repeated="1002"/>
        </table:table-row>
        <table:table-row table:style-name="ro1">
          <table:table-cell office:value-type="date" office:date-value="2015-10-07" calcext:value-type="date">
            <text:p>07.10.2015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5" office:value-type="float" office:value="4" calcext:value-type="float">
            <text:p>4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11:.L11];&quot;+&quot;)&gt;COUNTIF([.D11:.L11];&quot;-&quot;);&quot;+&quot;;&quot;-&quot;)" office:value-type="string" office:string-value="-" calcext:value-type="string">
            <text:p>-</text:p>
          </table:table-cell>
          <table:table-cell table:style-name="ce24" table:formula="of:=COUNTIF([.D11:.L11];IF([.N11]=&quot;+&quot;;&quot;-&quot;;&quot;+&quot;))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IF([.A11] = [.A10] ; [.Q10] ; [.Q10] + [.P10] + IF ([.A10] = [.A9] ; [.P9]; 0))" office:value-type="float" office:value="1587" calcext:value-type="float">
            <text:p>1587</text:p>
          </table:table-cell>
          <table:table-cell office:value-type="float" office:value="1730" calcext:value-type="float">
            <text:p>1730</text:p>
          </table:table-cell>
          <table:table-cell table:number-columns-repeated="1002"/>
        </table:table-row>
        <table:table-row table:style-name="ro1">
          <table:table-cell office:value-type="date" office:date-value="2015-11-06" calcext:value-type="date">
            <text:p>06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12:.L12];&quot;+&quot;)&gt;COUNTIF([.D12:.L12];&quot;-&quot;);&quot;+&quot;;&quot;-&quot;)" office:value-type="string" office:string-value="-" calcext:value-type="string">
            <text:p>-</text:p>
          </table:table-cell>
          <table:table-cell table:style-name="ce24" table:formula="of:=COUNTIF([.D12:.L12];IF([.N12]=&quot;+&quot;;&quot;-&quot;;&quot;+&quot;))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table:formula="of:=IF([.A12] = [.A11] ; [.Q11] ; [.Q11] + [.P11] + IF ([.A11] = [.A10] ; [.P10]; 0))" office:value-type="float" office:value="1576" calcext:value-type="float">
            <text:p>1576</text:p>
          </table:table-cell>
          <table:table-cell office:value-type="float" office:value="1576" calcext:value-type="float">
            <text:p>1576</text:p>
          </table:table-cell>
          <table:table-cell table:number-columns-repeated="1002"/>
        </table:table-row>
        <table:table-row table:style-name="ro1">
          <table:table-cell office:value-type="date" office:date-value="2015-11-12" calcext:value-type="date">
            <text:p>12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15"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table:style-name="ce22" table:formula="of:=IF(COUNTIF([.D13:.L13];&quot;+&quot;)&gt;COUNTIF([.D13:.L13];&quot;-&quot;);&quot;+&quot;;&quot;-&quot;)" office:value-type="string" office:string-value="-" calcext:value-type="string">
            <text:p>-</text:p>
          </table:table-cell>
          <table:table-cell table:style-name="ce24" table:formula="of:=COUNTIF([.D13:.L13];IF([.N13]=&quot;+&quot;;&quot;-&quot;;&quot;+&quot;))" office:value-type="float" office:value="2" calcext:value-type="float">
            <text:p>2</text:p>
          </table:table-cell>
          <table:table-cell office:value-type="float" office:value="-10" calcext:value-type="float">
            <text:p>-10</text:p>
          </table:table-cell>
          <table:table-cell table:formula="of:=IF([.A13] = [.A12] ; [.Q12] ; [.Q12] + [.P12] + IF ([.A12] = [.A11] ; [.P11]; 0))" office:value-type="float" office:value="1568" calcext:value-type="float">
            <text:p>1568</text:p>
          </table:table-cell>
          <table:table-cell office:value-type="float" office:value="1542" calcext:value-type="float">
            <text:p>1542</text:p>
          </table:table-cell>
          <table:table-cell table:number-columns-repeated="1002"/>
        </table:table-row>
        <table:table-row table:style-name="ro1">
          <table:table-cell office:value-type="date" office:date-value="2015-11-12" calcext:value-type="date">
            <text:p>12.11.2015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15"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15" office:value-type="float" office:value="8" calcext:value-type="float">
            <text:p>8</text:p>
          </table:table-cell>
          <table:table-cell table:style-name="ce22" table:formula="of:=IF(COUNTIF([.D14:.L14];&quot;+&quot;)&gt;COUNTIF([.D14:.L14];&quot;-&quot;);&quot;+&quot;;&quot;-&quot;)" office:value-type="string" office:string-value="+" calcext:value-type="string">
            <text:p>+</text:p>
          </table:table-cell>
          <table:table-cell table:style-name="ce24" table:formula="of:=COUNTIF([.D14:.L14];IF([.N14]=&quot;+&quot;;&quot;-&quot;;&quot;+&quot;))" office:value-type="float" office:value="2" calcext:value-type="float">
            <text:p>2</text:p>
          </table:table-cell>
          <table:table-cell office:value-type="float" office:value="10" calcext:value-type="float">
            <text:p>+10</text:p>
          </table:table-cell>
          <table:table-cell table:formula="of:=IF([.A14] = [.A13] ; [.Q13] ; [.Q13] + [.P13] + IF ([.A13] = [.A12] ; [.P12]; 0))" office:value-type="float" office:value="1568" calcext:value-type="float">
            <text:p>1568</text:p>
          </table:table-cell>
          <table:table-cell office:value-type="float" office:value="1602" calcext:value-type="float">
            <text:p>1602</text:p>
          </table:table-cell>
          <table:table-cell table:number-columns-repeated="1002"/>
        </table:table-row>
        <table:table-row table:style-name="ro1">
          <table:table-cell office:value-type="date" office:date-value="2015-11-19" calcext:value-type="date">
            <text:p>19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15:.L15];&quot;+&quot;)&gt;COUNTIF([.D15:.L15];&quot;-&quot;);&quot;+&quot;;&quot;-&quot;)" office:value-type="string" office:string-value="-" calcext:value-type="string">
            <text:p>-</text:p>
          </table:table-cell>
          <table:table-cell table:style-name="ce24" table:formula="of:=COUNTIF([.D15:.L15];IF([.N15]=&quot;+&quot;;&quot;-&quot;;&quot;+&quot;))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IF([.A15] = [.A14] ; [.Q14] ; [.Q14] + [.P14] + IF ([.A14] = [.A13] ; [.P13]; 0))" office:value-type="float" office:value="1568" calcext:value-type="float">
            <text:p>1568</text:p>
          </table:table-cell>
          <table:table-cell office:value-type="float" office:value="1688" calcext:value-type="float">
            <text:p>1688</text:p>
          </table:table-cell>
          <table:table-cell table:number-columns-repeated="1002"/>
        </table:table-row>
        <table:table-row table:style-name="ro1">
          <table:table-cell office:value-type="date" office:date-value="2015-11-19" calcext:value-type="date">
            <text:p>19.11.2015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/>
          <table:table-cell table:style-name="ce15"/>
          <table:table-cell table:style-name="ce22" table:formula="of:=IF(COUNTIF([.D16:.L16];&quot;+&quot;)&gt;COUNTIF([.D16:.L16];&quot;-&quot;);&quot;+&quot;;&quot;-&quot;)" office:value-type="string" office:string-value="-" calcext:value-type="string">
            <text:p>-</text:p>
          </table:table-cell>
          <table:table-cell table:style-name="ce24" table:formula="of:=COUNTIF([.D16:.L16];IF([.N16]=&quot;+&quot;;&quot;-&quot;;&quot;+&quot;))"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table:formula="of:=IF([.A16] = [.A15] ; [.Q15] ; [.Q15] + [.P15] + IF ([.A15] = [.A14] ; [.P14]; 0))" office:value-type="float" office:value="1568" calcext:value-type="float">
            <text:p>1568</text:p>
          </table:table-cell>
          <table:table-cell office:value-type="float" office:value="1647" calcext:value-type="float">
            <text:p>1647</text:p>
          </table:table-cell>
          <table:table-cell table:number-columns-repeated="1002"/>
        </table:table-row>
        <table:table-row table:style-name="ro1">
          <table:table-cell office:value-type="date" office:date-value="2015-11-23" calcext:value-type="date">
            <text:p>23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17:.L17];&quot;+&quot;)&gt;COUNTIF([.D17:.L17];&quot;-&quot;);&quot;+&quot;;&quot;-&quot;)" office:value-type="string" office:string-value="-" calcext:value-type="string">
            <text:p>-</text:p>
          </table:table-cell>
          <table:table-cell table:style-name="ce24" table:formula="of:=COUNTIF([.D17:.L17];IF([.N17]=&quot;+&quot;;&quot;-&quot;;&quot;+&quot;))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formula="of:=IF([.A17] = [.A16] ; [.Q16] ; [.Q16] + [.P16] + IF ([.A16] = [.A15] ; [.P15]; 0))" office:value-type="float" office:value="1562" calcext:value-type="float">
            <text:p>1562</text:p>
          </table:table-cell>
          <table:table-cell office:value-type="float" office:value="1721" calcext:value-type="float">
            <text:p>1721</text:p>
          </table:table-cell>
          <table:table-cell table:number-columns-repeated="1002"/>
        </table:table-row>
        <table:table-row table:style-name="ro1">
          <table:table-cell office:value-type="date" office:date-value="2016-01-21" calcext:value-type="date">
            <text:p>21.0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15" office:value-type="float" office:value="12" calcext:value-type="float">
            <text:p>12</text:p>
          </table:table-cell>
          <table:table-cell office:value-type="string" calcext:value-type="string">
            <text:p>+</text:p>
          </table:table-cell>
          <table:table-cell table:style-name="ce15" office:value-type="float" office:value="4" calcext:value-type="float">
            <text:p>4</text:p>
          </table:table-cell>
          <table:table-cell table:style-name="ce22" table:formula="of:=IF(COUNTIF([.D18:.L18];&quot;+&quot;)&gt;COUNTIF([.D18:.L18];&quot;-&quot;);&quot;+&quot;;&quot;-&quot;)" office:value-type="string" office:string-value="+" calcext:value-type="string">
            <text:p>+</text:p>
          </table:table-cell>
          <table:table-cell table:style-name="ce24" table:formula="of:=COUNTIF([.D18:.L18];IF([.N18]=&quot;+&quot;;&quot;-&quot;;&quot;+&quot;))" office:value-type="float" office:value="2" calcext:value-type="float">
            <text:p>2</text:p>
          </table:table-cell>
          <table:table-cell office:value-type="float" office:value="4" calcext:value-type="float">
            <text:p>+4</text:p>
          </table:table-cell>
          <table:table-cell table:formula="of:=IF([.A18] = [.A17] ; [.Q17] ; [.Q17] + [.P17] + IF ([.A17] = [.A16] ; [.P16]; 0))" office:value-type="float" office:value="1561" calcext:value-type="float">
            <text:p>1561</text:p>
          </table:table-cell>
          <table:table-cell office:value-type="float" office:value="1486" calcext:value-type="float">
            <text:p>1486</text:p>
          </table:table-cell>
          <table:table-cell table:number-columns-repeated="1002"/>
        </table:table-row>
        <table:table-row table:style-name="ro1">
          <table:table-cell office:value-type="date" office:date-value="2016-01-21" calcext:value-type="date">
            <text:p>21.01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15" office:value-type="float" office:value="3" calcext:value-type="float">
            <text:p>3</text:p>
          </table:table-cell>
          <table:table-cell/>
          <table:table-cell table:style-name="ce15"/>
          <table:table-cell table:style-name="ce22" table:formula="of:=IF(COUNTIF([.D19:.L19];&quot;+&quot;)&gt;COUNTIF([.D19:.L19];&quot;-&quot;);&quot;+&quot;;&quot;-&quot;)" office:value-type="string" office:string-value="+" calcext:value-type="string">
            <text:p>+</text:p>
          </table:table-cell>
          <table:table-cell table:style-name="ce24" table:formula="of:=COUNTIF([.D19:.L19];IF([.N19]=&quot;+&quot;;&quot;-&quot;;&quot;+&quot;))" office:value-type="float" office:value="1" calcext:value-type="float">
            <text:p>1</text:p>
          </table:table-cell>
          <table:table-cell office:value-type="float" office:value="9" calcext:value-type="float">
            <text:p>+9</text:p>
          </table:table-cell>
          <table:table-cell table:formula="of:=IF([.A19] = [.A18] ; [.Q18] ; [.Q18] + [.P18] + IF ([.A18] = [.A17] ; [.P17]; 0))" office:value-type="float" office:value="1561" calcext:value-type="float">
            <text:p>1561</text:p>
          </table:table-cell>
          <table:table-cell office:value-type="float" office:value="1572" calcext:value-type="float">
            <text:p>1572</text:p>
          </table:table-cell>
          <table:table-cell table:number-columns-repeated="1002"/>
        </table:table-row>
        <table:table-row table:style-name="ro1">
          <table:table-cell office:value-type="date" office:date-value="2016-02-10" calcext:value-type="date">
            <text:p>10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20:.L20];&quot;+&quot;)&gt;COUNTIF([.D20:.L20];&quot;-&quot;);&quot;+&quot;;&quot;-&quot;)" office:value-type="string" office:string-value="-" calcext:value-type="string">
            <text:p>-</text:p>
          </table:table-cell>
          <table:table-cell table:style-name="ce24" table:formula="of:=COUNTIF([.D20:.L20];IF([.N20]=&quot;+&quot;;&quot;-&quot;;&quot;+&quot;))"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table:formula="of:=IF([.A20] = [.A19] ; [.Q19] ; [.Q19] + [.P19] + IF ([.A19] = [.A18] ; [.P18]; 0))" office:value-type="float" office:value="1574" calcext:value-type="float">
            <text:p>1574</text:p>
          </table:table-cell>
          <table:table-cell office:value-type="float" office:value="1451" calcext:value-type="float">
            <text:p>1451</text:p>
          </table:table-cell>
          <table:table-cell table:number-columns-repeated="1002"/>
        </table:table-row>
        <table:table-row table:style-name="ro1">
          <table:table-cell office:value-type="date" office:date-value="2016-02-10" calcext:value-type="date">
            <text:p>10.02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21:.L21];&quot;+&quot;)&gt;COUNTIF([.D21:.L21];&quot;-&quot;);&quot;+&quot;;&quot;-&quot;)" office:value-type="string" office:string-value="+" calcext:value-type="string">
            <text:p>+</text:p>
          </table:table-cell>
          <table:table-cell table:style-name="ce24" table:formula="of:=COUNTIF([.D21:.L21];IF([.N21]=&quot;+&quot;;&quot;-&quot;;&quot;+&quot;))" office:value-type="float" office:value="0" calcext:value-type="float">
            <text:p>0</text:p>
          </table:table-cell>
          <table:table-cell office:value-type="float" office:value="4" calcext:value-type="float">
            <text:p>+4</text:p>
          </table:table-cell>
          <table:table-cell table:formula="of:=IF([.A21] = [.A20] ; [.Q20] ; [.Q20] + [.P20] + IF ([.A20] = [.A19] ; [.P19]; 0))" office:value-type="float" office:value="1574" calcext:value-type="float">
            <text:p>1574</text:p>
          </table:table-cell>
          <table:table-cell office:value-type="float" office:value="1504" calcext:value-type="float">
            <text:p>1504</text:p>
          </table:table-cell>
          <table:table-cell table:number-columns-repeated="1002"/>
        </table:table-row>
        <table:table-row table:style-name="ro1">
          <table:table-cell office:value-type="date" office:date-value="2016-02-14" calcext:value-type="date">
            <text:p>14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22:.L22];&quot;+&quot;)&gt;COUNTIF([.D22:.L22];&quot;-&quot;);&quot;+&quot;;&quot;-&quot;)" office:value-type="string" office:string-value="-" calcext:value-type="string">
            <text:p>-</text:p>
          </table:table-cell>
          <table:table-cell table:style-name="ce24" table:formula="of:=COUNTIF([.D22:.L22];IF([.N22]=&quot;+&quot;;&quot;-&quot;;&quot;+&quot;))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formula="of:=IF([.A22] = [.A21] ; [.Q21] ; [.Q21] + [.P21] + IF ([.A21] = [.A20] ; [.P20]; 0))" office:value-type="float" office:value="1564" calcext:value-type="float">
            <text:p>1564</text:p>
          </table:table-cell>
          <table:table-cell office:value-type="float" office:value="1622" calcext:value-type="float">
            <text:p>1622</text:p>
          </table:table-cell>
          <table:table-cell table:number-columns-repeated="1002"/>
        </table:table-row>
        <table:table-row table:style-name="ro1">
          <table:table-cell office:value-type="date" office:date-value="2016-02-16" calcext:value-type="date">
            <text:p>16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23:.L23];&quot;+&quot;)&gt;COUNTIF([.D23:.L23];&quot;-&quot;);&quot;+&quot;;&quot;-&quot;)" office:value-type="string" office:string-value="-" calcext:value-type="string">
            <text:p>-</text:p>
          </table:table-cell>
          <table:table-cell table:style-name="ce24" table:formula="of:=COUNTIF([.D23:.L23];IF([.N23]=&quot;+&quot;;&quot;-&quot;;&quot;+&quot;))"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table:formula="of:=IF([.A23] = [.A22] ; [.Q22] ; [.Q22] + [.P22] + IF ([.A22] = [.A21] ; [.P21]; 0))" office:value-type="float" office:value="1559" calcext:value-type="float">
            <text:p>1559</text:p>
          </table:table-cell>
          <table:table-cell office:value-type="float" office:value="1599" calcext:value-type="float">
            <text:p>1599</text:p>
          </table:table-cell>
          <table:table-cell table:number-columns-repeated="1002"/>
        </table:table-row>
        <table:table-row table:style-name="ro1">
          <table:table-cell office:value-type="date" office:date-value="2016-02-25" calcext:value-type="date">
            <text:p>25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15" calcext:value-type="float">
            <text:p>15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10" calcext:value-type="float">
            <text:p>10</text:p>
          </table:table-cell>
          <table:table-cell table:style-name="ce22" table:formula="of:=IF(COUNTIF([.D24:.L24];&quot;+&quot;)&gt;COUNTIF([.D24:.L24];&quot;-&quot;);&quot;+&quot;;&quot;-&quot;)" office:value-type="string" office:string-value="-" calcext:value-type="string">
            <text:p>-</text:p>
          </table:table-cell>
          <table:table-cell table:style-name="ce24" table:formula="of:=COUNTIF([.D24:.L24];IF([.N24]=&quot;+&quot;;&quot;-&quot;;&quot;+&quot;))"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table:formula="of:=IF([.A24] = [.A23] ; [.Q23] ; [.Q23] + [.P23] + IF ([.A23] = [.A22] ; [.P22]; 0))" office:value-type="float" office:value="1553" calcext:value-type="float">
            <text:p>1553</text:p>
          </table:table-cell>
          <table:table-cell office:value-type="float" office:value="1558" calcext:value-type="float">
            <text:p>1558</text:p>
          </table:table-cell>
          <table:table-cell table:number-columns-repeated="1002"/>
        </table:table-row>
        <table:table-row table:style-name="ro1">
          <table:table-cell office:value-type="date" office:date-value="2016-02-25" calcext:value-type="date">
            <text:p>25.02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5" office:value-type="float" office:value="11" calcext:value-type="float">
            <text:p>11</text:p>
          </table:table-cell>
          <table:table-cell table:style-name="ce22" table:formula="of:=IF(COUNTIF([.D25:.L25];&quot;+&quot;)&gt;COUNTIF([.D25:.L25];&quot;-&quot;);&quot;+&quot;;&quot;-&quot;)" office:value-type="string" office:string-value="+" calcext:value-type="string">
            <text:p>+</text:p>
          </table:table-cell>
          <table:table-cell table:style-name="ce24" table:formula="of:=COUNTIF([.D25:.L25];IF([.N25]=&quot;+&quot;;&quot;-&quot;;&quot;+&quot;))" office:value-type="float" office:value="2" calcext:value-type="float">
            <text:p>2</text:p>
          </table:table-cell>
          <table:table-cell office:value-type="float" office:value="7" calcext:value-type="float">
            <text:p>+7</text:p>
          </table:table-cell>
          <table:table-cell table:formula="of:=IF([.A25] = [.A24] ; [.Q24] ; [.Q24] + [.P24] + IF ([.A24] = [.A23] ; [.P23]; 0))" office:value-type="float" office:value="1553" calcext:value-type="float">
            <text:p>1553</text:p>
          </table:table-cell>
          <table:table-cell office:value-type="float" office:value="1536" calcext:value-type="float">
            <text:p>1536</text:p>
          </table:table-cell>
          <table:table-cell table:number-columns-repeated="1002"/>
        </table:table-row>
        <table:table-row table:style-name="ro1">
          <table:table-cell office:value-type="date" office:date-value="2016-03-07" calcext:value-type="date">
            <text:p>07.03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5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26:.L26];&quot;+&quot;)&gt;COUNTIF([.D26:.L26];&quot;-&quot;);&quot;+&quot;;&quot;-&quot;)" office:value-type="string" office:string-value="+" calcext:value-type="string">
            <text:p>+</text:p>
          </table:table-cell>
          <table:table-cell table:style-name="ce24" table:formula="of:=COUNTIF([.D26:.L26];IF([.N26]=&quot;+&quot;;&quot;-&quot;;&quot;+&quot;))" office:value-type="float" office:value="0" calcext:value-type="float">
            <text:p>0</text:p>
          </table:table-cell>
          <table:table-cell office:value-type="float" office:value="3" calcext:value-type="float">
            <text:p>+3</text:p>
          </table:table-cell>
          <table:table-cell table:formula="of:=IF([.A26] = [.A25] ; [.Q25] ; [.Q25] + [.P25] + IF ([.A25] = [.A24] ; [.P24]; 0))" office:value-type="float" office:value="1552" calcext:value-type="float">
            <text:p>1552</text:p>
          </table:table-cell>
          <table:table-cell office:value-type="float" office:value="1404" calcext:value-type="float">
            <text:p>1404</text:p>
          </table:table-cell>
          <table:table-cell table:number-columns-repeated="1002"/>
        </table:table-row>
        <table:table-row table:style-name="ro1">
          <table:table-cell office:value-type="date" office:date-value="2016-03-07" calcext:value-type="date">
            <text:p>07.03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table:style-name="ce22" table:formula="of:=IF(COUNTIF([.D27:.L27];&quot;+&quot;)&gt;COUNTIF([.D27:.L27];&quot;-&quot;);&quot;+&quot;;&quot;-&quot;)" office:value-type="string" office:string-value="+" calcext:value-type="string">
            <text:p>+</text:p>
          </table:table-cell>
          <table:table-cell table:style-name="ce24" table:formula="of:=COUNTIF([.D27:.L27];IF([.N27]=&quot;+&quot;;&quot;-&quot;;&quot;+&quot;))" office:value-type="float" office:value="2" calcext:value-type="float">
            <text:p>2</text:p>
          </table:table-cell>
          <table:table-cell office:value-type="float" office:value="1" calcext:value-type="float">
            <text:p>+1</text:p>
          </table:table-cell>
          <table:table-cell table:formula="of:=IF([.A27] = [.A26] ; [.Q26] ; [.Q26] + [.P26] + IF ([.A26] = [.A25] ; [.P25]; 0))" office:value-type="float" office:value="1552" calcext:value-type="float">
            <text:p>1552</text:p>
          </table:table-cell>
          <table:table-cell office:value-type="float" office:value="1465" calcext:value-type="float">
            <text:p>1465</text:p>
          </table:table-cell>
          <table:table-cell table:number-columns-repeated="1002"/>
        </table:table-row>
        <table:table-row table:style-name="ro1">
          <table:table-cell office:value-type="date" office:date-value="2016-03-13" calcext:value-type="date">
            <text:p>13.03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5"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 table:style-name="ce22" table:formula="of:=IF(COUNTIF([.D28:.L28];&quot;+&quot;)&gt;COUNTIF([.D28:.L28];&quot;-&quot;);&quot;+&quot;;&quot;-&quot;)" office:value-type="string" office:string-value="-" calcext:value-type="string">
            <text:p>-</text:p>
          </table:table-cell>
          <table:table-cell table:style-name="ce24" table:formula="of:=COUNTIF([.D28:.L28];IF([.N28]=&quot;+&quot;;&quot;-&quot;;&quot;+&quot;))"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table:formula="of:=IF([.A28] = [.A27] ; [.Q27] ; [.Q27] + [.P27] + IF ([.A27] = [.A26] ; [.P26]; 0))" office:value-type="float" office:value="1556" calcext:value-type="float">
            <text:p>1556</text:p>
          </table:table-cell>
          <table:table-cell office:value-type="float" office:value="1574" calcext:value-type="float">
            <text:p>1574</text:p>
          </table:table-cell>
          <table:table-cell table:number-columns-repeated="1002"/>
        </table:table-row>
        <table:table-row table:style-name="ro1">
          <table:table-cell office:value-type="date" office:date-value="2016-04-11" calcext:value-type="date">
            <text:p>11.04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15" office:value-type="float" office:value="3" calcext:value-type="float">
            <text:p>3</text:p>
          </table:table-cell>
          <table:table-cell table:style-name="ce22" table:formula="of:=IF(COUNTIF([.D29:.L29];&quot;+&quot;)&gt;COUNTIF([.D29:.L29];&quot;-&quot;);&quot;+&quot;;&quot;-&quot;)" office:value-type="string" office:string-value="-" calcext:value-type="string">
            <text:p>-</text:p>
          </table:table-cell>
          <table:table-cell table:style-name="ce24" table:formula="of:=COUNTIF([.D29:.L29];IF([.N29]=&quot;+&quot;;&quot;-&quot;;&quot;+&quot;))" office:value-type="float" office:value="2" calcext:value-type="float">
            <text:p>2</text:p>
          </table:table-cell>
          <table:table-cell office:value-type="float" office:value="-11" calcext:value-type="float">
            <text:p>-11</text:p>
          </table:table-cell>
          <table:table-cell table:formula="of:=IF([.A29] = [.A28] ; [.Q28] ; [.Q28] + [.P28] + IF ([.A28] = [.A27] ; [.P27]; 0))" office:value-type="float" office:value="1549" calcext:value-type="float">
            <text:p>1549</text:p>
          </table:table-cell>
          <table:table-cell office:value-type="float" office:value="1502" calcext:value-type="float">
            <text:p>1502</text:p>
          </table:table-cell>
          <table:table-cell table:number-columns-repeated="1002"/>
        </table:table-row>
        <table:table-row table:style-name="ro1">
          <table:table-cell office:value-type="date" office:date-value="2016-04-11" calcext:value-type="date">
            <text:p>11.04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30:.L30];&quot;+&quot;)&gt;COUNTIF([.D30:.L30];&quot;-&quot;);&quot;+&quot;;&quot;-&quot;)" office:value-type="string" office:string-value="+" calcext:value-type="string">
            <text:p>+</text:p>
          </table:table-cell>
          <table:table-cell table:style-name="ce24" table:formula="of:=COUNTIF([.D30:.L30];IF([.N30]=&quot;+&quot;;&quot;-&quot;;&quot;+&quot;))" office:value-type="float" office:value="0" calcext:value-type="float">
            <text:p>0</text:p>
          </table:table-cell>
          <table:table-cell office:value-type="float" office:value="3" calcext:value-type="float">
            <text:p>+3</text:p>
          </table:table-cell>
          <table:table-cell table:formula="of:=IF([.A30] = [.A29] ; [.Q29] ; [.Q29] + [.P29] + IF ([.A29] = [.A28] ; [.P28]; 0))" office:value-type="float" office:value="1549" calcext:value-type="float">
            <text:p>1549</text:p>
          </table:table-cell>
          <table:table-cell office:value-type="float" office:value="1465" calcext:value-type="float">
            <text:p>1465</text:p>
          </table:table-cell>
          <table:table-cell table:number-columns-repeated="1002"/>
        </table:table-row>
        <table:table-row table:style-name="ro1">
          <table:table-cell office:value-type="date" office:date-value="2016-04-15" calcext:value-type="date">
            <text:p>15.04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13" calcext:value-type="float">
            <text:p>13</text:p>
          </table:table-cell>
          <table:table-cell office:value-type="string" calcext:value-type="string">
            <text:p>+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15" office:value-type="float" office:value="7" calcext:value-type="float">
            <text:p>7</text:p>
          </table:table-cell>
          <table:table-cell table:style-name="ce22" table:formula="of:=IF(COUNTIF([.D31:.L31];&quot;+&quot;)&gt;COUNTIF([.D31:.L31];&quot;-&quot;);&quot;+&quot;;&quot;-&quot;)" office:value-type="string" office:string-value="+" calcext:value-type="string">
            <text:p>+</text:p>
          </table:table-cell>
          <table:table-cell table:style-name="ce24" table:formula="of:=COUNTIF([.D31:.L31];IF([.N31]=&quot;+&quot;;&quot;-&quot;;&quot;+&quot;))" office:value-type="float" office:value="2" calcext:value-type="float">
            <text:p>2</text:p>
          </table:table-cell>
          <table:table-cell office:value-type="float" office:value="11" calcext:value-type="float">
            <text:p>+11</text:p>
          </table:table-cell>
          <table:table-cell table:formula="of:=IF([.A31] = [.A30] ; [.Q30] ; [.Q30] + [.P30] + IF ([.A30] = [.A29] ; [.P29]; 0))" office:value-type="float" office:value="1541" calcext:value-type="float">
            <text:p>1541</text:p>
          </table:table-cell>
          <table:table-cell office:value-type="float" office:value="1586" calcext:value-type="float">
            <text:p>1586</text:p>
          </table:table-cell>
          <table:table-cell table:number-columns-repeated="1002"/>
        </table:table-row>
        <table:table-row table:style-name="ro1">
          <table:table-cell office:value-type="date" office:date-value="2016-04-15" calcext:value-type="date">
            <text:p>15.04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/>
          <table:table-cell table:style-name="ce15"/>
          <table:table-cell table:style-name="ce22" table:formula="of:=IF(COUNTIF([.D32:.L32];&quot;+&quot;)&gt;COUNTIF([.D32:.L32];&quot;-&quot;);&quot;+&quot;;&quot;-&quot;)" office:value-type="string" office:string-value="-" calcext:value-type="string">
            <text:p>-</text:p>
          </table:table-cell>
          <table:table-cell table:style-name="ce24" table:formula="of:=COUNTIF([.D32:.L32];IF([.N32]=&quot;+&quot;;&quot;-&quot;;&quot;+&quot;))"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formula="of:=IF([.A32] = [.A31] ; [.Q31] ; [.Q31] + [.P31] + IF ([.A31] = [.A30] ; [.P30]; 0))" office:value-type="float" office:value="1541" calcext:value-type="float">
            <text:p>1541</text:p>
          </table:table-cell>
          <table:table-cell office:value-type="float" office:value="1577" calcext:value-type="float">
            <text:p>1577</text:p>
          </table:table-cell>
          <table:table-cell table:number-columns-repeated="1002"/>
        </table:table-row>
        <table:table-row table:style-name="ro1">
          <table:table-cell office:value-type="date" office:date-value="2016-04-18" calcext:value-type="date">
            <text:p>18.04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/>
          <table:table-cell table:style-name="ce15"/>
          <table:table-cell table:style-name="ce22" table:formula="of:=IF(COUNTIF([.D33:.L33];&quot;+&quot;)&gt;COUNTIF([.D33:.L33];&quot;-&quot;);&quot;+&quot;;&quot;-&quot;)" office:value-type="string" office:string-value="-" calcext:value-type="string">
            <text:p>-</text:p>
          </table:table-cell>
          <table:table-cell table:style-name="ce24" table:formula="of:=COUNTIF([.D33:.L33];IF([.N33]=&quot;+&quot;;&quot;-&quot;;&quot;+&quot;))" office:value-type="float" office:value="1" calcext:value-type="float">
            <text:p>1</text:p>
          </table:table-cell>
          <table:table-cell office:value-type="float" office:value="-13" calcext:value-type="float">
            <text:p>-13</text:p>
          </table:table-cell>
          <table:table-cell table:formula="of:=IF([.A33] = [.A32] ; [.Q32] ; [.Q32] + [.P32] + IF ([.A32] = [.A31] ; [.P31]; 0))" office:value-type="float" office:value="1546" calcext:value-type="float">
            <text:p>1546</text:p>
          </table:table-cell>
          <table:table-cell office:value-type="float" office:value="1455" calcext:value-type="float">
            <text:p>1455</text:p>
          </table:table-cell>
          <table:table-cell table:number-columns-repeated="1002"/>
        </table:table-row>
        <table:table-row table:style-name="ro1">
          <table:table-cell office:value-type="date" office:date-value="2016-04-18" calcext:value-type="date">
            <text:p>18.04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/>
          <table:table-cell table:style-name="ce15"/>
          <table:table-cell table:style-name="ce22" table:formula="of:=IF(COUNTIF([.D34:.L34];&quot;+&quot;)&gt;COUNTIF([.D34:.L34];&quot;-&quot;);&quot;+&quot;;&quot;-&quot;)" office:value-type="string" office:string-value="-" calcext:value-type="string">
            <text:p>-</text:p>
          </table:table-cell>
          <table:table-cell table:style-name="ce24" table:formula="of:=COUNTIF([.D34:.L34];IF([.N34]=&quot;+&quot;;&quot;-&quot;;&quot;+&quot;))"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formula="of:=IF([.A34] = [.A33] ; [.Q33] ; [.Q33] + [.P33] + IF ([.A33] = [.A32] ; [.P32]; 0))" office:value-type="float" office:value="1546" calcext:value-type="float">
            <text:p>1546</text:p>
          </table:table-cell>
          <table:table-cell office:value-type="float" office:value="1517" calcext:value-type="float">
            <text:p>1517</text:p>
          </table:table-cell>
          <table:table-cell table:number-columns-repeated="1002"/>
        </table:table-row>
        <table:table-row table:style-name="ro1">
          <table:table-cell office:value-type="date" office:date-value="2016-04-19" calcext:value-type="date">
            <text:p>19.04.2016</text:p>
          </table:table-cell>
          <table:table-cell table:number-columns-repeated="3"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 table:style-name="ce22"/>
          <table:table-cell table:style-name="ce24"/>
          <table:table-cell/>
          <table:table-cell table:formula="of:=IF([.A35] = [.A34] ; [.Q34] ; [.Q34] + [.P34] + IF ([.A34] = [.A33] ; [.P33]; 0))" office:value-type="float" office:value="1523" calcext:value-type="float">
            <text:p>1523</text:p>
          </table:table-cell>
          <table:table-cell table:number-columns-repeated="1003"/>
        </table:table-row>
        <table:table-row table:style-name="ro1" table:number-rows-repeated="13">
          <table:table-cell table:number-columns-repeated="4"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 table:style-name="ce22"/>
          <table:table-cell table:style-name="ce24"/>
          <table:table-cell table:number-columns-repeated="1005"/>
        </table:table-row>
        <table:table-row table:style-name="ro1" table:number-rows-repeated="52">
          <table:table-cell table:number-columns-repeated="4"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 table:number-columns-repeated="1007"/>
        </table:table-row>
        <table:table-row table:style-name="ro1" table:number-rows-repeated="1048475">
          <table:table-cell table:number-columns-repeated="1020"/>
        </table:table-row>
        <table:table-row table:style-name="ro1">
          <table:table-cell table:number-columns-repeated="1020"/>
        </table:table-row>
        <calcext:conditional-formats>
          <calcext:conditional-format calcext:target-range-address="'2015-2016'.E2:'2015-2016'.E100 '2015-2016'.G2:'2015-2016'.G100 '2015-2016'.I2:'2015-2016'.I100 '2015-2016'.K2:'2015-2016'.K100 '2015-2016'.M2:'2015-2016'.M100">
            <calcext:condition calcext:apply-style-name="Verlaengerung" calcext:value="&gt;=10" calcext:base-cell-address="'2015-2016'.E2"/>
          </calcext:conditional-format>
        </calcext:conditional-formats>
      </table:table>
      <table:table table:name="2016-2017" table:style-name="ta1">
        <table:shapes>
          <draw:frame draw:z-index="0" draw:style-name="gr1" draw:text-style-name="P1" svg:width="154.82mm" svg:height="68.26mm" svg:x="221.19mm" svg:y="10.11mm">
            <draw:object draw:notify-on-update-of-ranges="'2016-2017'.A2:'2016-2017'.A49 '2016-2017'.Q1:'2016-2017'.Q1 '2016-2017'.Q2:'2016-2017'.Q4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6" table:default-cell-style-name="ce23"/>
        <table:table-column table:style-name="co7" table:default-cell-style-name="ce6"/>
        <table:table-column table:style-name="co8" table:default-cell-style-name="ce26"/>
        <table:table-column table:style-name="co9" table:default-cell-style-name="ce6"/>
        <table:table-column table:style-name="co10" table:default-cell-style-name="ce6"/>
        <table:table-column table:style-name="co11" table:number-columns-repeated="1002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3" office:value-type="string" calcext:value-type="string">
            <text:p>H/A</text:p>
          </table:table-cell>
          <table:table-cell table:style-name="ce7" office:value-type="string" calcext:value-type="string">
            <text:p>S1</text:p>
          </table:table-cell>
          <table:table-cell table:style-name="ce3" office:value-type="string" calcext:value-type="string">
            <text:p>S1P</text:p>
          </table:table-cell>
          <table:table-cell table:style-name="ce7" office:value-type="string" calcext:value-type="string">
            <text:p>S2</text:p>
          </table:table-cell>
          <table:table-cell table:style-name="ce3" office:value-type="string" calcext:value-type="string">
            <text:p>S2P</text:p>
          </table:table-cell>
          <table:table-cell table:style-name="ce7" office:value-type="string" calcext:value-type="string">
            <text:p>S3</text:p>
          </table:table-cell>
          <table:table-cell table:style-name="ce3" office:value-type="string" calcext:value-type="string">
            <text:p>S3P</text:p>
          </table:table-cell>
          <table:table-cell table:style-name="ce7" office:value-type="string" calcext:value-type="string">
            <text:p>S4</text:p>
          </table:table-cell>
          <table:table-cell table:style-name="ce3" office:value-type="string" calcext:value-type="string">
            <text:p>S4P</text:p>
          </table:table-cell>
          <table:table-cell table:style-name="ce7" office:value-type="string" calcext:value-type="string">
            <text:p>S5</text:p>
          </table:table-cell>
          <table:table-cell table:style-name="ce3" office:value-type="string" calcext:value-type="string">
            <text:p>S5P</text:p>
          </table:table-cell>
          <table:table-cell table:style-name="ce21" office:value-type="string" calcext:value-type="string">
            <text:p>Sets</text:p>
          </table:table-cell>
          <table:table-cell table:style-name="ce3" office:value-type="string" calcext:value-type="string">
            <text:p>SetsP</text:p>
          </table:table-cell>
          <table:table-cell table:style-name="ce25" office:value-type="string" calcext:value-type="string">
            <text:p>LPZ-Diff</text:p>
          </table:table-cell>
          <table:table-cell table:style-name="ce3" office:value-type="string" calcext:value-type="string">
            <text:p>Live-PZ</text:p>
          </table:table-cell>
          <table:table-cell table:style-name="ce3" office:value-type="string" calcext:value-type="string">
            <text:p>Live-PZ-O</text:p>
          </table:table-cell>
          <table:table-cell table:style-name="Heading" table:number-columns-repeated="1002"/>
        </table:table-row>
        <table:table-row table:style-name="ro1">
          <table:table-cell office:value-type="date" office:date-value="2016-09-12" calcext:value-type="date">
            <text:p>12.09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3"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table:style-name="ce22" table:formula="of:=IF(COUNTIF([.D2:.L2];&quot;+&quot;)&gt;COUNTIF([.D2:.L2];&quot;-&quot;);&quot;+&quot;;&quot;-&quot;)" office:value-type="string" office:string-value="-" calcext:value-type="string">
            <text:p>-</text:p>
          </table:table-cell>
          <table:table-cell table:style-name="ce24" table:formula="of:=COUNTIF([.D2:.L2];IF([.N2]=&quot;+&quot;;&quot;-&quot;;&quot;+&quot;))"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1523" calcext:value-type="float">
            <text:p>1523</text:p>
          </table:table-cell>
          <table:table-cell table:number-columns-repeated="1002"/>
        </table:table-row>
        <table:table-row table:style-name="ro1">
          <table:table-cell office:value-type="date" office:date-value="2016-09-12" calcext:value-type="date">
            <text:p>12.09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5" calcext:value-type="float">
            <text:p>5</text:p>
          </table:table-cell>
          <table:table-cell table:style-name="ce22" table:formula="of:=IF(COUNTIF([.D3:.L3];&quot;+&quot;)&gt;COUNTIF([.D3:.L3];&quot;-&quot;);&quot;+&quot;;&quot;-&quot;)" office:value-type="string" office:string-value="-" calcext:value-type="string">
            <text:p>-</text:p>
          </table:table-cell>
          <table:table-cell table:style-name="ce24" table:formula="of:=COUNTIF([.D3:.L3];IF([.N3]=&quot;+&quot;;&quot;-&quot;;&quot;+&quot;))"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  <table:table-cell table:formula="of:=IF([.A3] = [.A2] ; [.Q2] ; [.Q2] + [.P2] + IF ([.A2] = [.A1] ; [.P1]; 0))" office:value-type="float" office:value="1523" calcext:value-type="float">
            <text:p>1523</text:p>
          </table:table-cell>
          <table:table-cell office:value-type="float" office:value="1594" calcext:value-type="float">
            <text:p>1594</text:p>
          </table:table-cell>
          <table:table-cell table:number-columns-repeated="1002"/>
        </table:table-row>
        <table:table-row table:style-name="ro1">
          <table:table-cell office:value-type="date" office:date-value="2016-09-23" calcext:value-type="date">
            <text:p>23.09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10" calcext:value-type="float">
            <text:p>10</text:p>
          </table:table-cell>
          <table:table-cell table:style-name="ce22" table:formula="of:=IF(COUNTIF([.D4:.L4];&quot;+&quot;)&gt;COUNTIF([.D4:.L4];&quot;-&quot;);&quot;+&quot;;&quot;-&quot;)" office:value-type="string" office:string-value="+" calcext:value-type="string">
            <text:p>+</text:p>
          </table:table-cell>
          <table:table-cell table:style-name="ce24" table:formula="of:=COUNTIF([.D4:.L4];IF([.N4]=&quot;+&quot;;&quot;-&quot;;&quot;+&quot;))" office:value-type="float" office:value="2" calcext:value-type="float">
            <text:p>2</text:p>
          </table:table-cell>
          <table:table-cell office:value-type="float" office:value="14" calcext:value-type="float">
            <text:p>+14</text:p>
          </table:table-cell>
          <table:table-cell table:formula="of:=IF([.A4] = [.A3] ; [.Q3] ; [.Q3] + [.P3] + IF ([.A3] = [.A2] ; [.P2]; 0))" office:value-type="float" office:value="1511" calcext:value-type="float">
            <text:p>1511</text:p>
          </table:table-cell>
          <table:table-cell office:value-type="float" office:value="1627" calcext:value-type="float">
            <text:p>1627</text:p>
          </table:table-cell>
          <table:table-cell table:number-columns-repeated="1002"/>
        </table:table-row>
        <table:table-row table:style-name="ro1">
          <table:table-cell office:value-type="date" office:date-value="2016-09-23" calcext:value-type="date">
            <text:p>23.09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3" office:value-type="float" office:value="4" calcext:value-type="float">
            <text:p>4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5:.L5];&quot;+&quot;)&gt;COUNTIF([.D5:.L5];&quot;-&quot;);&quot;+&quot;;&quot;-&quot;)" office:value-type="string" office:string-value="-" calcext:value-type="string">
            <text:p>-</text:p>
          </table:table-cell>
          <table:table-cell table:style-name="ce24" table:formula="of:=COUNTIF([.D5:.L5];IF([.N5]=&quot;+&quot;;&quot;-&quot;;&quot;+&quot;))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formula="of:=IF([.A5] = [.A4] ; [.Q4] ; [.Q4] + [.P4] + IF ([.A4] = [.A3] ; [.P3]; 0))" office:value-type="float" office:value="1511" calcext:value-type="float">
            <text:p>1511</text:p>
          </table:table-cell>
          <table:table-cell office:value-type="float" office:value="1723" calcext:value-type="float">
            <text:p>1723</text:p>
          </table:table-cell>
          <table:table-cell table:number-columns-repeated="1002"/>
        </table:table-row>
        <table:table-row table:style-name="ro1">
          <table:table-cell office:value-type="date" office:date-value="2016-09-26" calcext:value-type="date">
            <text:p>26.09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53" office:value-type="float" office:value="10" calcext:value-type="float">
            <text:p>10</text:p>
          </table:table-cell>
          <table:table-cell/>
          <table:table-cell table:style-name="ce53"/>
          <table:table-cell table:style-name="ce22" table:formula="of:=IF(COUNTIF([.D6:.L6];&quot;+&quot;)&gt;COUNTIF([.D6:.L6];&quot;-&quot;);&quot;+&quot;;&quot;-&quot;)" office:value-type="string" office:string-value="-" calcext:value-type="string">
            <text:p>-</text:p>
          </table:table-cell>
          <table:table-cell table:style-name="ce24" table:formula="of:=COUNTIF([.D6:.L6];IF([.N6]=&quot;+&quot;;&quot;-&quot;;&quot;+&quot;))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formula="of:=IF([.A6] = [.A5] ; [.Q5] ; [.Q5] + [.P5] + IF ([.A5] = [.A4] ; [.P4]; 0))" office:value-type="float" office:value="1524" calcext:value-type="float">
            <text:p>1524</text:p>
          </table:table-cell>
          <table:table-cell office:value-type="float" office:value="1579" calcext:value-type="float">
            <text:p>1579</text:p>
          </table:table-cell>
          <table:table-cell table:number-columns-repeated="1002"/>
        </table:table-row>
        <table:table-row table:style-name="ro1">
          <table:table-cell office:value-type="date" office:date-value="2016-09-26" calcext:value-type="date">
            <text:p>26.09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3"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style-name="ce53" office:value-type="float" office:value="5" calcext:value-type="float">
            <text:p>5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7:.L7];&quot;+&quot;)&gt;COUNTIF([.D7:.L7];&quot;-&quot;);&quot;+&quot;;&quot;-&quot;)" office:value-type="string" office:string-value="+" calcext:value-type="string">
            <text:p>+</text:p>
          </table:table-cell>
          <table:table-cell table:style-name="ce24" table:formula="of:=COUNTIF([.D7:.L7];IF([.N7]=&quot;+&quot;;&quot;-&quot;;&quot;+&quot;))" office:value-type="float" office:value="0" calcext:value-type="float">
            <text:p>0</text:p>
          </table:table-cell>
          <table:table-cell office:value-type="float" office:value="12" calcext:value-type="float">
            <text:p>+12</text:p>
          </table:table-cell>
          <table:table-cell table:formula="of:=IF([.A7] = [.A6] ; [.Q6] ; [.Q6] + [.P6] + IF ([.A6] = [.A5] ; [.P5]; 0))" office:value-type="float" office:value="1524" calcext:value-type="float">
            <text:p>1524</text:p>
          </table:table-cell>
          <table:table-cell office:value-type="float" office:value="1596" calcext:value-type="float">
            <text:p>1596</text:p>
          </table:table-cell>
          <table:table-cell table:number-columns-repeated="1002"/>
        </table:table-row>
        <table:table-row table:style-name="ro1">
          <table:table-cell office:value-type="date" office:date-value="2016-09-29" calcext:value-type="date">
            <text:p>29.09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/>
          <table:table-cell table:style-name="ce53"/>
          <table:table-cell table:style-name="ce22" table:formula="of:=IF(COUNTIF([.D8:.L8];&quot;+&quot;)&gt;COUNTIF([.D8:.L8];&quot;-&quot;);&quot;+&quot;;&quot;-&quot;)" office:value-type="string" office:string-value="+" calcext:value-type="string">
            <text:p>+</text:p>
          </table:table-cell>
          <table:table-cell table:style-name="ce24" table:formula="of:=COUNTIF([.D8:.L8];IF([.N8]=&quot;+&quot;;&quot;-&quot;;&quot;+&quot;))" office:value-type="float" office:value="1" calcext:value-type="float">
            <text:p>1</text:p>
          </table:table-cell>
          <table:table-cell office:value-type="float" office:value="12" calcext:value-type="float">
            <text:p>+12</text:p>
          </table:table-cell>
          <table:table-cell table:formula="of:=IF([.A8] = [.A7] ; [.Q7] ; [.Q7] + [.P7] + IF ([.A7] = [.A6] ; [.P6]; 0))" office:value-type="float" office:value="1531" calcext:value-type="float">
            <text:p>1531</text:p>
          </table:table-cell>
          <table:table-cell office:value-type="float" office:value="1609" calcext:value-type="float">
            <text:p>1609</text:p>
          </table:table-cell>
          <table:table-cell table:number-columns-repeated="1002"/>
        </table:table-row>
        <table:table-row table:style-name="ro1">
          <table:table-cell office:value-type="date" office:date-value="2016-09-29" calcext:value-type="date">
            <text:p>29.09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9:.L9];&quot;+&quot;)&gt;COUNTIF([.D9:.L9];&quot;-&quot;);&quot;+&quot;;&quot;-&quot;)" office:value-type="string" office:string-value="-" calcext:value-type="string">
            <text:p>-</text:p>
          </table:table-cell>
          <table:table-cell table:style-name="ce24" table:formula="of:=COUNTIF([.D9:.L9];IF([.N9]=&quot;+&quot;;&quot;-&quot;;&quot;+&quot;))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IF([.A9] = [.A8] ; [.Q8] ; [.Q8] + [.P8] + IF ([.A8] = [.A7] ; [.P7]; 0))" office:value-type="float" office:value="1531" calcext:value-type="float">
            <text:p>1531</text:p>
          </table:table-cell>
          <table:table-cell office:value-type="float" office:value="1674" calcext:value-type="float">
            <text:p>1674</text:p>
          </table:table-cell>
          <table:table-cell table:number-columns-repeated="1002"/>
        </table:table-row>
        <table:table-row table:style-name="ro1">
          <table:table-cell office:value-type="date" office:date-value="2016-11-01" calcext:value-type="date">
            <text:p>01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style-name="ce53" office:value-type="float" office:value="10" calcext:value-type="float">
            <text:p>10</text:p>
          </table:table-cell>
          <table:table-cell/>
          <table:table-cell table:style-name="ce53"/>
          <table:table-cell table:style-name="ce22" table:formula="of:=IF(COUNTIF([.D10:.L10];&quot;+&quot;)&gt;COUNTIF([.D10:.L10];&quot;-&quot;);&quot;+&quot;;&quot;-&quot;)" office:value-type="string" office:string-value="-" calcext:value-type="string">
            <text:p>-</text:p>
          </table:table-cell>
          <table:table-cell table:style-name="ce24" table:formula="of:=COUNTIF([.D10:.L10];IF([.N10]=&quot;+&quot;;&quot;-&quot;;&quot;+&quot;))"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table:formula="of:=IF([.A10] = [.A9] ; [.Q9] ; [.Q9] + [.P9] + IF ([.A9] = [.A8] ; [.P8]; 0))" office:value-type="float" office:value="1541" calcext:value-type="float">
            <text:p>1541</text:p>
          </table:table-cell>
          <table:table-cell office:value-type="float" office:value="1549" calcext:value-type="float">
            <text:p>1549</text:p>
          </table:table-cell>
          <table:table-cell table:number-columns-repeated="1002"/>
        </table:table-row>
        <table:table-row table:style-name="ro1">
          <table:table-cell office:value-type="date" office:date-value="2016-11-01" calcext:value-type="date">
            <text:p>01.11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3"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2" calcext:value-type="float">
            <text:p>2</text:p>
          </table:table-cell>
          <table:table-cell table:style-name="ce22" table:formula="of:=IF(COUNTIF([.D11:.L11];&quot;+&quot;)&gt;COUNTIF([.D11:.L11];&quot;-&quot;);&quot;+&quot;;&quot;-&quot;)" office:value-type="string" office:string-value="+" calcext:value-type="string">
            <text:p>+</text:p>
          </table:table-cell>
          <table:table-cell table:style-name="ce24" table:formula="of:=COUNTIF([.D11:.L11];IF([.N11]=&quot;+&quot;;&quot;-&quot;;&quot;+&quot;))" office:value-type="float" office:value="2" calcext:value-type="float">
            <text:p>2</text:p>
          </table:table-cell>
          <table:table-cell office:value-type="float" office:value="12" calcext:value-type="float">
            <text:p>+12</text:p>
          </table:table-cell>
          <table:table-cell table:formula="of:=IF([.A11] = [.A10] ; [.Q10] ; [.Q10] + [.P10] + IF ([.A10] = [.A9] ; [.P9]; 0))" office:value-type="float" office:value="1541" calcext:value-type="float">
            <text:p>1541</text:p>
          </table:table-cell>
          <table:table-cell office:value-type="float" office:value="1613" calcext:value-type="float">
            <text:p>1613</text:p>
          </table:table-cell>
          <table:table-cell table:number-columns-repeated="1002"/>
        </table:table-row>
        <table:table-row table:style-name="ro1">
          <table:table-cell office:value-type="date" office:date-value="2016-11-04" calcext:value-type="date">
            <text:p>04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3" office:value-type="float" office:value="5" calcext:value-type="float">
            <text:p>5</text:p>
          </table:table-cell>
          <table:table-cell/>
          <table:table-cell table:style-name="ce53"/>
          <table:table-cell table:style-name="ce22" table:formula="of:=IF(COUNTIF([.D12:.L12];&quot;+&quot;)&gt;COUNTIF([.D12:.L12];&quot;-&quot;);&quot;+&quot;;&quot;-&quot;)" office:value-type="string" office:string-value="+" calcext:value-type="string">
            <text:p>+</text:p>
          </table:table-cell>
          <table:table-cell table:style-name="ce24" table:formula="of:=COUNTIF([.D12:.L12];IF([.N12]=&quot;+&quot;;&quot;-&quot;;&quot;+&quot;))" office:value-type="float" office:value="1" calcext:value-type="float">
            <text:p>1</text:p>
          </table:table-cell>
          <table:table-cell office:value-type="float" office:value="5" calcext:value-type="float">
            <text:p>+5</text:p>
          </table:table-cell>
          <table:table-cell table:formula="of:=IF([.A12] = [.A11] ; [.Q11] ; [.Q11] + [.P11] + IF ([.A11] = [.A10] ; [.P10]; 0))" office:value-type="float" office:value="1545" calcext:value-type="float">
            <text:p>1545</text:p>
          </table:table-cell>
          <table:table-cell office:value-type="float" office:value="1502" calcext:value-type="float">
            <text:p>1502</text:p>
          </table:table-cell>
          <table:table-cell table:number-columns-repeated="1002"/>
        </table:table-row>
        <table:table-row table:style-name="ro1">
          <table:table-cell office:value-type="date" office:date-value="2016-11-04" calcext:value-type="date">
            <text:p>04.11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3" office:value-type="float" office:value="19" calcext:value-type="float">
            <text:p>19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table:style-name="ce22" table:formula="of:=IF(COUNTIF([.D13:.L13];&quot;+&quot;)&gt;COUNTIF([.D13:.L13];&quot;-&quot;);&quot;+&quot;;&quot;-&quot;)" office:value-type="string" office:string-value="+" calcext:value-type="string">
            <text:p>+</text:p>
          </table:table-cell>
          <table:table-cell table:style-name="ce24" table:formula="of:=COUNTIF([.D13:.L13];IF([.N13]=&quot;+&quot;;&quot;-&quot;;&quot;+&quot;))" office:value-type="float" office:value="2" calcext:value-type="float">
            <text:p>2</text:p>
          </table:table-cell>
          <table:table-cell office:value-type="float" office:value="8" calcext:value-type="float">
            <text:p>+8</text:p>
          </table:table-cell>
          <table:table-cell table:formula="of:=IF([.A13] = [.A12] ; [.Q12] ; [.Q12] + [.P12] + IF ([.A12] = [.A11] ; [.P11]; 0))" office:value-type="float" office:value="1545" calcext:value-type="float">
            <text:p>1545</text:p>
          </table:table-cell>
          <table:table-cell office:value-type="float" office:value="1543" calcext:value-type="float">
            <text:p>1543</text:p>
          </table:table-cell>
          <table:table-cell table:number-columns-repeated="1002"/>
        </table:table-row>
        <table:table-row table:style-name="ro1">
          <table:table-cell office:value-type="date" office:date-value="2016-11-16" calcext:value-type="date">
            <text:p>16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/>
          <table:table-cell table:style-name="ce53"/>
          <table:table-cell table:style-name="ce22" table:formula="of:=IF(COUNTIF([.D14:.L14];&quot;+&quot;)&gt;COUNTIF([.D14:.L14];&quot;-&quot;);&quot;+&quot;;&quot;-&quot;)" office:value-type="string" office:string-value="-" calcext:value-type="string">
            <text:p>-</text:p>
          </table:table-cell>
          <table:table-cell table:style-name="ce24" table:formula="of:=COUNTIF([.D14:.L14];IF([.N14]=&quot;+&quot;;&quot;-&quot;;&quot;+&quot;))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formula="of:=IF([.A14] = [.A13] ; [.Q13] ; [.Q13] + [.P13] + IF ([.A13] = [.A12] ; [.P12]; 0))" office:value-type="float" office:value="1558" calcext:value-type="float">
            <text:p>1558</text:p>
          </table:table-cell>
          <table:table-cell office:value-type="float" office:value="1615" calcext:value-type="float">
            <text:p>1615</text:p>
          </table:table-cell>
          <table:table-cell table:number-columns-repeated="1002"/>
        </table:table-row>
        <table:table-row table:style-name="ro1">
          <table:table-cell office:value-type="date" office:date-value="2016-11-16" calcext:value-type="date">
            <text:p>16.11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/>
          <table:table-cell table:style-name="ce53"/>
          <table:table-cell table:style-name="ce22" table:formula="of:=IF(COUNTIF([.D15:.L15];&quot;+&quot;)&gt;COUNTIF([.D15:.L15];&quot;-&quot;);&quot;+&quot;;&quot;-&quot;)" office:value-type="string" office:string-value="+" calcext:value-type="string">
            <text:p>+</text:p>
          </table:table-cell>
          <table:table-cell table:style-name="ce24" table:formula="of:=COUNTIF([.D15:.L15];IF([.N15]=&quot;+&quot;;&quot;-&quot;;&quot;+&quot;))" office:value-type="float" office:value="1" calcext:value-type="float">
            <text:p>1</text:p>
          </table:table-cell>
          <table:table-cell office:value-type="float" office:value="7" calcext:value-type="float">
            <text:p>+7</text:p>
          </table:table-cell>
          <table:table-cell table:formula="of:=IF([.A15] = [.A14] ; [.Q14] ; [.Q14] + [.P14] + IF ([.A14] = [.A13] ; [.P13]; 0))" office:value-type="float" office:value="1558" calcext:value-type="float">
            <text:p>1558</text:p>
          </table:table-cell>
          <table:table-cell office:value-type="float" office:value="1545" calcext:value-type="float">
            <text:p>1545</text:p>
          </table:table-cell>
          <table:table-cell table:number-columns-repeated="1002"/>
        </table:table-row>
        <table:table-row table:style-name="ro1">
          <table:table-cell office:value-type="date" office:date-value="2016-11-17" calcext:value-type="date">
            <text:p>17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3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3"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table:style-name="ce53" office:value-type="float" office:value="7" calcext:value-type="float">
            <text:p>7</text:p>
          </table:table-cell>
          <table:table-cell table:style-name="ce22" table:formula="of:=IF(COUNTIF([.D16:.L16];&quot;+&quot;)&gt;COUNTIF([.D16:.L16];&quot;-&quot;);&quot;+&quot;;&quot;-&quot;)" office:value-type="string" office:string-value="-" calcext:value-type="string">
            <text:p>-</text:p>
          </table:table-cell>
          <table:table-cell table:style-name="ce24" table:formula="of:=COUNTIF([.D16:.L16];IF([.N16]=&quot;+&quot;;&quot;-&quot;;&quot;+&quot;))"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table:formula="of:=IF([.A16] = [.A15] ; [.Q15] ; [.Q15] + [.P15] + IF ([.A15] = [.A14] ; [.P14]; 0))" office:value-type="float" office:value="1560" calcext:value-type="float">
            <text:p>1560</text:p>
          </table:table-cell>
          <table:table-cell office:value-type="float" office:value="1561" calcext:value-type="float">
            <text:p>1561</text:p>
          </table:table-cell>
          <table:table-cell table:number-columns-repeated="1002"/>
        </table:table-row>
        <table:table-row table:style-name="ro1">
          <table:table-cell office:value-type="date" office:date-value="2016-11-17" calcext:value-type="date">
            <text:p>17.11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style-name="ce53" office:value-type="float" office:value="14" calcext:value-type="float">
            <text:p>14</text:p>
          </table:table-cell>
          <table:table-cell table:style-name="ce22" table:formula="of:=IF(COUNTIF([.D17:.L17];&quot;+&quot;)&gt;COUNTIF([.D17:.L17];&quot;-&quot;);&quot;+&quot;;&quot;-&quot;)" office:value-type="string" office:string-value="-" calcext:value-type="string">
            <text:p>-</text:p>
          </table:table-cell>
          <table:table-cell table:style-name="ce24" table:formula="of:=COUNTIF([.D17:.L17];IF([.N17]=&quot;+&quot;;&quot;-&quot;;&quot;+&quot;))"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formula="of:=IF([.A17] = [.A16] ; [.Q16] ; [.Q16] + [.P16] + IF ([.A16] = [.A15] ; [.P15]; 0))" office:value-type="float" office:value="1560" calcext:value-type="float">
            <text:p>1560</text:p>
          </table:table-cell>
          <table:table-cell office:value-type="float" office:value="1677" calcext:value-type="float">
            <text:p>1677</text:p>
          </table:table-cell>
          <table:table-cell table:number-columns-repeated="1002"/>
        </table:table-row>
        <table:table-row table:style-name="ro1">
          <table:table-cell office:value-type="date" office:date-value="2016-11-21" calcext:value-type="date">
            <text:p>21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53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/>
          <table:table-cell table:style-name="ce53"/>
          <table:table-cell table:style-name="ce22" table:formula="of:=IF(COUNTIF([.D18:.L18];&quot;+&quot;)&gt;COUNTIF([.D18:.L18];&quot;-&quot;);&quot;+&quot;;&quot;-&quot;)" office:value-type="string" office:string-value="-" calcext:value-type="string">
            <text:p>-</text:p>
          </table:table-cell>
          <table:table-cell table:style-name="ce24" table:formula="of:=COUNTIF([.D18:.L18];IF([.N18]=&quot;+&quot;;&quot;-&quot;;&quot;+&quot;))"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formula="of:=IF([.A18] = [.A17] ; [.Q17] ; [.Q17] + [.P17] + IF ([.A17] = [.A16] ; [.P16]; 0))" office:value-type="float" office:value="1550" calcext:value-type="float">
            <text:p>1550</text:p>
          </table:table-cell>
          <table:table-cell office:value-type="float" office:value="1674" calcext:value-type="float">
            <text:p>1674</text:p>
          </table:table-cell>
          <table:table-cell table:number-columns-repeated="1002"/>
        </table:table-row>
        <table:table-row table:style-name="ro1">
          <table:table-cell office:value-type="date" office:date-value="2016-12-04" calcext:value-type="date">
            <text:p>04.1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3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53" office:value-type="float" office:value="7" calcext:value-type="float">
            <text:p>7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19:.L19];&quot;+&quot;)&gt;COUNTIF([.D19:.L19];&quot;-&quot;);&quot;+&quot;;&quot;-&quot;)" office:value-type="string" office:string-value="-" calcext:value-type="string">
            <text:p>-</text:p>
          </table:table-cell>
          <table:table-cell table:style-name="ce24" table:formula="of:=COUNTIF([.D19:.L19];IF([.N19]=&quot;+&quot;;&quot;-&quot;;&quot;+&quot;))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formula="of:=IF([.A19] = [.A18] ; [.Q18] ; [.Q18] + [.P18] + IF ([.A18] = [.A17] ; [.P17]; 0))" office:value-type="float" office:value="1548" calcext:value-type="float">
            <text:p>1548</text:p>
          </table:table-cell>
          <table:table-cell office:value-type="float" office:value="1606" calcext:value-type="float">
            <text:p>1606</text:p>
          </table:table-cell>
          <table:table-cell table:number-columns-repeated="1002"/>
        </table:table-row>
        <table:table-row table:style-name="ro1">
          <table:table-cell office:value-type="date" office:date-value="2016-12-04" calcext:value-type="date">
            <text:p>04.12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3"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5" calcext:value-type="float">
            <text:p>5</text:p>
          </table:table-cell>
          <table:table-cell/>
          <table:table-cell table:style-name="ce53"/>
          <table:table-cell table:style-name="ce22" table:formula="of:=IF(COUNTIF([.D20:.L20];&quot;+&quot;)&gt;COUNTIF([.D20:.L20];&quot;-&quot;);&quot;+&quot;;&quot;-&quot;)" office:value-type="string" office:string-value="-" calcext:value-type="string">
            <text:p>-</text:p>
          </table:table-cell>
          <table:table-cell table:style-name="ce24" table:formula="of:=COUNTIF([.D20:.L20];IF([.N20]=&quot;+&quot;;&quot;-&quot;;&quot;+&quot;))"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formula="of:=IF([.A20] = [.A19] ; [.Q19] ; [.Q19] + [.P19] + IF ([.A19] = [.A18] ; [.P18]; 0))" office:value-type="float" office:value="1548" calcext:value-type="float">
            <text:p>1548</text:p>
          </table:table-cell>
          <table:table-cell office:value-type="float" office:value="1688" calcext:value-type="float">
            <text:p>1688</text:p>
          </table:table-cell>
          <table:table-cell table:number-columns-repeated="1002"/>
        </table:table-row>
        <table:table-row table:style-name="ro1">
          <table:table-cell office:value-type="date" office:date-value="2016-12-05" calcext:value-type="date">
            <text:p>05.1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table:style-name="ce22" table:formula="of:=IF(COUNTIF([.D21:.L21];&quot;+&quot;)&gt;COUNTIF([.D21:.L21];&quot;-&quot;);&quot;+&quot;;&quot;-&quot;)" office:value-type="string" office:string-value="-" calcext:value-type="string">
            <text:p>-</text:p>
          </table:table-cell>
          <table:table-cell table:style-name="ce24" table:formula="of:=COUNTIF([.D21:.L21];IF([.N21]=&quot;+&quot;;&quot;-&quot;;&quot;+&quot;))"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table:formula="of:=IF([.A21] = [.A20] ; [.Q20] ; [.Q20] + [.P20] + IF ([.A20] = [.A19] ; [.P19]; 0))" office:value-type="float" office:value="1541" calcext:value-type="float">
            <text:p>1541</text:p>
          </table:table-cell>
          <table:table-cell office:value-type="float" office:value="1564" calcext:value-type="float">
            <text:p>1564</text:p>
          </table:table-cell>
          <table:table-cell table:number-columns-repeated="1002"/>
        </table:table-row>
        <table:table-row table:style-name="ro1">
          <table:table-cell office:value-type="date" office:date-value="2016-12-05" calcext:value-type="date">
            <text:p>05.12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3" office:value-type="float" office:value="12" calcext:value-type="float">
            <text:p>12</text:p>
          </table:table-cell>
          <table:table-cell table:style-name="ce22" table:formula="of:=IF(COUNTIF([.D22:.L22];&quot;+&quot;)&gt;COUNTIF([.D22:.L22];&quot;-&quot;);&quot;+&quot;;&quot;-&quot;)" office:value-type="string" office:string-value="+" calcext:value-type="string">
            <text:p>+</text:p>
          </table:table-cell>
          <table:table-cell table:style-name="ce24" table:formula="of:=COUNTIF([.D22:.L22];IF([.N22]=&quot;+&quot;;&quot;-&quot;;&quot;+&quot;))" office:value-type="float" office:value="2" calcext:value-type="float">
            <text:p>2</text:p>
          </table:table-cell>
          <table:table-cell office:value-type="float" office:value="13" calcext:value-type="float">
            <text:p>+13</text:p>
          </table:table-cell>
          <table:table-cell table:formula="of:=IF([.A22] = [.A21] ; [.Q21] ; [.Q21] + [.P21] + IF ([.A21] = [.A20] ; [.P20]; 0))" office:value-type="float" office:value="1541" calcext:value-type="float">
            <text:p>1541</text:p>
          </table:table-cell>
          <table:table-cell office:value-type="float" office:value="1626" calcext:value-type="float">
            <text:p>1626</text:p>
          </table:table-cell>
          <table:table-cell table:number-columns-repeated="1002"/>
        </table:table-row>
        <table:table-row table:style-name="ro1">
          <table:table-cell office:value-type="date" office:date-value="2016-12-08" calcext:value-type="date">
            <text:p>08.1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3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15" calcext:value-type="float">
            <text:p>15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23:.L23];&quot;+&quot;)&gt;COUNTIF([.D23:.L23];&quot;-&quot;);&quot;+&quot;;&quot;-&quot;)" office:value-type="string" office:string-value="+" calcext:value-type="string">
            <text:p>+</text:p>
          </table:table-cell>
          <table:table-cell table:style-name="ce24" table:formula="of:=COUNTIF([.D23:.L23];IF([.N23]=&quot;+&quot;;&quot;-&quot;;&quot;+&quot;))" office:value-type="float" office:value="0" calcext:value-type="float">
            <text:p>0</text:p>
          </table:table-cell>
          <table:table-cell office:value-type="float" office:value="12" calcext:value-type="float">
            <text:p>+12</text:p>
          </table:table-cell>
          <table:table-cell table:formula="of:=IF([.A23] = [.A22] ; [.Q22] ; [.Q22] + [.P22] + IF ([.A22] = [.A21] ; [.P21]; 0))" office:value-type="float" office:value="1547" calcext:value-type="float">
            <text:p>1547</text:p>
          </table:table-cell>
          <table:table-cell office:value-type="float" office:value="1625" calcext:value-type="float">
            <text:p>1625</text:p>
          </table:table-cell>
          <table:table-cell table:number-columns-repeated="1002"/>
        </table:table-row>
        <table:table-row table:style-name="ro1">
          <table:table-cell office:value-type="date" office:date-value="2016-12-08" calcext:value-type="date">
            <text:p>08.12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3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10" calcext:value-type="float">
            <text:p>10</text:p>
          </table:table-cell>
          <table:table-cell/>
          <table:table-cell table:style-name="ce53"/>
          <table:table-cell table:style-name="ce22" table:formula="of:=IF(COUNTIF([.D24:.L24];&quot;+&quot;)&gt;COUNTIF([.D24:.L24];&quot;-&quot;);&quot;+&quot;;&quot;-&quot;)" office:value-type="string" office:string-value="+" calcext:value-type="string">
            <text:p>+</text:p>
          </table:table-cell>
          <table:table-cell table:style-name="ce24" table:formula="of:=COUNTIF([.D24:.L24];IF([.N24]=&quot;+&quot;;&quot;-&quot;;&quot;+&quot;))" office:value-type="float" office:value="1" calcext:value-type="float">
            <text:p>1</text:p>
          </table:table-cell>
          <table:table-cell office:value-type="float" office:value="7" calcext:value-type="float">
            <text:p>+7</text:p>
          </table:table-cell>
          <table:table-cell table:formula="of:=IF([.A24] = [.A23] ; [.Q23] ; [.Q23] + [.P23] + IF ([.A23] = [.A22] ; [.P22]; 0))" office:value-type="float" office:value="1547" calcext:value-type="float">
            <text:p>1547</text:p>
          </table:table-cell>
          <table:table-cell office:value-type="float" office:value="1528" calcext:value-type="float">
            <text:p>1528</text:p>
          </table:table-cell>
          <table:table-cell table:number-columns-repeated="1002"/>
        </table:table-row>
        <table:table-row table:style-name="ro1">
          <table:table-cell office:value-type="date" office:date-value="2017-01-24" calcext:value-type="date">
            <text:p>24.01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3" office:value-type="float" office:value="7" calcext:value-type="float">
            <text:p>7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25:.L25];&quot;+&quot;)&gt;COUNTIF([.D25:.L25];&quot;-&quot;);&quot;+&quot;;&quot;-&quot;)" office:value-type="string" office:string-value="-" calcext:value-type="string">
            <text:p>-</text:p>
          </table:table-cell>
          <table:table-cell table:style-name="ce24" table:formula="of:=COUNTIF([.D25:.L25];IF([.N25]=&quot;+&quot;;&quot;-&quot;;&quot;+&quot;))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table:formula="of:=IF([.A25] = [.A24] ; [.Q24] ; [.Q24] + [.P24] + IF ([.A24] = [.A23] ; [.P23]; 0))" office:value-type="float" office:value="1566" calcext:value-type="float">
            <text:p>1566</text:p>
          </table:table-cell>
          <table:table-cell office:value-type="float" office:value="1559" calcext:value-type="float">
            <text:p>1559</text:p>
          </table:table-cell>
          <table:table-cell table:number-columns-repeated="1002"/>
        </table:table-row>
        <table:table-row table:style-name="ro1">
          <table:table-cell office:value-type="date" office:date-value="2017-02-06" calcext:value-type="date">
            <text:p>06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table:style-name="ce22" table:formula="of:=IF(COUNTIF([.D26:.L26];&quot;+&quot;)&gt;COUNTIF([.D26:.L26];&quot;-&quot;);&quot;+&quot;;&quot;-&quot;)" office:value-type="string" office:string-value="+" calcext:value-type="string">
            <text:p>+</text:p>
          </table:table-cell>
          <table:table-cell table:style-name="ce24" table:formula="of:=COUNTIF([.D26:.L26];IF([.N26]=&quot;+&quot;;&quot;-&quot;;&quot;+&quot;))" office:value-type="float" office:value="2" calcext:value-type="float">
            <text:p>2</text:p>
          </table:table-cell>
          <table:table-cell office:value-type="float" office:value="9" calcext:value-type="float">
            <text:p>+9</text:p>
          </table:table-cell>
          <table:table-cell table:formula="of:=IF([.A26] = [.A25] ; [.Q25] ; [.Q25] + [.P25] + IF ([.A25] = [.A24] ; [.P24]; 0))" office:value-type="float" office:value="1558" calcext:value-type="float">
            <text:p>1558</text:p>
          </table:table-cell>
          <table:table-cell office:value-type="float" office:value="1575" calcext:value-type="float">
            <text:p>1575</text:p>
          </table:table-cell>
          <table:table-cell table:number-columns-repeated="1002"/>
        </table:table-row>
        <table:table-row table:style-name="ro1">
          <table:table-cell office:value-type="date" office:date-value="2017-02-06" calcext:value-type="date">
            <text:p>06.02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/>
          <table:table-cell table:style-name="ce53"/>
          <table:table-cell table:style-name="ce22" table:formula="of:=IF(COUNTIF([.D27:.L27];&quot;+&quot;)&gt;COUNTIF([.D27:.L27];&quot;-&quot;);&quot;+&quot;;&quot;-&quot;)" office:value-type="string" office:string-value="+" calcext:value-type="string">
            <text:p>+</text:p>
          </table:table-cell>
          <table:table-cell table:style-name="ce24" table:formula="of:=COUNTIF([.D27:.L27];IF([.N27]=&quot;+&quot;;&quot;-&quot;;&quot;+&quot;))" office:value-type="float" office:value="1" calcext:value-type="float">
            <text:p>1</text:p>
          </table:table-cell>
          <table:table-cell office:value-type="float" office:value="7" calcext:value-type="float">
            <text:p>+7</text:p>
          </table:table-cell>
          <table:table-cell table:formula="of:=IF([.A27] = [.A26] ; [.Q26] ; [.Q26] + [.P26] + IF ([.A26] = [.A25] ; [.P25]; 0))" office:value-type="float" office:value="1558" calcext:value-type="float">
            <text:p>1558</text:p>
          </table:table-cell>
          <table:table-cell office:value-type="float" office:value="1539" calcext:value-type="float">
            <text:p>1539</text:p>
          </table:table-cell>
          <table:table-cell table:number-columns-repeated="1002"/>
        </table:table-row>
        <table:table-row table:style-name="ro1">
          <table:table-cell office:value-type="date" office:date-value="2017-02-19" calcext:value-type="date">
            <text:p>19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/>
          <table:table-cell table:style-name="ce53"/>
          <table:table-cell table:style-name="ce22" table:formula="of:=IF(COUNTIF([.D28:.L28];&quot;+&quot;)&gt;COUNTIF([.D28:.L28];&quot;-&quot;);&quot;+&quot;;&quot;-&quot;)" office:value-type="string" office:string-value="+" calcext:value-type="string">
            <text:p>+</text:p>
          </table:table-cell>
          <table:table-cell table:style-name="ce24" table:formula="of:=COUNTIF([.D28:.L28];IF([.N28]=&quot;+&quot;;&quot;-&quot;;&quot;+&quot;))" office:value-type="float" office:value="1" calcext:value-type="float">
            <text:p>1</text:p>
          </table:table-cell>
          <table:table-cell office:value-type="float" office:value="14" calcext:value-type="float">
            <text:p>+14</text:p>
          </table:table-cell>
          <table:table-cell table:formula="of:=IF([.A28] = [.A27] ; [.Q27] ; [.Q27] + [.P27] + IF ([.A27] = [.A26] ; [.P26]; 0))" office:value-type="float" office:value="1574" calcext:value-type="float">
            <text:p>1574</text:p>
          </table:table-cell>
          <table:table-cell office:value-type="float" office:value="1690" calcext:value-type="float">
            <text:p>1690</text:p>
          </table:table-cell>
          <table:table-cell table:number-columns-repeated="1002"/>
        </table:table-row>
        <table:table-row table:style-name="ro1">
          <table:table-cell office:value-type="date" office:date-value="2017-02-19" calcext:value-type="date">
            <text:p>19.02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 table:style-name="ce22" table:formula="of:=IF(COUNTIF([.D29:.L29];&quot;+&quot;)&gt;COUNTIF([.D29:.L29];&quot;-&quot;);&quot;+&quot;;&quot;-&quot;)" office:value-type="string" office:string-value="+" calcext:value-type="string">
            <text:p>+</text:p>
          </table:table-cell>
          <table:table-cell table:style-name="ce24" table:formula="of:=COUNTIF([.D29:.L29];IF([.N29]=&quot;+&quot;;&quot;-&quot;;&quot;+&quot;))" office:value-type="float" office:value="2" calcext:value-type="float">
            <text:p>2</text:p>
          </table:table-cell>
          <table:table-cell office:value-type="float" office:value="11" calcext:value-type="float">
            <text:p>+11</text:p>
          </table:table-cell>
          <table:table-cell table:formula="of:=IF([.A29] = [.A28] ; [.Q28] ; [.Q28] + [.P28] + IF ([.A28] = [.A27] ; [.P27]; 0))" office:value-type="float" office:value="1574" calcext:value-type="float">
            <text:p>1574</text:p>
          </table:table-cell>
          <table:table-cell office:value-type="float" office:value="1519" calcext:value-type="float">
            <text:p>1519</text:p>
          </table:table-cell>
          <table:table-cell table:number-columns-repeated="1002"/>
        </table:table-row>
        <table:table-row table:style-name="ro1">
          <table:table-cell office:value-type="date" office:date-value="2017-02-21" calcext:value-type="date">
            <text:p>21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style-name="ce53"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30:.L30];&quot;+&quot;)&gt;COUNTIF([.D30:.L30];&quot;-&quot;);&quot;+&quot;;&quot;-&quot;)" office:value-type="string" office:string-value="+" calcext:value-type="string">
            <text:p>+</text:p>
          </table:table-cell>
          <table:table-cell table:style-name="ce24" table:formula="of:=COUNTIF([.D30:.L30];IF([.N30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IF([.A30] = [.A29] ; [.Q29] ; [.Q29] + [.P29] + IF ([.A29] = [.A28] ; [.P28]; 0))" office:value-type="float" office:value="1599" calcext:value-type="float">
            <text:p>1599</text:p>
          </table:table-cell>
          <table:table-cell office:value-type="float" office:value="1443" calcext:value-type="float">
            <text:p>1443</text:p>
          </table:table-cell>
          <table:table-cell table:number-columns-repeated="1002"/>
        </table:table-row>
        <table:table-row table:style-name="ro1">
          <table:table-cell office:value-type="date" office:date-value="2017-02-21" calcext:value-type="date">
            <text:p>21.02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31:.L31];&quot;+&quot;)&gt;COUNTIF([.D31:.L31];&quot;-&quot;);&quot;+&quot;;&quot;-&quot;)" office:value-type="string" office:string-value="+" calcext:value-type="string">
            <text:p>+</text:p>
          </table:table-cell>
          <table:table-cell table:style-name="ce24" table:formula="of:=COUNTIF([.D31:.L31];IF([.N31]=&quot;+&quot;;&quot;-&quot;;&quot;+&quot;))" office:value-type="float" office:value="0" calcext:value-type="float">
            <text:p>0</text:p>
          </table:table-cell>
          <table:table-cell office:value-type="float" office:value="5" calcext:value-type="float">
            <text:p>+5</text:p>
          </table:table-cell>
          <table:table-cell table:formula="of:=IF([.A31] = [.A30] ; [.Q30] ; [.Q30] + [.P30] + IF ([.A30] = [.A29] ; [.P29]; 0))" office:value-type="float" office:value="1599" calcext:value-type="float">
            <text:p>1599</text:p>
          </table:table-cell>
          <table:table-cell office:value-type="float" office:value="1551" calcext:value-type="float">
            <text:p>1551</text:p>
          </table:table-cell>
          <table:table-cell table:number-columns-repeated="1002"/>
        </table:table-row>
        <table:table-row table:style-name="ro1">
          <table:table-cell office:value-type="date" office:date-value="2017-02-23" calcext:value-type="date">
            <text:p>23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53" office:value-type="float" office:value="3" calcext:value-type="float">
            <text:p>3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32:.L32];&quot;+&quot;)&gt;COUNTIF([.D32:.L32];&quot;-&quot;);&quot;+&quot;;&quot;-&quot;)" office:value-type="string" office:string-value="-" calcext:value-type="string">
            <text:p>-</text:p>
          </table:table-cell>
          <table:table-cell table:style-name="ce24" table:formula="of:=COUNTIF([.D32:.L32];IF([.N32]=&quot;+&quot;;&quot;-&quot;;&quot;+&quot;))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formula="of:=IF([.A32] = [.A31] ; [.Q31] ; [.Q31] + [.P31] + IF ([.A31] = [.A30] ; [.P30]; 0))" office:value-type="float" office:value="1605" calcext:value-type="float">
            <text:p>1605</text:p>
          </table:table-cell>
          <table:table-cell office:value-type="float" office:value="1700" calcext:value-type="float">
            <text:p>1700</text:p>
          </table:table-cell>
          <table:table-cell table:number-columns-repeated="1002"/>
        </table:table-row>
        <table:table-row table:style-name="ro1">
          <table:table-cell office:value-type="date" office:date-value="2017-02-23" calcext:value-type="date">
            <text:p>23.02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table:style-name="ce22" table:formula="of:=IF(COUNTIF([.D33:.L33];&quot;+&quot;)&gt;COUNTIF([.D33:.L33];&quot;-&quot;);&quot;+&quot;;&quot;-&quot;)" office:value-type="string" office:string-value="-" calcext:value-type="string">
            <text:p>-</text:p>
          </table:table-cell>
          <table:table-cell table:style-name="ce24" table:formula="of:=COUNTIF([.D33:.L33];IF([.N33]=&quot;+&quot;;&quot;-&quot;;&quot;+&quot;))" office:value-type="float" office:value="2" calcext:value-type="float">
            <text:p>2</text:p>
          </table:table-cell>
          <table:table-cell office:value-type="float" office:value="-11" calcext:value-type="float">
            <text:p>-11</text:p>
          </table:table-cell>
          <table:table-cell table:formula="of:=IF([.A33] = [.A32] ; [.Q32] ; [.Q32] + [.P32] + IF ([.A32] = [.A31] ; [.P31]; 0))" office:value-type="float" office:value="1605" calcext:value-type="float">
            <text:p>1605</text:p>
          </table:table-cell>
          <table:table-cell office:value-type="float" office:value="1559" calcext:value-type="float">
            <text:p>1559</text:p>
          </table:table-cell>
          <table:table-cell table:number-columns-repeated="1002"/>
        </table:table-row>
        <table:table-row table:style-name="ro1">
          <table:table-cell office:value-type="date" office:date-value="2017-02-27" calcext:value-type="date">
            <text:p>27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53" office:value-type="float" office:value="4" calcext:value-type="float">
            <text:p>4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34:.L34];&quot;+&quot;)&gt;COUNTIF([.D34:.L34];&quot;-&quot;);&quot;+&quot;;&quot;-&quot;)" office:value-type="string" office:string-value="+" calcext:value-type="string">
            <text:p>+</text:p>
          </table:table-cell>
          <table:table-cell table:style-name="ce24" table:formula="of:=COUNTIF([.D34:.L34];IF([.N34]=&quot;+&quot;;&quot;-&quot;;&quot;+&quot;))" office:value-type="float" office:value="0" calcext:value-type="float">
            <text:p>0</text:p>
          </table:table-cell>
          <table:table-cell office:value-type="float" office:value="0" calcext:value-type="float">
            <text:p>+0</text:p>
          </table:table-cell>
          <table:table-cell table:formula="of:=IF([.A34] = [.A33] ; [.Q33] ; [.Q33] + [.P33] + IF ([.A33] = [.A32] ; [.P32]; 0))" office:value-type="float" office:value="1591" calcext:value-type="float">
            <text:p>1591</text:p>
          </table:table-cell>
          <table:table-cell office:value-type="float" office:value="1323" calcext:value-type="float">
            <text:p>1323</text:p>
          </table:table-cell>
          <table:table-cell table:number-columns-repeated="1002"/>
        </table:table-row>
        <table:table-row table:style-name="ro1">
          <table:table-cell office:value-type="date" office:date-value="2017-03-06" calcext:value-type="date">
            <text:p>06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1" calcext:value-type="float">
            <text:p>1</text:p>
          </table:table-cell>
          <table:table-cell/>
          <table:table-cell table:style-name="ce53"/>
          <table:table-cell table:style-name="ce22" table:formula="of:=IF(COUNTIF([.D35:.L35];&quot;+&quot;)&gt;COUNTIF([.D35:.L35];&quot;-&quot;);&quot;+&quot;;&quot;-&quot;)" office:value-type="string" office:string-value="-" calcext:value-type="string">
            <text:p>-</text:p>
          </table:table-cell>
          <table:table-cell table:style-name="ce24" table:formula="of:=COUNTIF([.D35:.L35];IF([.N35]=&quot;+&quot;;&quot;-&quot;;&quot;+&quot;))"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table:formula="of:=IF([.A35] = [.A34] ; [.Q34] ; [.Q34] + [.P34] + IF ([.A34] = [.A33] ; [.P33]; 0))" office:value-type="float" office:value="1591" calcext:value-type="float">
            <text:p>1591</text:p>
          </table:table-cell>
          <table:table-cell office:value-type="float" office:value="1609" calcext:value-type="float">
            <text:p>1609</text:p>
          </table:table-cell>
          <table:table-cell table:number-columns-repeated="1002"/>
        </table:table-row>
        <table:table-row table:style-name="ro1">
          <table:table-cell office:value-type="date" office:date-value="2017-03-06" calcext:value-type="date">
            <text:p>06.03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5" calcext:value-type="float">
            <text:p>5</text:p>
          </table:table-cell>
          <table:table-cell/>
          <table:table-cell table:style-name="ce53"/>
          <table:table-cell table:style-name="ce22" table:formula="of:=IF(COUNTIF([.D36:.L36];&quot;+&quot;)&gt;COUNTIF([.D36:.L36];&quot;-&quot;);&quot;+&quot;;&quot;-&quot;)" office:value-type="string" office:string-value="-" calcext:value-type="string">
            <text:p>-</text:p>
          </table:table-cell>
          <table:table-cell table:style-name="ce24" table:formula="of:=COUNTIF([.D36:.L36];IF([.N36]=&quot;+&quot;;&quot;-&quot;;&quot;+&quot;))"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table:formula="of:=IF([.A36] = [.A35] ; [.Q35] ; [.Q35] + [.P35] + IF ([.A35] = [.A34] ; [.P34]; 0))" office:value-type="float" office:value="1591" calcext:value-type="float">
            <text:p>1591</text:p>
          </table:table-cell>
          <table:table-cell office:value-type="float" office:value="1566" calcext:value-type="float">
            <text:p>1566</text:p>
          </table:table-cell>
          <table:table-cell table:number-columns-repeated="1002"/>
        </table:table-row>
        <table:table-row table:style-name="ro1">
          <table:table-cell office:value-type="date" office:date-value="2017-03-08" calcext:value-type="date">
            <text:p>08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12" calcext:value-type="float">
            <text:p>12</text:p>
          </table:table-cell>
          <table:table-cell office:value-type="string" calcext:value-type="string">
            <text:p>+</text:p>
          </table:table-cell>
          <table:table-cell table:style-name="ce53" office:value-type="float" office:value="4" calcext:value-type="float">
            <text:p>4</text:p>
          </table:table-cell>
          <table:table-cell table:style-name="ce22" table:formula="of:=IF(COUNTIF([.D37:.L37];&quot;+&quot;)&gt;COUNTIF([.D37:.L37];&quot;-&quot;);&quot;+&quot;;&quot;-&quot;)" office:value-type="string" office:string-value="+" calcext:value-type="string">
            <text:p>+</text:p>
          </table:table-cell>
          <table:table-cell table:style-name="ce24" table:formula="of:=COUNTIF([.D37:.L37];IF([.N37]=&quot;+&quot;;&quot;-&quot;;&quot;+&quot;))" office:value-type="float" office:value="2" calcext:value-type="float">
            <text:p>2</text:p>
          </table:table-cell>
          <table:table-cell office:value-type="float" office:value="6" calcext:value-type="float">
            <text:p>+6</text:p>
          </table:table-cell>
          <table:table-cell table:formula="of:=IF([.A37] = [.A36] ; [.Q36] ; [.Q36] + [.P36] + IF ([.A36] = [.A35] ; [.P35]; 0))" office:value-type="float" office:value="1575" calcext:value-type="float">
            <text:p>1575</text:p>
          </table:table-cell>
          <table:table-cell office:value-type="float" office:value="1546" calcext:value-type="float">
            <text:p>1546</text:p>
          </table:table-cell>
          <table:table-cell table:number-columns-repeated="1002"/>
        </table:table-row>
        <table:table-row table:style-name="ro1">
          <table:table-cell office:value-type="date" office:date-value="2017-03-12" calcext:value-type="date">
            <text:p>12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table:style-name="ce22" table:formula="of:=IF(COUNTIF([.D38:.L38];&quot;+&quot;)&gt;COUNTIF([.D38:.L38];&quot;-&quot;);&quot;+&quot;;&quot;-&quot;)" office:value-type="string" office:string-value="+" calcext:value-type="string">
            <text:p>+</text:p>
          </table:table-cell>
          <table:table-cell table:style-name="ce24" table:formula="of:=COUNTIF([.D38:.L38];IF([.N38]=&quot;+&quot;;&quot;-&quot;;&quot;+&quot;))" office:value-type="float" office:value="2" calcext:value-type="float">
            <text:p>2</text:p>
          </table:table-cell>
          <table:table-cell office:value-type="float" office:value="8" calcext:value-type="float">
            <text:p>+8</text:p>
          </table:table-cell>
          <table:table-cell table:formula="of:=IF([.A38] = [.A37] ; [.Q37] ; [.Q37] + [.P37] + IF ([.A37] = [.A36] ; [.P36]; 0))" office:value-type="float" office:value="1581" calcext:value-type="float">
            <text:p>1581</text:p>
          </table:table-cell>
          <table:table-cell office:value-type="float" office:value="1554" calcext:value-type="float">
            <text:p>1554</text:p>
          </table:table-cell>
          <table:table-cell table:number-columns-repeated="1002"/>
        </table:table-row>
        <table:table-row table:style-name="ro1">
          <table:table-cell office:value-type="date" office:date-value="2017-03-12" calcext:value-type="date">
            <text:p>12.03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table:style-name="ce22" table:formula="of:=IF(COUNTIF([.D39:.L39];&quot;+&quot;)&gt;COUNTIF([.D39:.L39];&quot;-&quot;);&quot;+&quot;;&quot;-&quot;)" office:value-type="string" office:string-value="+" calcext:value-type="string">
            <text:p>+</text:p>
          </table:table-cell>
          <table:table-cell table:style-name="ce24" table:formula="of:=COUNTIF([.D39:.L39];IF([.N39]=&quot;+&quot;;&quot;-&quot;;&quot;+&quot;))" office:value-type="float" office:value="2" calcext:value-type="float">
            <text:p>2</text:p>
          </table:table-cell>
          <table:table-cell office:value-type="float" office:value="6" calcext:value-type="float">
            <text:p>+6</text:p>
          </table:table-cell>
          <table:table-cell table:formula="of:=IF([.A39] = [.A38] ; [.Q38] ; [.Q38] + [.P38] + IF ([.A38] = [.A37] ; [.P37]; 0))" office:value-type="float" office:value="1581" calcext:value-type="float">
            <text:p>1581</text:p>
          </table:table-cell>
          <table:table-cell office:value-type="float" office:value="1547" calcext:value-type="float">
            <text:p>1547</text:p>
          </table:table-cell>
          <table:table-cell table:number-columns-repeated="1002"/>
        </table:table-row>
        <table:table-row table:style-name="ro1">
          <table:table-cell office:value-type="date" office:date-value="2017-03-16" calcext:value-type="date">
            <text:p>16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40:.L40];&quot;+&quot;)&gt;COUNTIF([.D40:.L40];&quot;-&quot;);&quot;+&quot;;&quot;-&quot;)" office:value-type="string" office:string-value="+" calcext:value-type="string">
            <text:p>+</text:p>
          </table:table-cell>
          <table:table-cell table:style-name="ce24" table:formula="of:=COUNTIF([.D40:.L40];IF([.N40]=&quot;+&quot;;&quot;-&quot;;&quot;+&quot;))" office:value-type="float" office:value="0" calcext:value-type="float">
            <text:p>0</text:p>
          </table:table-cell>
          <table:table-cell office:value-type="float" office:value="4" calcext:value-type="float">
            <text:p>+4</text:p>
          </table:table-cell>
          <table:table-cell table:formula="of:=IF([.A40] = [.A39] ; [.Q39] ; [.Q39] + [.P39] + IF ([.A39] = [.A38] ; [.P38]; 0))" office:value-type="float" office:value="1595" calcext:value-type="float">
            <text:p>1595</text:p>
          </table:table-cell>
          <table:table-cell office:value-type="float" office:value="1514" calcext:value-type="float">
            <text:p>1514</text:p>
          </table:table-cell>
          <table:table-cell table:number-columns-repeated="1002"/>
        </table:table-row>
        <table:table-row table:style-name="ro1">
          <table:table-cell office:value-type="date" office:date-value="2017-03-16" calcext:value-type="date">
            <text:p>16.03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41:.L41];&quot;+&quot;)&gt;COUNTIF([.D41:.L41];&quot;-&quot;);&quot;+&quot;;&quot;-&quot;)" office:value-type="string" office:string-value="+" calcext:value-type="string">
            <text:p>+</text:p>
          </table:table-cell>
          <table:table-cell table:style-name="ce24" table:formula="of:=COUNTIF([.D41:.L41];IF([.N41]=&quot;+&quot;;&quot;-&quot;;&quot;+&quot;))" office:value-type="float" office:value="0" calcext:value-type="float">
            <text:p>0</text:p>
          </table:table-cell>
          <table:table-cell office:value-type="float" office:value="3" calcext:value-type="float">
            <text:p>+3</text:p>
          </table:table-cell>
          <table:table-cell table:formula="of:=IF([.A41] = [.A40] ; [.Q40] ; [.Q40] + [.P40] + IF ([.A40] = [.A39] ; [.P39]; 0))" office:value-type="float" office:value="1595" calcext:value-type="float">
            <text:p>1595</text:p>
          </table:table-cell>
          <table:table-cell office:value-type="float" office:value="1506" calcext:value-type="float">
            <text:p>1506</text:p>
          </table:table-cell>
          <table:table-cell table:number-columns-repeated="1002"/>
        </table:table-row>
        <table:table-row table:style-name="ro1">
          <table:table-cell office:value-type="date" office:date-value="2017-03-22" calcext:value-type="date">
            <text:p>22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42:.L42];&quot;+&quot;)&gt;COUNTIF([.D42:.L42];&quot;-&quot;);&quot;+&quot;;&quot;-&quot;)" office:value-type="string" office:string-value="+" calcext:value-type="string">
            <text:p>+</text:p>
          </table:table-cell>
          <table:table-cell table:style-name="ce24" table:formula="of:=COUNTIF([.D42:.L42];IF([.N42]=&quot;+&quot;;&quot;-&quot;;&quot;+&quot;))" office:value-type="float" office:value="0" calcext:value-type="float">
            <text:p>0</text:p>
          </table:table-cell>
          <table:table-cell office:value-type="float" office:value="8" calcext:value-type="float">
            <text:p>+8</text:p>
          </table:table-cell>
          <table:table-cell table:formula="of:=IF([.A42] = [.A41] ; [.Q41] ; [.Q41] + [.P41] + IF ([.A41] = [.A40] ; [.P40]; 0))" office:value-type="float" office:value="1602" calcext:value-type="float">
            <text:p>1602</text:p>
          </table:table-cell>
          <table:table-cell office:value-type="float" office:value="1618" calcext:value-type="float">
            <text:p>1618</text:p>
          </table:table-cell>
          <table:table-cell table:number-columns-repeated="1002"/>
        </table:table-row>
        <table:table-row table:style-name="ro1">
          <table:table-cell office:value-type="date" office:date-value="2017-04-06" calcext:value-type="date">
            <text:p>06.04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53" office:value-type="float" office:value="2" calcext:value-type="float">
            <text:p>2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43:.L43];&quot;+&quot;)&gt;COUNTIF([.D43:.L43];&quot;-&quot;);&quot;+&quot;;&quot;-&quot;)" office:value-type="string" office:string-value="-" calcext:value-type="string">
            <text:p>-</text:p>
          </table:table-cell>
          <table:table-cell table:style-name="ce24" table:formula="of:=COUNTIF([.D43:.L43];IF([.N43]=&quot;+&quot;;&quot;-&quot;;&quot;+&quot;))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table:formula="of:=IF([.A43] = [.A42] ; [.Q42] ; [.Q42] + [.P42] + IF ([.A42] = [.A41] ; [.P41]; 0))" office:value-type="float" office:value="1610" calcext:value-type="float">
            <text:p>1610</text:p>
          </table:table-cell>
          <table:table-cell office:value-type="float" office:value="1619" calcext:value-type="float">
            <text:p>1619</text:p>
          </table:table-cell>
          <table:table-cell table:number-columns-repeated="1002"/>
        </table:table-row>
        <table:table-row table:style-name="ro1">
          <table:table-cell office:value-type="date" office:date-value="2017-04-11" calcext:value-type="date">
            <text:p>11.04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44:.L44];&quot;+&quot;)&gt;COUNTIF([.D44:.L44];&quot;-&quot;);&quot;+&quot;;&quot;-&quot;)" office:value-type="string" office:string-value="+" calcext:value-type="string">
            <text:p>+</text:p>
          </table:table-cell>
          <table:table-cell table:style-name="ce24" table:formula="of:=COUNTIF([.D44:.L44];IF([.N44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IF([.A44] = [.A43] ; [.Q43] ; [.Q43] + [.P43] + IF ([.A43] = [.A42] ; [.P42]; 0))" office:value-type="float" office:value="1601" calcext:value-type="float">
            <text:p>1601</text:p>
          </table:table-cell>
          <table:table-cell office:value-type="float" office:value="1620" calcext:value-type="float">
            <text:p>1620</text:p>
          </table:table-cell>
          <table:table-cell table:number-columns-repeated="1002"/>
        </table:table-row>
        <table:table-row table:style-name="ro1">
          <table:table-cell office:value-type="date" office:date-value="2017-04-11" calcext:value-type="date">
            <text:p>11.04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/>
          <table:table-cell table:style-name="ce53"/>
          <table:table-cell table:style-name="ce22" table:formula="of:=IF(COUNTIF([.D45:.L45];&quot;+&quot;)&gt;COUNTIF([.D45:.L45];&quot;-&quot;);&quot;+&quot;;&quot;-&quot;)" office:value-type="string" office:string-value="+" calcext:value-type="string">
            <text:p>+</text:p>
          </table:table-cell>
          <table:table-cell table:style-name="ce24" table:formula="of:=COUNTIF([.D45:.L45];IF([.N45]=&quot;+&quot;;&quot;-&quot;;&quot;+&quot;))" office:value-type="float" office:value="1" calcext:value-type="float">
            <text:p>1</text:p>
          </table:table-cell>
          <table:table-cell office:value-type="float" office:value="3" calcext:value-type="float">
            <text:p>+3</text:p>
          </table:table-cell>
          <table:table-cell table:formula="of:=IF([.A45] = [.A44] ; [.Q44] ; [.Q44] + [.P44] + IF ([.A44] = [.A43] ; [.P43]; 0))" office:value-type="float" office:value="1601" calcext:value-type="float">
            <text:p>1601</text:p>
          </table:table-cell>
          <table:table-cell office:value-type="float" office:value="1621" calcext:value-type="float">
            <text:p>1621</text:p>
          </table:table-cell>
          <table:table-cell table:number-columns-repeated="1002"/>
        </table:table-row>
        <table:table-row table:style-name="ro1">
          <table:table-cell office:value-type="date" office:date-value="2017-04-23" calcext:value-type="date">
            <text:p>23.04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46:.L46];&quot;+&quot;)&gt;COUNTIF([.D46:.L46];&quot;-&quot;);&quot;+&quot;;&quot;-&quot;)" office:value-type="string" office:string-value="-" calcext:value-type="string">
            <text:p>-</text:p>
          </table:table-cell>
          <table:table-cell table:style-name="ce24" table:formula="of:=COUNTIF([.D46:.L46];IF([.N46]=&quot;+&quot;;&quot;-&quot;;&quot;+&quot;))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formula="of:=IF([.A46] = [.A45] ; [.Q45] ; [.Q45] + [.P45] + IF ([.A45] = [.A44] ; [.P44]; 0))" office:value-type="float" office:value="1605" calcext:value-type="float">
            <text:p>1605</text:p>
          </table:table-cell>
          <table:table-cell office:value-type="float" office:value="1705" calcext:value-type="float">
            <text:p>1705</text:p>
          </table:table-cell>
          <table:table-cell table:number-columns-repeated="1002"/>
        </table:table-row>
        <table:table-row table:style-name="ro1">
          <table:table-cell office:value-type="date" office:date-value="2017-05-03" calcext:value-type="date">
            <text:p>03.05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table:style-name="ce22" table:formula="of:=IF(COUNTIF([.D47:.L47];&quot;+&quot;)&gt;COUNTIF([.D47:.L47];&quot;-&quot;);&quot;+&quot;;&quot;-&quot;)" office:value-type="string" office:string-value="-" calcext:value-type="string">
            <text:p>-</text:p>
          </table:table-cell>
          <table:table-cell table:style-name="ce24" table:formula="of:=COUNTIF([.D47:.L47];IF([.N47]=&quot;+&quot;;&quot;-&quot;;&quot;+&quot;))" office:value-type="float" office:value="2" calcext:value-type="float">
            <text:p>2</text:p>
          </table:table-cell>
          <table:table-cell office:value-type="float" office:value="-14" calcext:value-type="float">
            <text:p>-14</text:p>
          </table:table-cell>
          <table:table-cell table:formula="of:=IF([.A47] = [.A46] ; [.Q46] ; [.Q46] + [.P46] + IF ([.A46] = [.A45] ; [.P45]; 0))" office:value-type="float" office:value="1602" calcext:value-type="float">
            <text:p>1602</text:p>
          </table:table-cell>
          <table:table-cell office:value-type="float" office:value="1706" calcext:value-type="float">
            <text:p>1706</text:p>
          </table:table-cell>
          <table:table-cell table:number-columns-repeated="1002"/>
        </table:table-row>
        <table:table-row table:style-name="ro1">
          <table:table-cell office:value-type="date" office:date-value="2017-05-03" calcext:value-type="date">
            <text:p>03.05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53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 table:style-name="ce22" table:formula="of:=IF(COUNTIF([.D48:.L48];&quot;+&quot;)&gt;COUNTIF([.D48:.L48];&quot;-&quot;);&quot;+&quot;;&quot;-&quot;)" office:value-type="string" office:string-value="+" calcext:value-type="string">
            <text:p>+</text:p>
          </table:table-cell>
          <table:table-cell table:style-name="ce24" table:formula="of:=COUNTIF([.D48:.L48];IF([.N48]=&quot;+&quot;;&quot;-&quot;;&quot;+&quot;))" office:value-type="float" office:value="2" calcext:value-type="float">
            <text:p>2</text:p>
          </table:table-cell>
          <table:table-cell office:value-type="float" office:value="1" calcext:value-type="float">
            <text:p>+1</text:p>
          </table:table-cell>
          <table:table-cell table:formula="of:=IF([.A48] = [.A47] ; [.Q47] ; [.Q47] + [.P47] + IF ([.A47] = [.A46] ; [.P46]; 0))" office:value-type="float" office:value="1602" calcext:value-type="float">
            <text:p>1602</text:p>
          </table:table-cell>
          <table:table-cell office:value-type="float" office:value="1707" calcext:value-type="float">
            <text:p>1707</text:p>
          </table:table-cell>
          <table:table-cell table:number-columns-repeated="1002"/>
        </table:table-row>
        <table:table-row table:style-name="ro1">
          <table:table-cell office:value-type="date" office:date-value="2017-05-04" calcext:value-type="date">
            <text:p>04.05.2017</text:p>
          </table:table-cell>
          <table:table-cell table:number-columns-repeated="3"/>
          <table:table-cell table:style-name="ce53"/>
          <table:table-cell/>
          <table:table-cell table:style-name="ce53"/>
          <table:table-cell/>
          <table:table-cell table:style-name="ce53"/>
          <table:table-cell/>
          <table:table-cell table:style-name="ce53"/>
          <table:table-cell/>
          <table:table-cell table:style-name="ce53"/>
          <table:table-cell table:number-columns-repeated="3"/>
          <table:table-cell table:formula="of:=IF([.A49] = [.A48] ; [.Q48] ; [.Q48] + [.P48] + IF ([.A48] = [.A47] ; [.P47]; 0))" office:value-type="float" office:value="1589" calcext:value-type="float">
            <text:p>1589</text:p>
          </table:table-cell>
          <table:table-cell table:number-columns-repeated="1003"/>
        </table:table-row>
        <table:table-row table:style-name="ro1" table:number-rows-repeated="51">
          <table:table-cell table:number-columns-repeated="4"/>
          <table:table-cell table:style-name="ce53"/>
          <table:table-cell/>
          <table:table-cell table:style-name="ce53"/>
          <table:table-cell/>
          <table:table-cell table:style-name="ce53"/>
          <table:table-cell/>
          <table:table-cell table:style-name="ce53"/>
          <table:table-cell/>
          <table:table-cell table:style-name="ce53"/>
          <table:table-cell table:number-columns-repeated="1007"/>
        </table:table-row>
        <table:table-row table:style-name="ro1" table:number-rows-repeated="1048475">
          <table:table-cell table:number-columns-repeated="1020"/>
        </table:table-row>
        <table:table-row table:style-name="ro1">
          <table:table-cell table:number-columns-repeated="1020"/>
        </table:table-row>
        <calcext:conditional-formats>
          <calcext:conditional-format calcext:target-range-address="'2016-2017'.E2:'2016-2017'.E100 '2016-2017'.G2:'2016-2017'.G100 '2016-2017'.I2:'2016-2017'.I100 '2016-2017'.K2:'2016-2017'.K100 '2016-2017'.M2:'2016-2017'.M100">
            <calcext:condition calcext:apply-style-name="Verlaengerung" calcext:value="&gt;=10" calcext:base-cell-address="'2016-2017'.E2"/>
          </calcext:conditional-format>
        </calcext:conditional-formats>
      </table:table>
      <table:table table:name="2018-2019" table:style-name="ta1">
        <office:forms form:automatic-focus="false" form:apply-design-mode="false"/>
        <table:shapes>
          <draw:frame draw:z-index="0" draw:style-name="gr1" draw:text-style-name="P1" svg:width="154.82mm" svg:height="68.26mm" svg:x="221.19mm" svg:y="10.11mm">
            <draw:object draw:notify-on-update-of-ranges="'2018-2019'.A2:'2018-2019'.A7 '2018-2019'.Q1:'2018-2019'.Q1 '2018-2019'.Q2:'2018-2019'.Q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6" table:default-cell-style-name="ce23"/>
        <table:table-column table:style-name="co7" table:default-cell-style-name="ce6"/>
        <table:table-column table:style-name="co8" table:default-cell-style-name="ce26"/>
        <table:table-column table:style-name="co9" table:default-cell-style-name="ce6"/>
        <table:table-column table:style-name="co10" table:default-cell-style-name="ce6"/>
        <table:table-column table:style-name="co11" table:number-columns-repeated="1002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3" office:value-type="string" calcext:value-type="string">
            <text:p>H/A</text:p>
          </table:table-cell>
          <table:table-cell table:style-name="ce7" office:value-type="string" calcext:value-type="string">
            <text:p>S1</text:p>
          </table:table-cell>
          <table:table-cell table:style-name="ce3" office:value-type="string" calcext:value-type="string">
            <text:p>S1P</text:p>
          </table:table-cell>
          <table:table-cell table:style-name="ce7" office:value-type="string" calcext:value-type="string">
            <text:p>S2</text:p>
          </table:table-cell>
          <table:table-cell table:style-name="ce3" office:value-type="string" calcext:value-type="string">
            <text:p>S2P</text:p>
          </table:table-cell>
          <table:table-cell table:style-name="ce7" office:value-type="string" calcext:value-type="string">
            <text:p>S3</text:p>
          </table:table-cell>
          <table:table-cell table:style-name="ce3" office:value-type="string" calcext:value-type="string">
            <text:p>S3P</text:p>
          </table:table-cell>
          <table:table-cell table:style-name="ce7" office:value-type="string" calcext:value-type="string">
            <text:p>S4</text:p>
          </table:table-cell>
          <table:table-cell table:style-name="ce3" office:value-type="string" calcext:value-type="string">
            <text:p>S4P</text:p>
          </table:table-cell>
          <table:table-cell table:style-name="ce7" office:value-type="string" calcext:value-type="string">
            <text:p>S5</text:p>
          </table:table-cell>
          <table:table-cell table:style-name="ce3" office:value-type="string" calcext:value-type="string">
            <text:p>S5P</text:p>
          </table:table-cell>
          <table:table-cell table:style-name="ce21" office:value-type="string" calcext:value-type="string">
            <text:p>Sets</text:p>
          </table:table-cell>
          <table:table-cell table:style-name="ce3" office:value-type="string" calcext:value-type="string">
            <text:p>SetsP</text:p>
          </table:table-cell>
          <table:table-cell table:style-name="ce25" office:value-type="string" calcext:value-type="string">
            <text:p>LPZ-Diff</text:p>
          </table:table-cell>
          <table:table-cell table:style-name="ce3" office:value-type="string" calcext:value-type="string">
            <text:p>Live-PZ</text:p>
          </table:table-cell>
          <table:table-cell table:style-name="ce3" office:value-type="string" calcext:value-type="string">
            <text:p>Live-PZ-O</text:p>
          </table:table-cell>
          <table:table-cell table:style-name="Heading" table:number-columns-repeated="1002"/>
        </table:table-row>
        <table:table-row table:style-name="ro1">
          <table:table-cell office:value-type="date" office:date-value="2018-09-03" calcext:value-type="date">
            <text:p>03.09.2018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4"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table:style-name="ce54" office:value-type="float" office:value="3" calcext:value-type="float">
            <text:p>3</text:p>
          </table:table-cell>
          <table:table-cell/>
          <table:table-cell table:style-name="ce54"/>
          <table:table-cell/>
          <table:table-cell table:style-name="ce54"/>
          <table:table-cell table:style-name="ce22" table:formula="of:=IF(COUNTIF([.D2:.L2];&quot;+&quot;)&gt;COUNTIF([.D2:.L2];&quot;-&quot;);&quot;+&quot;;&quot;-&quot;)" office:value-type="string" office:string-value="+" calcext:value-type="string">
            <text:p>+</text:p>
          </table:table-cell>
          <table:table-cell table:style-name="ce24" table:formula="of:=COUNTIF([.D2:.L2];IF([.N2]=&quot;+&quot;;&quot;-&quot;;&quot;+&quot;))" office:value-type="float" office:value="0" calcext:value-type="float">
            <text:p>0</text:p>
          </table:table-cell>
          <table:table-cell office:value-type="float" office:value="2" calcext:value-type="float">
            <text:p>+2</text:p>
          </table:table-cell>
          <table:table-cell office:value-type="float" office:value="1610" calcext:value-type="float">
            <text:p>1610</text:p>
          </table:table-cell>
          <table:table-cell office:value-type="float" office:value="1496" calcext:value-type="float">
            <text:p>1496</text:p>
          </table:table-cell>
          <table:table-cell table:number-columns-repeated="1002"/>
        </table:table-row>
        <table:table-row table:style-name="ro1">
          <table:table-cell office:value-type="date" office:date-value="2018-09-03" calcext:value-type="date">
            <text:p>03.09.2018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4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54" office:value-type="float" office:value="5" calcext:value-type="float">
            <text:p>5</text:p>
          </table:table-cell>
          <table:table-cell/>
          <table:table-cell table:style-name="ce54"/>
          <table:table-cell table:style-name="ce22" table:formula="of:=IF(COUNTIF([.D3:.L3];&quot;+&quot;)&gt;COUNTIF([.D3:.L3];&quot;-&quot;);&quot;+&quot;;&quot;-&quot;)" office:value-type="string" office:string-value="+" calcext:value-type="string">
            <text:p>+</text:p>
          </table:table-cell>
          <table:table-cell table:style-name="ce24" table:formula="of:=COUNTIF([.D3:.L3];IF([.N3]=&quot;+&quot;;&quot;-&quot;;&quot;+&quot;))" office:value-type="float" office:value="1" calcext:value-type="float">
            <text:p>1</text:p>
          </table:table-cell>
          <table:table-cell office:value-type="float" office:value="4" calcext:value-type="float">
            <text:p>+4</text:p>
          </table:table-cell>
          <table:table-cell table:formula="of:=IF([.A3] = [.A2] ; [.Q2] ; [.Q2] + [.P2] + IF ([.A2] = [.A1] ; [.P1]; 0))" office:value-type="float" office:value="1610" calcext:value-type="float">
            <text:p>1610</text:p>
          </table:table-cell>
          <table:table-cell office:value-type="float" office:value="1530" calcext:value-type="float">
            <text:p>1530</text:p>
          </table:table-cell>
          <table:table-cell table:number-columns-repeated="1002"/>
        </table:table-row>
        <table:table-row table:style-name="ro1">
          <table:table-cell office:value-type="date" office:date-value="2018-09-10" calcext:value-type="date">
            <text:p>10.09.2018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4" office:value-type="float" office:value="3" calcext:value-type="float">
            <text:p>3</text:p>
          </table:table-cell>
          <table:table-cell/>
          <table:table-cell table:style-name="ce54"/>
          <table:table-cell/>
          <table:table-cell table:style-name="ce54"/>
          <table:table-cell table:style-name="ce22" table:formula="of:=IF(COUNTIF([.D4:.L4];&quot;+&quot;)&gt;COUNTIF([.D4:.L4];&quot;-&quot;);&quot;+&quot;;&quot;-&quot;)" office:value-type="string" office:string-value="+" calcext:value-type="string">
            <text:p>+</text:p>
          </table:table-cell>
          <table:table-cell table:style-name="ce24" table:formula="of:=COUNTIF([.D4:.L4];IF([.N4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IF([.A4] = [.A3] ; [.Q3] ; [.Q3] + [.P3] + IF ([.A3] = [.A2] ; [.P2]; 0))" office:value-type="float" office:value="1616" calcext:value-type="float">
            <text:p>1616</text:p>
          </table:table-cell>
          <table:table-cell office:value-type="float" office:value="1394" calcext:value-type="float">
            <text:p>1394</text:p>
          </table:table-cell>
          <table:table-cell table:number-columns-repeated="1002"/>
        </table:table-row>
        <table:table-row table:style-name="ro1">
          <table:table-cell office:value-type="date" office:date-value="2018-09-10" calcext:value-type="date">
            <text:p>10.09.2018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4" office:value-type="float" office:value="12" calcext:value-type="float">
            <text:p>12</text:p>
          </table:table-cell>
          <table:table-cell office:value-type="string" calcext:value-type="string">
            <text:p>+</text:p>
          </table:table-cell>
          <table:table-cell table:style-name="ce54" office:value-type="float" office:value="10" calcext:value-type="float">
            <text:p>10</text:p>
          </table:table-cell>
          <table:table-cell/>
          <table:table-cell table:style-name="ce54"/>
          <table:table-cell/>
          <table:table-cell table:style-name="ce54"/>
          <table:table-cell table:style-name="ce22" table:formula="of:=IF(COUNTIF([.D5:.L5];&quot;+&quot;)&gt;COUNTIF([.D5:.L5];&quot;-&quot;);&quot;+&quot;;&quot;-&quot;)" office:value-type="string" office:string-value="+" calcext:value-type="string">
            <text:p>+</text:p>
          </table:table-cell>
          <table:table-cell table:style-name="ce24" table:formula="of:=COUNTIF([.D5:.L5];IF([.N5]=&quot;+&quot;;&quot;-&quot;;&quot;+&quot;))" office:value-type="float" office:value="0" calcext:value-type="float">
            <text:p>0</text:p>
          </table:table-cell>
          <table:table-cell office:value-type="float" office:value="2" calcext:value-type="float">
            <text:p>+2</text:p>
          </table:table-cell>
          <table:table-cell table:formula="of:=IF([.A5] = [.A4] ; [.Q4] ; [.Q4] + [.P4] + IF ([.A4] = [.A3] ; [.P3]; 0))" office:value-type="float" office:value="1616" calcext:value-type="float">
            <text:p>1616</text:p>
          </table:table-cell>
          <table:table-cell office:value-type="float" office:value="1477" calcext:value-type="float">
            <text:p>1477</text:p>
          </table:table-cell>
          <table:table-cell table:number-columns-repeated="1002"/>
        </table:table-row>
        <table:table-row table:style-name="ro1">
          <table:table-cell office:value-type="date" office:date-value="2018-09-13" calcext:value-type="date">
            <text:p>13.09.2018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4" office:value-type="float" office:value="12" calcext:value-type="float">
            <text:p>12</text:p>
          </table:table-cell>
          <table:table-cell office:value-type="string" calcext:value-type="string">
            <text:p>+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4" office:value-type="float" office:value="6" calcext:value-type="float">
            <text:p>6</text:p>
          </table:table-cell>
          <table:table-cell/>
          <table:table-cell table:style-name="ce54"/>
          <table:table-cell/>
          <table:table-cell table:style-name="ce54"/>
          <table:table-cell table:style-name="ce22" table:formula="of:=IF(COUNTIF([.D6:.L6];&quot;+&quot;)&gt;COUNTIF([.D6:.L6];&quot;-&quot;);&quot;+&quot;;&quot;-&quot;)" office:value-type="string" office:string-value="+" calcext:value-type="string">
            <text:p>+</text:p>
          </table:table-cell>
          <table:table-cell table:style-name="ce24" table:formula="of:=COUNTIF([.D6:.L6];IF([.N6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IF([.A6] = [.A5] ; [.Q5] ; [.Q5] + [.P5] + IF ([.A5] = [.A4] ; [.P4]; 0))" office:value-type="float" office:value="1619" calcext:value-type="float">
            <text:p>1619</text:p>
          </table:table-cell>
          <table:table-cell office:value-type="float" office:value="1425" calcext:value-type="float">
            <text:p>1425</text:p>
          </table:table-cell>
          <table:table-cell table:number-columns-repeated="1002"/>
        </table:table-row>
        <table:table-row table:style-name="ro1">
          <table:table-cell office:value-type="date" office:date-value="2018-09-13" calcext:value-type="date">
            <text:p>13.09.2018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4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/>
          <table:table-cell table:style-name="ce54"/>
          <table:table-cell/>
          <table:table-cell table:style-name="ce54"/>
          <table:table-cell table:style-name="ce22" table:formula="of:=IF(COUNTIF([.D7:.L7];&quot;+&quot;)&gt;COUNTIF([.D7:.L7];&quot;-&quot;);&quot;+&quot;;&quot;-&quot;)" office:value-type="string" office:string-value="+" calcext:value-type="string">
            <text:p>+</text:p>
          </table:table-cell>
          <table:table-cell table:style-name="ce24" table:formula="of:=COUNTIF([.D7:.L7];IF([.N7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IF([.A7] = [.A6] ; [.Q6] ; [.Q6] + [.P6] + IF ([.A6] = [.A5] ; [.P5]; 0))" office:value-type="float" office:value="1619" calcext:value-type="float">
            <text:p>1619</text:p>
          </table:table-cell>
          <table:table-cell office:value-type="float" office:value="1451" calcext:value-type="float">
            <text:p>1451</text:p>
          </table:table-cell>
          <table:table-cell table:number-columns-repeated="1002"/>
        </table:table-row>
        <table:table-row table:style-name="ro1">
          <table:table-cell office:value-type="date" office:date-value="2018-10-08" calcext:value-type="date">
            <text:p>08.10.2018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4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4" office:value-type="float" office:value="9" calcext:value-type="float">
            <text:p>9</text:p>
          </table:table-cell>
          <table:table-cell/>
          <table:table-cell table:style-name="ce54"/>
          <table:table-cell table:style-name="ce22" table:formula="of:=IF(COUNTIF([.D8:.L8];&quot;+&quot;)&gt;COUNTIF([.D8:.L8];&quot;-&quot;);&quot;+&quot;;&quot;-&quot;)" office:value-type="string" office:string-value="-" calcext:value-type="string">
            <text:p>-</text:p>
          </table:table-cell>
          <table:table-cell table:style-name="ce24" table:formula="of:=COUNTIF([.D8:.L8];IF([.N8]=&quot;+&quot;;&quot;-&quot;;&quot;+&quot;))" office:value-type="float" office:value="1" calcext:value-type="float">
            <text:p>1</text:p>
          </table:table-cell>
          <table:table-cell office:value-type="float" office:value="-15" calcext:value-type="float">
            <text:p>-15</text:p>
          </table:table-cell>
          <table:table-cell table:formula="of:=IF([.A8] = [.A7] ; [.Q7] ; [.Q7] + [.P7] + IF ([.A7] = [.A6] ; [.P6]; 0))" office:value-type="float" office:value="1621" calcext:value-type="float">
            <text:p>1621</text:p>
          </table:table-cell>
          <table:table-cell office:value-type="float" office:value="1416" calcext:value-type="float">
            <text:p>1416</text:p>
          </table:table-cell>
          <table:table-cell table:number-columns-repeated="1002"/>
        </table:table-row>
        <table:table-row table:style-name="ro1">
          <table:table-cell office:value-type="date" office:date-value="2018-10-08" calcext:value-type="date">
            <text:p>08.10.2018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4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 table:style-name="ce22" table:formula="of:=IF(COUNTIF([.D9:.L9];&quot;+&quot;)&gt;COUNTIF([.D9:.L9];&quot;-&quot;);&quot;+&quot;;&quot;-&quot;)" office:value-type="string" office:string-value="+" calcext:value-type="string">
            <text:p>+</text:p>
          </table:table-cell>
          <table:table-cell table:style-name="ce24" table:formula="of:=COUNTIF([.D9:.L9];IF([.N9]=&quot;+&quot;;&quot;-&quot;;&quot;+&quot;))" office:value-type="float" office:value="2" calcext:value-type="float">
            <text:p>2</text:p>
          </table:table-cell>
          <table:table-cell office:value-type="float" office:value="6" calcext:value-type="float">
            <text:p>+6</text:p>
          </table:table-cell>
          <table:table-cell table:formula="of:=IF([.A9] = [.A8] ; [.Q8] ; [.Q8] + [.P8] + IF ([.A8] = [.A7] ; [.P7]; 0))" office:value-type="float" office:value="1621" calcext:value-type="float">
            <text:p>1621</text:p>
          </table:table-cell>
          <table:table-cell office:value-type="float" office:value="1582" calcext:value-type="float">
            <text:p>1582</text:p>
          </table:table-cell>
          <table:table-cell table:number-columns-repeated="1002"/>
        </table:table-row>
        <table:table-row table:style-name="ro1">
          <table:table-cell office:value-type="date" office:date-value="2018-11-12" calcext:value-type="date">
            <text:p>12.11.2018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4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/>
          <table:table-cell table:style-name="ce54"/>
          <table:table-cell table:style-name="ce22" table:formula="of:=IF(COUNTIF([.D10:.L10];&quot;+&quot;)&gt;COUNTIF([.D10:.L10];&quot;-&quot;);&quot;+&quot;;&quot;-&quot;)" office:value-type="string" office:string-value="+" calcext:value-type="string">
            <text:p>+</text:p>
          </table:table-cell>
          <table:table-cell table:style-name="ce24" table:formula="of:=COUNTIF([.D10:.L10];IF([.N10]=&quot;+&quot;;&quot;-&quot;;&quot;+&quot;))" office:value-type="float" office:value="1" calcext:value-type="float">
            <text:p>1</text:p>
          </table:table-cell>
          <table:table-cell office:value-type="float" office:value="4" calcext:value-type="float">
            <text:p>+4</text:p>
          </table:table-cell>
          <table:table-cell table:formula="of:=IF([.A10] = [.A9] ; [.Q9] ; [.Q9] + [.P9] + IF ([.A9] = [.A8] ; [.P8]; 0))" office:value-type="float" office:value="1612" calcext:value-type="float">
            <text:p>1612</text:p>
          </table:table-cell>
          <table:table-cell office:value-type="float" office:value="1548" calcext:value-type="float">
            <text:p>1548</text:p>
          </table:table-cell>
          <table:table-cell table:number-columns-repeated="1002"/>
        </table:table-row>
        <table:table-row table:style-name="ro1">
          <table:table-cell office:value-type="date" office:date-value="2018-11-12" calcext:value-type="date">
            <text:p>12.11.2018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4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4" office:value-type="float" office:value="6" calcext:value-type="float">
            <text:p>6</text:p>
          </table:table-cell>
          <table:table-cell/>
          <table:table-cell table:style-name="ce54"/>
          <table:table-cell/>
          <table:table-cell table:style-name="ce54"/>
          <table:table-cell table:style-name="ce22" table:formula="of:=IF(COUNTIF([.D11:.L11];&quot;+&quot;)&gt;COUNTIF([.D11:.L11];&quot;-&quot;);&quot;+&quot;;&quot;-&quot;)" office:value-type="string" office:string-value="+" calcext:value-type="string">
            <text:p>+</text:p>
          </table:table-cell>
          <table:table-cell table:style-name="ce24" table:formula="of:=COUNTIF([.D11:.L11];IF([.N11]=&quot;+&quot;;&quot;-&quot;;&quot;+&quot;))" office:value-type="float" office:value="0" calcext:value-type="float">
            <text:p>0</text:p>
          </table:table-cell>
          <table:table-cell office:value-type="float" office:value="5" calcext:value-type="float">
            <text:p>+5</text:p>
          </table:table-cell>
          <table:table-cell table:formula="of:=IF([.A11] = [.A10] ; [.Q10] ; [.Q10] + [.P10] + IF ([.A10] = [.A9] ; [.P9]; 0))" office:value-type="float" office:value="1612" calcext:value-type="float">
            <text:p>1612</text:p>
          </table:table-cell>
          <table:table-cell office:value-type="float" office:value="1563" calcext:value-type="float">
            <text:p>1563</text:p>
          </table:table-cell>
          <table:table-cell table:number-columns-repeated="1002"/>
        </table:table-row>
        <table:table-row table:style-name="ro1">
          <table:table-cell office:value-type="date" office:date-value="2018-11-19" calcext:value-type="date">
            <text:p>19.11.2018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4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/>
          <table:table-cell table:style-name="ce54"/>
          <table:table-cell table:style-name="ce22" table:formula="of:=IF(COUNTIF([.D12:.L12];&quot;+&quot;)&gt;COUNTIF([.D12:.L12];&quot;-&quot;);&quot;+&quot;;&quot;-&quot;)" office:value-type="string" office:string-value="+" calcext:value-type="string">
            <text:p>+</text:p>
          </table:table-cell>
          <table:table-cell table:style-name="ce24" table:formula="of:=COUNTIF([.D12:.L12];IF([.N12]=&quot;+&quot;;&quot;-&quot;;&quot;+&quot;))" office:value-type="float" office:value="1" calcext:value-type="float">
            <text:p>1</text:p>
          </table:table-cell>
          <table:table-cell office:value-type="float" office:value="10" calcext:value-type="float">
            <text:p>+10</text:p>
          </table:table-cell>
          <table:table-cell table:formula="of:=IF([.A12] = [.A11] ; [.Q11] ; [.Q11] + [.P11] + IF ([.A11] = [.A10] ; [.P10]; 0))" office:value-type="float" office:value="1621" calcext:value-type="float">
            <text:p>1621</text:p>
          </table:table-cell>
          <table:table-cell office:value-type="float" office:value="1646" calcext:value-type="float">
            <text:p>1646</text:p>
          </table:table-cell>
          <table:table-cell table:number-columns-repeated="1002"/>
        </table:table-row>
        <table:table-row table:style-name="ro1">
          <table:table-cell office:value-type="date" office:date-value="2018-11-19" calcext:value-type="date">
            <text:p>19.11.2018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4" office:value-type="float" office:value="5" calcext:value-type="float">
            <text:p>5</text:p>
          </table:table-cell>
          <table:table-cell table:style-name="ce22" table:formula="of:=IF(COUNTIF([.D13:.L13];&quot;+&quot;)&gt;COUNTIF([.D13:.L13];&quot;-&quot;);&quot;+&quot;;&quot;-&quot;)" office:value-type="string" office:string-value="+" calcext:value-type="string">
            <text:p>+</text:p>
          </table:table-cell>
          <table:table-cell table:style-name="ce24" table:formula="of:=COUNTIF([.D13:.L13];IF([.N13]=&quot;+&quot;;&quot;-&quot;;&quot;+&quot;))" office:value-type="float" office:value="2" calcext:value-type="float">
            <text:p>2</text:p>
          </table:table-cell>
          <table:table-cell office:value-type="float" office:value="11" calcext:value-type="float">
            <text:p>+11</text:p>
          </table:table-cell>
          <table:table-cell table:formula="of:=IF([.A13] = [.A12] ; [.Q12] ; [.Q12] + [.P12] + IF ([.A12] = [.A11] ; [.P11]; 0))" office:value-type="float" office:value="1621" calcext:value-type="float">
            <text:p>1621</text:p>
          </table:table-cell>
          <table:table-cell office:value-type="float" office:value="1682" calcext:value-type="float">
            <text:p>1682</text:p>
          </table:table-cell>
          <table:table-cell table:number-columns-repeated="1002"/>
        </table:table-row>
        <table:table-row table:style-name="ro1">
          <table:table-cell office:value-type="date" office:date-value="2018-11-25" calcext:value-type="date">
            <text:p>25.11.2018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/>
          <table:table-cell table:style-name="ce54"/>
          <table:table-cell table:style-name="ce22" table:formula="of:=IF(COUNTIF([.D14:.L14];&quot;+&quot;)&gt;COUNTIF([.D14:.L14];&quot;-&quot;);&quot;+&quot;;&quot;-&quot;)" office:value-type="string" office:string-value="+" calcext:value-type="string">
            <text:p>+</text:p>
          </table:table-cell>
          <table:table-cell table:style-name="ce24" table:formula="of:=COUNTIF([.D14:.L14];IF([.N14]=&quot;+&quot;;&quot;-&quot;;&quot;+&quot;))" office:value-type="float" office:value="1" calcext:value-type="float">
            <text:p>1</text:p>
          </table:table-cell>
          <table:table-cell office:value-type="float" office:value="4" calcext:value-type="float">
            <text:p>+4</text:p>
          </table:table-cell>
          <table:table-cell table:formula="of:=IF([.A14] = [.A13] ; [.Q13] ; [.Q13] + [.P13] + IF ([.A13] = [.A12] ; [.P12]; 0))" office:value-type="float" office:value="1642" calcext:value-type="float">
            <text:p>1642</text:p>
          </table:table-cell>
          <table:table-cell office:value-type="float" office:value="1572" calcext:value-type="float">
            <text:p>1572</text:p>
          </table:table-cell>
          <table:table-cell table:number-columns-repeated="1002"/>
        </table:table-row>
        <table:table-row table:style-name="ro1">
          <table:table-cell office:value-type="date" office:date-value="2018-11-25" calcext:value-type="date">
            <text:p>25.11.2018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4" office:value-type="float" office:value="6" calcext:value-type="float">
            <text:p>6</text:p>
          </table:table-cell>
          <table:table-cell/>
          <table:table-cell table:style-name="ce54"/>
          <table:table-cell/>
          <table:table-cell table:style-name="ce54"/>
          <table:table-cell table:style-name="ce22" table:formula="of:=IF(COUNTIF([.D15:.L15];&quot;+&quot;)&gt;COUNTIF([.D15:.L15];&quot;-&quot;);&quot;+&quot;;&quot;-&quot;)" office:value-type="string" office:string-value="-" calcext:value-type="string">
            <text:p>-</text:p>
          </table:table-cell>
          <table:table-cell table:style-name="ce24" table:formula="of:=COUNTIF([.D15:.L15];IF([.N15]=&quot;+&quot;;&quot;-&quot;;&quot;+&quot;))"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table:formula="of:=IF([.A15] = [.A14] ; [.Q14] ; [.Q14] + [.P14] + IF ([.A14] = [.A13] ; [.P13]; 0))" office:value-type="float" office:value="1642" calcext:value-type="float">
            <text:p>1642</text:p>
          </table:table-cell>
          <table:table-cell office:value-type="float" office:value="1603" calcext:value-type="float">
            <text:p>1603</text:p>
          </table:table-cell>
          <table:table-cell table:number-columns-repeated="1002"/>
        </table:table-row>
        <table:table-row table:style-name="ro1">
          <table:table-cell office:value-type="date" office:date-value="2018-11-26" calcext:value-type="date">
            <text:p>26.11.2018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4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54" office:value-type="float" office:value="5" calcext:value-type="float">
            <text:p>5</text:p>
          </table:table-cell>
          <table:table-cell table:style-name="ce22" table:formula="of:=IF(COUNTIF([.D16:.L16];&quot;+&quot;)&gt;COUNTIF([.D16:.L16];&quot;-&quot;);&quot;+&quot;;&quot;-&quot;)" office:value-type="string" office:string-value="-" calcext:value-type="string">
            <text:p>-</text:p>
          </table:table-cell>
          <table:table-cell table:style-name="ce24" table:formula="of:=COUNTIF([.D16:.L16];IF([.N16]=&quot;+&quot;;&quot;-&quot;;&quot;+&quot;))" office:value-type="float" office:value="2" calcext:value-type="float">
            <text:p>2</text:p>
          </table:table-cell>
          <table:table-cell office:value-type="float" office:value="-15" calcext:value-type="float">
            <text:p>-15</text:p>
          </table:table-cell>
          <table:table-cell table:formula="of:=IF([.A16] = [.A15] ; [.Q15] ; [.Q15] + [.P15] + IF ([.A15] = [.A14] ; [.P14]; 0))" office:value-type="float" office:value="1636" calcext:value-type="float">
            <text:p>1636</text:p>
          </table:table-cell>
          <table:table-cell office:value-type="float" office:value="1442" calcext:value-type="float">
            <text:p>1442</text:p>
          </table:table-cell>
          <table:table-cell table:number-columns-repeated="1002"/>
        </table:table-row>
        <table:table-row table:style-name="ro1">
          <table:table-cell office:value-type="date" office:date-value="2018-11-26" calcext:value-type="date">
            <text:p>26.11.2018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4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4" office:value-type="float" office:value="4" calcext:value-type="float">
            <text:p>4</text:p>
          </table:table-cell>
          <table:table-cell/>
          <table:table-cell table:style-name="ce54"/>
          <table:table-cell table:style-name="ce22" table:formula="of:=IF(COUNTIF([.D17:.L17];&quot;+&quot;)&gt;COUNTIF([.D17:.L17];&quot;-&quot;);&quot;+&quot;;&quot;-&quot;)" office:value-type="string" office:string-value="+" calcext:value-type="string">
            <text:p>+</text:p>
          </table:table-cell>
          <table:table-cell table:style-name="ce24" table:formula="of:=COUNTIF([.D17:.L17];IF([.N17]=&quot;+&quot;;&quot;-&quot;;&quot;+&quot;))" office:value-type="float" office:value="1" calcext:value-type="float">
            <text:p>1</text:p>
          </table:table-cell>
          <table:table-cell office:value-type="float" office:value="2" calcext:value-type="float">
            <text:p>+2</text:p>
          </table:table-cell>
          <table:table-cell table:formula="of:=IF([.A17] = [.A16] ; [.Q16] ; [.Q16] + [.P16] + IF ([.A16] = [.A15] ; [.P15]; 0))" office:value-type="float" office:value="1636" calcext:value-type="float">
            <text:p>1636</text:p>
          </table:table-cell>
          <table:table-cell office:value-type="float" office:value="1510" calcext:value-type="float">
            <text:p>1510</text:p>
          </table:table-cell>
          <table:table-cell table:number-columns-repeated="1002"/>
        </table:table-row>
        <table:table-row table:style-name="ro1">
          <table:table-cell office:value-type="date" office:date-value="2019-01-11" calcext:value-type="date">
            <text:p>11.01.2019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4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4" office:value-type="float" office:value="16" calcext:value-type="float">
            <text:p>16</text:p>
          </table:table-cell>
          <table:table-cell/>
          <table:table-cell table:style-name="ce54"/>
          <table:table-cell table:style-name="ce22" table:formula="of:=IF(COUNTIF([.D18:.L18];&quot;+&quot;)&gt;COUNTIF([.D18:.L18];&quot;-&quot;);&quot;+&quot;;&quot;-&quot;)" office:value-type="string" office:string-value="-" calcext:value-type="string">
            <text:p>-</text:p>
          </table:table-cell>
          <table:table-cell table:style-name="ce24" table:formula="of:=COUNTIF([.D18:.L18];IF([.N18]=&quot;+&quot;;&quot;-&quot;;&quot;+&quot;))" office:value-type="float" office:value="1" calcext:value-type="float">
            <text:p>1</text:p>
          </table:table-cell>
          <table:table-cell office:value-type="float" office:value="-14" calcext:value-type="float">
            <text:p>-14</text:p>
          </table:table-cell>
          <table:table-cell table:formula="of:=IF([.A18] = [.A17] ; [.Q17] ; [.Q17] + [.P17] + IF ([.A17] = [.A16] ; [.P16]; 0))" office:value-type="float" office:value="1623" calcext:value-type="float">
            <text:p>1623</text:p>
          </table:table-cell>
          <table:table-cell office:value-type="float" office:value="1481" calcext:value-type="float">
            <text:p>1481</text:p>
          </table:table-cell>
          <table:table-cell table:number-columns-repeated="1002"/>
        </table:table-row>
        <table:table-row table:style-name="ro1">
          <table:table-cell office:value-type="date" office:date-value="2019-01-11" calcext:value-type="date">
            <text:p>11.01.2019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4" office:value-type="float" office:value="13" calcext:value-type="float">
            <text:p>13</text:p>
          </table:table-cell>
          <table:table-cell table:style-name="ce22" table:formula="of:=IF(COUNTIF([.D19:.L19];&quot;+&quot;)&gt;COUNTIF([.D19:.L19];&quot;-&quot;);&quot;+&quot;;&quot;-&quot;)" office:value-type="string" office:string-value="+" calcext:value-type="string">
            <text:p>+</text:p>
          </table:table-cell>
          <table:table-cell table:style-name="ce24" table:formula="of:=COUNTIF([.D19:.L19];IF([.N19]=&quot;+&quot;;&quot;-&quot;;&quot;+&quot;))" office:value-type="float" office:value="2" calcext:value-type="float">
            <text:p>2</text:p>
          </table:table-cell>
          <table:table-cell office:value-type="float" office:value="5" calcext:value-type="float">
            <text:p>+5</text:p>
          </table:table-cell>
          <table:table-cell table:formula="of:=IF([.A19] = [.A18] ; [.Q18] ; [.Q18] + [.P18] + IF ([.A18] = [.A17] ; [.P17]; 0))" office:value-type="float" office:value="1623" calcext:value-type="float">
            <text:p>1623</text:p>
          </table:table-cell>
          <table:table-cell office:value-type="float" office:value="1563" calcext:value-type="float">
            <text:p>1563</text:p>
          </table:table-cell>
          <table:table-cell table:number-columns-repeated="1002"/>
        </table:table-row>
        <table:table-row table:style-name="ro1">
          <table:table-cell office:value-type="date" office:date-value="2019-01-21" calcext:value-type="date">
            <text:p>21.01.2019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4" office:value-type="float" office:value="6" calcext:value-type="float">
            <text:p>6</text:p>
          </table:table-cell>
          <table:table-cell/>
          <table:table-cell table:style-name="ce54"/>
          <table:table-cell/>
          <table:table-cell table:style-name="ce54"/>
          <table:table-cell table:style-name="ce22" table:formula="of:=IF(COUNTIF([.D20:.L20];&quot;+&quot;)&gt;COUNTIF([.D20:.L20];&quot;-&quot;);&quot;+&quot;;&quot;-&quot;)" office:value-type="string" office:string-value="+" calcext:value-type="string">
            <text:p>+</text:p>
          </table:table-cell>
          <table:table-cell table:style-name="ce24" table:formula="of:=COUNTIF([.D20:.L20];IF([.N20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IF([.A20] = [.A19] ; [.Q19] ; [.Q19] + [.P19] + IF ([.A19] = [.A18] ; [.P18]; 0))" office:value-type="float" office:value="1614" calcext:value-type="float">
            <text:p>1614</text:p>
          </table:table-cell>
          <table:table-cell office:value-type="float" office:value="1513" calcext:value-type="float">
            <text:p>1513</text:p>
          </table:table-cell>
          <table:table-cell table:number-columns-repeated="1002"/>
        </table:table-row>
        <table:table-row table:style-name="ro1">
          <table:table-cell office:value-type="date" office:date-value="2019-01-21" calcext:value-type="date">
            <text:p>21.01.2019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4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4" office:value-type="float" office:value="6" calcext:value-type="float">
            <text:p>6</text:p>
          </table:table-cell>
          <table:table-cell table:style-name="ce22" table:formula="of:=IF(COUNTIF([.D21:.L21];&quot;+&quot;)&gt;COUNTIF([.D21:.L21];&quot;-&quot;);&quot;+&quot;;&quot;-&quot;)" office:value-type="string" office:string-value="+" calcext:value-type="string">
            <text:p>+</text:p>
          </table:table-cell>
          <table:table-cell table:style-name="ce24" table:formula="of:=COUNTIF([.D21:.L21];IF([.N21]=&quot;+&quot;;&quot;-&quot;;&quot;+&quot;))" office:value-type="float" office:value="2" calcext:value-type="float">
            <text:p>2</text:p>
          </table:table-cell>
          <table:table-cell office:value-type="float" office:value="2" calcext:value-type="float">
            <text:p>+2</text:p>
          </table:table-cell>
          <table:table-cell table:formula="of:=IF([.A21] = [.A20] ; [.Q20] ; [.Q20] + [.P20] + IF ([.A20] = [.A19] ; [.P19]; 0))" office:value-type="float" office:value="1614" calcext:value-type="float">
            <text:p>1614</text:p>
          </table:table-cell>
          <table:table-cell office:value-type="float" office:value="1433" calcext:value-type="float">
            <text:p>1433</text:p>
          </table:table-cell>
          <table:table-cell table:number-columns-repeated="1002"/>
        </table:table-row>
        <table:table-row table:style-name="ro1">
          <table:table-cell office:value-type="date" office:date-value="2019-02-13" calcext:value-type="date">
            <text:p>13.02.2019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4" office:value-type="float" office:value="9" calcext:value-type="float">
            <text:p>9</text:p>
          </table:table-cell>
          <table:table-cell table:style-name="ce22" table:formula="of:=IF(COUNTIF([.D22:.L22];&quot;+&quot;)&gt;COUNTIF([.D22:.L22];&quot;-&quot;);&quot;+&quot;;&quot;-&quot;)" office:value-type="string" office:string-value="+" calcext:value-type="string">
            <text:p>+</text:p>
          </table:table-cell>
          <table:table-cell table:style-name="ce24" table:formula="of:=COUNTIF([.D22:.L22];IF([.N22]=&quot;+&quot;;&quot;-&quot;;&quot;+&quot;))" office:value-type="float" office:value="2" calcext:value-type="float">
            <text:p>2</text:p>
          </table:table-cell>
          <table:table-cell office:value-type="float" office:value="2" calcext:value-type="float">
            <text:p>+2</text:p>
          </table:table-cell>
          <table:table-cell table:formula="of:=IF([.A22] = [.A21] ; [.Q21] ; [.Q21] + [.P21] + IF ([.A21] = [.A20] ; [.P20]; 0))" office:value-type="float" office:value="1617" calcext:value-type="float">
            <text:p>1617</text:p>
          </table:table-cell>
          <table:table-cell office:value-type="float" office:value="1470" calcext:value-type="float">
            <text:p>1470</text:p>
          </table:table-cell>
          <table:table-cell table:number-columns-repeated="1002"/>
        </table:table-row>
        <table:table-row table:style-name="ro1">
          <table:table-cell office:value-type="date" office:date-value="2019-02-13" calcext:value-type="date">
            <text:p>13.02.2019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4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style-name="ce54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54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54" office:value-type="float" office:value="9" calcext:value-type="float">
            <text:p>9</text:p>
          </table:table-cell>
          <table:table-cell/>
          <table:table-cell table:style-name="ce54"/>
          <table:table-cell table:style-name="ce22" table:formula="of:=IF(COUNTIF([.D23:.L23];&quot;+&quot;)&gt;COUNTIF([.D23:.L23];&quot;-&quot;);&quot;+&quot;;&quot;-&quot;)" office:value-type="string" office:string-value="+" calcext:value-type="string">
            <text:p>+</text:p>
          </table:table-cell>
          <table:table-cell table:style-name="ce24" table:formula="of:=COUNTIF([.D23:.L23];IF([.N23]=&quot;+&quot;;&quot;-&quot;;&quot;+&quot;))" office:value-type="float" office:value="1" calcext:value-type="float">
            <text:p>1</text:p>
          </table:table-cell>
          <table:table-cell office:value-type="float" office:value="2" calcext:value-type="float">
            <text:p>+2</text:p>
          </table:table-cell>
          <table:table-cell table:formula="of:=IF([.A23] = [.A22] ; [.Q22] ; [.Q22] + [.P22] + IF ([.A22] = [.A21] ; [.P21]; 0))" office:value-type="float" office:value="1617" calcext:value-type="float">
            <text:p>1617</text:p>
          </table:table-cell>
          <table:table-cell office:value-type="float" office:value="1477" calcext:value-type="float">
            <text:p>1477</text:p>
          </table:table-cell>
          <table:table-cell table:number-columns-repeated="1002"/>
        </table:table-row>
        <table:table-row table:style-name="ro1">
          <table:table-cell office:value-type="date" office:date-value="2019-02-18" calcext:value-type="date">
            <text:p>18.02.2019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4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/>
          <table:table-cell table:style-name="ce54"/>
          <table:table-cell/>
          <table:table-cell table:style-name="ce54"/>
          <table:table-cell table:style-name="ce22" table:formula="of:=IF(COUNTIF([.D24:.L24];&quot;+&quot;)&gt;COUNTIF([.D24:.L24];&quot;-&quot;);&quot;+&quot;;&quot;-&quot;)" office:value-type="string" office:string-value="+" calcext:value-type="string">
            <text:p>+</text:p>
          </table:table-cell>
          <table:table-cell table:style-name="ce24" table:formula="of:=COUNTIF([.D24:.L24];IF([.N24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IF([.A24] = [.A23] ; [.Q23] ; [.Q23] + [.P23] + IF ([.A23] = [.A22] ; [.P22]; 0))" office:value-type="float" office:value="1621" calcext:value-type="float">
            <text:p>1621</text:p>
          </table:table-cell>
          <table:table-cell office:value-type="float" office:value="1448" calcext:value-type="float">
            <text:p>1448</text:p>
          </table:table-cell>
          <table:table-cell table:number-columns-repeated="1002"/>
        </table:table-row>
        <table:table-row table:style-name="ro1">
          <table:table-cell office:value-type="date" office:date-value="2019-02-27" calcext:value-type="date">
            <text:p>27.02.2019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4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54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4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54" office:value-type="float" office:value="9" calcext:value-type="float">
            <text:p>9</text:p>
          </table:table-cell>
          <table:table-cell/>
          <table:table-cell table:style-name="ce54"/>
          <table:table-cell table:style-name="ce22" table:formula="of:=IF(COUNTIF([.D25:.L25];&quot;+&quot;)&gt;COUNTIF([.D25:.L25];&quot;-&quot;);&quot;+&quot;;&quot;-&quot;)" office:value-type="string" office:string-value="-" calcext:value-type="string">
            <text:p>-</text:p>
          </table:table-cell>
          <table:table-cell table:style-name="ce24" table:formula="of:=COUNTIF([.D25:.L25];IF([.N25]=&quot;+&quot;;&quot;-&quot;;&quot;+&quot;))"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formula="of:=IF([.A25] = [.A24] ; [.Q24] ; [.Q24] + [.P24] + IF ([.A24] = [.A23] ; [.P23]; 0))" office:value-type="float" office:value="1622" calcext:value-type="float">
            <text:p>1622</text:p>
          </table:table-cell>
          <table:table-cell office:value-type="float" office:value="1587" calcext:value-type="float">
            <text:p>1587</text:p>
          </table:table-cell>
          <table:table-cell table:number-columns-repeated="1002"/>
        </table:table-row>
        <table:table-row table:style-name="ro1">
          <table:table-cell office:value-type="date" office:date-value="2019-02-27" calcext:value-type="date">
            <text:p>27.02.2019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4" office:value-type="float" office:value="6" calcext:value-type="float">
            <text:p>6</text:p>
          </table:table-cell>
          <table:table-cell/>
          <table:table-cell table:style-name="ce54"/>
          <table:table-cell table:style-name="ce22" table:formula="of:=IF(COUNTIF([.D26:.L26];&quot;+&quot;)&gt;COUNTIF([.D26:.L26];&quot;-&quot;);&quot;+&quot;;&quot;-&quot;)" office:value-type="string" office:string-value="-" calcext:value-type="string">
            <text:p>-</text:p>
          </table:table-cell>
          <table:table-cell table:style-name="ce24" table:formula="of:=COUNTIF([.D26:.L26];IF([.N26]=&quot;+&quot;;&quot;-&quot;;&quot;+&quot;))"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table:formula="of:=IF([.A26] = [.A25] ; [.Q25] ; [.Q25] + [.P25] + IF ([.A25] = [.A24] ; [.P24]; 0))" office:value-type="float" office:value="1622" calcext:value-type="float">
            <text:p>1622</text:p>
          </table:table-cell>
          <table:table-cell office:value-type="float" office:value="1628" calcext:value-type="float">
            <text:p>1628</text:p>
          </table:table-cell>
          <table:table-cell table:number-columns-repeated="1002"/>
        </table:table-row>
        <table:table-row table:style-name="ro1">
          <table:table-cell office:value-type="date" office:date-value="2019-03-04" calcext:value-type="date">
            <text:p>04.03.2019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4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style-name="ce54" office:value-type="float" office:value="9" calcext:value-type="float">
            <text:p>9</text:p>
          </table:table-cell>
          <table:table-cell/>
          <table:table-cell table:style-name="ce54"/>
          <table:table-cell/>
          <table:table-cell table:style-name="ce54"/>
          <table:table-cell table:style-name="ce22" table:formula="of:=IF(COUNTIF([.D27:.L27];&quot;+&quot;)&gt;COUNTIF([.D27:.L27];&quot;-&quot;);&quot;+&quot;;&quot;-&quot;)" office:value-type="string" office:string-value="+" calcext:value-type="string">
            <text:p>+</text:p>
          </table:table-cell>
          <table:table-cell table:style-name="ce24" table:formula="of:=COUNTIF([.D27:.L27];IF([.N27]=&quot;+&quot;;&quot;-&quot;;&quot;+&quot;))" office:value-type="float" office:value="0" calcext:value-type="float">
            <text:p>0</text:p>
          </table:table-cell>
          <table:table-cell/>
          <table:table-cell table:formula="of:=IF([.A27] = [.A26] ; [.Q26] ; [.Q26] + [.P26] + IF ([.A26] = [.A25] ; [.P25]; 0))" office:value-type="float" office:value="1604" calcext:value-type="float">
            <text:p>1604</text:p>
          </table:table-cell>
          <table:table-cell table:number-columns-repeated="1003"/>
        </table:table-row>
        <table:table-row table:style-name="ro1">
          <table:table-cell office:value-type="date" office:date-value="2019-03-04" calcext:value-type="date">
            <text:p>04.03.2019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54" office:value-type="float" office:value="12" calcext:value-type="float">
            <text:p>12</text:p>
          </table:table-cell>
          <table:table-cell office:value-type="string" calcext:value-type="string">
            <text:p>+</text:p>
          </table:table-cell>
          <table:table-cell table:style-name="ce54" office:value-type="float" office:value="10" calcext:value-type="float">
            <text:p>10</text:p>
          </table:table-cell>
          <table:table-cell/>
          <table:table-cell table:style-name="ce54"/>
          <table:table-cell/>
          <table:table-cell table:style-name="ce54"/>
          <table:table-cell table:style-name="ce22" table:formula="of:=IF(COUNTIF([.D28:.L28];&quot;+&quot;)&gt;COUNTIF([.D28:.L28];&quot;-&quot;);&quot;+&quot;;&quot;-&quot;)" office:value-type="string" office:string-value="+" calcext:value-type="string">
            <text:p>+</text:p>
          </table:table-cell>
          <table:table-cell table:style-name="ce24" table:formula="of:=COUNTIF([.D28:.L28];IF([.N28]=&quot;+&quot;;&quot;-&quot;;&quot;+&quot;))" office:value-type="float" office:value="0" calcext:value-type="float">
            <text:p>0</text:p>
          </table:table-cell>
          <table:table-cell/>
          <table:table-cell table:formula="of:=IF([.A28] = [.A27] ; [.Q27] ; [.Q27] + [.P27] + IF ([.A27] = [.A26] ; [.P26]; 0))" office:value-type="float" office:value="1604" calcext:value-type="float">
            <text:p>1604</text:p>
          </table:table-cell>
          <table:table-cell table:number-columns-repeated="1003"/>
        </table:table-row>
        <table:table-row table:style-name="ro1">
          <table:table-cell office:value-type="date" office:date-value="2019-03-05" calcext:value-type="date">
            <text:p>05.03.2019</text:p>
          </table:table-cell>
          <table:table-cell table:number-columns-repeated="3"/>
          <table:table-cell table:style-name="ce54"/>
          <table:table-cell/>
          <table:table-cell table:style-name="ce54"/>
          <table:table-cell/>
          <table:table-cell table:style-name="ce54"/>
          <table:table-cell/>
          <table:table-cell table:style-name="ce54"/>
          <table:table-cell/>
          <table:table-cell table:style-name="ce54"/>
          <table:table-cell table:number-columns-repeated="3"/>
          <table:table-cell table:formula="of:=IF([.A29] = [.A28] ; [.Q28] ; [.Q28] + [.P28] + IF ([.A28] = [.A27] ; [.P27]; 0))" office:value-type="float" office:value="1604" calcext:value-type="float">
            <text:p>1604</text:p>
          </table:table-cell>
          <table:table-cell table:number-columns-repeated="1003"/>
        </table:table-row>
        <table:table-row table:style-name="ro1" table:number-rows-repeated="28">
          <table:table-cell table:number-columns-repeated="4"/>
          <table:table-cell table:style-name="ce54"/>
          <table:table-cell/>
          <table:table-cell table:style-name="ce54"/>
          <table:table-cell/>
          <table:table-cell table:style-name="ce54"/>
          <table:table-cell/>
          <table:table-cell table:style-name="ce54"/>
          <table:table-cell/>
          <table:table-cell table:style-name="ce54"/>
          <table:table-cell table:number-columns-repeated="1007"/>
        </table:table-row>
        <table:table-row table:style-name="ro1" table:number-rows-repeated="1048518">
          <table:table-cell table:number-columns-repeated="1020"/>
        </table:table-row>
        <table:table-row table:style-name="ro1">
          <table:table-cell table:number-columns-repeated="1020"/>
        </table:table-row>
        <calcext:conditional-formats>
          <calcext:conditional-format calcext:target-range-address="'2018-2019'.E4:'2018-2019'.E57 '2018-2019'.G4:'2018-2019'.G57 '2018-2019'.I4:'2018-2019'.I57 '2018-2019'.K4:'2018-2019'.K57 '2018-2019'.M2:'2018-2019'.M57 '2018-2019'.E2:'2018-2019'.E3 '2018-2019'.G2:'2018-2019'.G3 '2018-2019'.I2:'2018-2019'.I3 '2018-2019'.K2:'2018-2019'.K3">
            <calcext:condition calcext:apply-style-name="Verlaengerung" calcext:value="&gt;=10" calcext:base-cell-address="'2018-2019'.E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text-style style:name="N100">
      <number:text-content/>
    </number:text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P0" style:volatile="true">
      <number:number number:decimal-places="0" loext:min-decimal-places="0" number:min-integer-digits="1"/>
    </number:number-style>
    <number:number-style style:name="N109">
      <style:text-properties fo:color="#ff0000"/>
      <number:text>-</number:text>
      <number:number number:decimal-places="0" loext:min-decimal-places="0" number:min-integer-digits="1"/>
      <style:map style:condition="value()&gt;=0" style:apply-style-name="N109P0"/>
    </number:number-style>
    <number:number-style style:name="N111P0" style:volatile="true">
      <style:text-properties fo:color="#00ff00"/>
      <number:text>+</number:text>
      <number:number number:decimal-places="0" loext:min-decimal-places="0" number:min-integer-digits="1"/>
    </number:number-style>
    <number:number-style style:name="N111">
      <style:text-properties fo:color="#ff0000"/>
      <number:text>-</number:text>
      <number:number number:decimal-places="0" loext:min-decimal-places="0" number:min-integer-digits="1"/>
      <style:map style:condition="value()&gt;=0" style:apply-style-name="N111P0"/>
    </number:number-style>
    <number:number-style style:name="N113P0" style:volatile="true">
      <style:text-properties fo:color="#0000ff"/>
      <number:text>+</number:text>
      <number:number number:decimal-places="0" loext:min-decimal-places="0" number:min-integer-digits="1"/>
    </number:number-style>
    <number:number-style style:name="N113">
      <style:text-properties fo:color="#ff0000"/>
      <number:text>-</number:text>
      <number:number number:decimal-places="0" loext:min-decimal-places="0" number:min-integer-digits="1"/>
      <style:map style:condition="value()&gt;=0" style:apply-style-name="N113P0"/>
    </number:number-style>
    <style:style style:name="Default" style:family="table-cell">
      <style:table-cell-properties style:text-align-source="fix" style:repeat-content="false" style:vertical-align="top" loext:vertical-justify="auto"/>
      <style:paragraph-properties fo:text-align="start" css3t:text-justify="auto"/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 style:data-style-name="N100">
      <style:table-cell-properties style:text-align-source="value-type" style:repeat-content="false" fo:background-color="transparent" loext:vertical-justify="auto"/>
      <style:paragraph-properties css3t:text-justify="auto"/>
      <style:text-properties fo:font-size="9pt" fo:font-weight="bold"/>
    </style:style>
    <style:style style:name="Heading1" style:family="table-cell" style:parent-style-name="Heading">
      <style:table-cell-properties style:rotation-angle="90"/>
    </style:style>
    <style:style style:name="Verlaengerung" style:family="table-cell" style:parent-style-name="Default">
      <style:table-cell-properties style:text-align-source="fix" style:repeat-content="false" loext:vertical-justify="auto"/>
      <style:paragraph-properties fo:text-align="center" css3t:text-justify="auto"/>
      <style:text-properties fo:color="#ff99ff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5">00.00.0000</text:date>, <text:time style:data-style-name="N2" text:time-value="12:59:39.019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kkart Kleinod</meta:initial-creator>
    <meta:creation-date>2015-09-15T10:21:48.112000000</meta:creation-date>
    <meta:editing-cycles>391</meta:editing-cycles>
    <meta:editing-duration>PT5H24M53S</meta:editing-duration>
    <dc:title>Saison Ekkart</dc:title>
    <dc:date>2019-03-05T13:05:55.402000000</dc:date>
    <meta:generator>LibreOffice/6.1.3.2$Windows_X86_64 LibreOffice_project/86daf60bf00efa86ad547e59e09d6bb77c699acb</meta:generator>
    <dc:creator>Ekkart Kleinod</dc:creator>
    <meta:document-statistic meta:table-count="3" meta:cell-count="1760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step-start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abel-arrangement="stagger-even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8.735cm" svg:height="6.827cm" xlink:href=".." xlink:type="simple" chart:class="chart:line" chart:style-name="ch1">
        <chart:title svg:x="8.093cm" svg:y="0.272cm" chart:style-name="ch2">
          <text:p>Entwicklung</text:p>
        </chart:title>
        <chart:plot-area chart:style-name="ch3" table:cell-range-address="'2015-2016'.A2:'2015-2016'.A35 '2015-2016'.Q1:'2015-2016'.Q35" chart:data-source-has-labels="both" svg:x="0.374cm" svg:y="1.187cm" svg:width="17.987cm" svg:height="5.504cm">
          <chartooo:coordinate-region svg:x="2.359cm" svg:y="1.386cm" svg:width="15.811cm" svg:height="4.658cm"/>
          <chart:axis chart:dimension="x" chart:name="primary-x" chart:style-name="ch4" chartooo:axis-type="auto">
            <chartooo:date-scale/>
            <chart:categories table:cell-range-address="'2015-2016'.A2:'2015-2016'.A35"/>
          </chart:axis>
          <chart:axis chart:dimension="y" chart:name="primary-y" chart:style-name="ch5"/>
          <chart:series chart:style-name="ch6" chart:values-cell-range-address="'2015-2016'.Q2:'2015-2016'.Q35" chart:label-cell-address="'2015-2016'.Q1:'2015-2016'.Q1" chart:class="chart:line">
            <chart:data-point chart:repeated="3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ve-PZ</text:p>
                <draw:g>
                  <svg:desc>'2015-2016'.Q1:'2015-2016'.Q1</svg:desc>
                </draw:g>
              </table:table-cell>
            </table:table-row>
          </table:table-header-rows>
          <table:table-rows>
            <table:table-row>
              <table:table-cell office:value-type="float" office:value="42257">
                <text:p>42257</text:p>
                <draw:g>
                  <svg:desc>'2015-2016'.A2:'2015-2016'.A35</svg:desc>
                </draw:g>
              </table:table-cell>
              <table:table-cell office:value-type="float" office:value="1607">
                <text:p>1607</text:p>
                <draw:g>
                  <svg:desc>'2015-2016'.Q2:'2015-2016'.Q35</svg:desc>
                </draw:g>
              </table:table-cell>
            </table:table-row>
            <table:table-row>
              <table:table-cell office:value-type="float" office:value="42257">
                <text:p>42257</text:p>
              </table:table-cell>
              <table:table-cell office:value-type="float" office:value="1607">
                <text:p>1607</text:p>
              </table:table-cell>
            </table:table-row>
            <table:table-row>
              <table:table-cell office:value-type="float" office:value="42261">
                <text:p>42261</text:p>
              </table:table-cell>
              <table:table-cell office:value-type="float" office:value="1608">
                <text:p>1608</text:p>
              </table:table-cell>
            </table:table-row>
            <table:table-row>
              <table:table-cell office:value-type="float" office:value="42261">
                <text:p>42261</text:p>
              </table:table-cell>
              <table:table-cell office:value-type="float" office:value="1608">
                <text:p>1608</text:p>
              </table:table-cell>
            </table:table-row>
            <table:table-row>
              <table:table-cell office:value-type="float" office:value="42275">
                <text:p>42275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float" office:value="42275">
                <text:p>42275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float" office:value="42281">
                <text:p>42281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float" office:value="42281">
                <text:p>42281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float" office:value="42284">
                <text:p>42284</text:p>
              </table:table-cell>
              <table:table-cell office:value-type="float" office:value="1587">
                <text:p>1587</text:p>
              </table:table-cell>
            </table:table-row>
            <table:table-row>
              <table:table-cell office:value-type="float" office:value="42284">
                <text:p>42284</text:p>
              </table:table-cell>
              <table:table-cell office:value-type="float" office:value="1587">
                <text:p>1587</text:p>
              </table:table-cell>
            </table:table-row>
            <table:table-row>
              <table:table-cell office:value-type="float" office:value="42314">
                <text:p>42314</text:p>
              </table:table-cell>
              <table:table-cell office:value-type="float" office:value="1576">
                <text:p>1576</text:p>
              </table:table-cell>
            </table:table-row>
            <table:table-row>
              <table:table-cell office:value-type="float" office:value="42320">
                <text:p>42320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2320">
                <text:p>42320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2327">
                <text:p>42327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2327">
                <text:p>42327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2331">
                <text:p>42331</text:p>
              </table:table-cell>
              <table:table-cell office:value-type="float" office:value="1562">
                <text:p>1562</text:p>
              </table:table-cell>
            </table:table-row>
            <table:table-row>
              <table:table-cell office:value-type="float" office:value="42390">
                <text:p>42390</text:p>
              </table:table-cell>
              <table:table-cell office:value-type="float" office:value="1561">
                <text:p>1561</text:p>
              </table:table-cell>
            </table:table-row>
            <table:table-row>
              <table:table-cell office:value-type="float" office:value="42390">
                <text:p>42390</text:p>
              </table:table-cell>
              <table:table-cell office:value-type="float" office:value="1561">
                <text:p>1561</text:p>
              </table:table-cell>
            </table:table-row>
            <table:table-row>
              <table:table-cell office:value-type="float" office:value="42410">
                <text:p>42410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float" office:value="42410">
                <text:p>42410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float" office:value="42414">
                <text:p>42414</text:p>
              </table:table-cell>
              <table:table-cell office:value-type="float" office:value="1564">
                <text:p>1564</text:p>
              </table:table-cell>
            </table:table-row>
            <table:table-row>
              <table:table-cell office:value-type="float" office:value="42416">
                <text:p>42416</text:p>
              </table:table-cell>
              <table:table-cell office:value-type="float" office:value="1559">
                <text:p>1559</text:p>
              </table:table-cell>
            </table:table-row>
            <table:table-row>
              <table:table-cell office:value-type="float" office:value="42425">
                <text:p>42425</text:p>
              </table:table-cell>
              <table:table-cell office:value-type="float" office:value="1553">
                <text:p>1553</text:p>
              </table:table-cell>
            </table:table-row>
            <table:table-row>
              <table:table-cell office:value-type="float" office:value="42425">
                <text:p>42425</text:p>
              </table:table-cell>
              <table:table-cell office:value-type="float" office:value="1553">
                <text:p>1553</text:p>
              </table:table-cell>
            </table:table-row>
            <table:table-row>
              <table:table-cell office:value-type="float" office:value="42436">
                <text:p>42436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float" office:value="42436">
                <text:p>42436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float" office:value="42442">
                <text:p>42442</text:p>
              </table:table-cell>
              <table:table-cell office:value-type="float" office:value="1556">
                <text:p>1556</text:p>
              </table:table-cell>
            </table:table-row>
            <table:table-row>
              <table:table-cell office:value-type="float" office:value="42471">
                <text:p>42471</text:p>
              </table:table-cell>
              <table:table-cell office:value-type="float" office:value="1549">
                <text:p>1549</text:p>
              </table:table-cell>
            </table:table-row>
            <table:table-row>
              <table:table-cell office:value-type="float" office:value="42471">
                <text:p>42471</text:p>
              </table:table-cell>
              <table:table-cell office:value-type="float" office:value="1549">
                <text:p>1549</text:p>
              </table:table-cell>
            </table:table-row>
            <table:table-row>
              <table:table-cell office:value-type="float" office:value="42475">
                <text:p>42475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475">
                <text:p>42475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478">
                <text:p>42478</text:p>
              </table:table-cell>
              <table:table-cell office:value-type="float" office:value="1546">
                <text:p>1546</text:p>
              </table:table-cell>
            </table:table-row>
            <table:table-row>
              <table:table-cell office:value-type="float" office:value="42478">
                <text:p>42478</text:p>
              </table:table-cell>
              <table:table-cell office:value-type="float" office:value="1546">
                <text:p>1546</text:p>
              </table:table-cell>
            </table:table-row>
            <table:table-row>
              <table:table-cell office:value-type="float" office:value="42479">
                <text:p>42479</text:p>
              </table:table-cell>
              <table:table-cell office:value-type="float" office:value="1523">
                <text:p>15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Windows_X86_64 LibreOffice_project/86daf60bf00efa86ad547e59e09d6bb77c699acb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step-start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500" chart:reverse-direction="false" text:line-break="false" loext:try-staggering-first="true" chart:label-arrangement="stagger-even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483cm" svg:height="6.827cm" xlink:href=".." xlink:type="simple" chart:class="chart:line" chart:style-name="ch1">
        <chart:title svg:x="6.419cm" svg:y="0.272cm" chart:style-name="ch2">
          <text:p>Entwicklung</text:p>
        </chart:title>
        <chart:plot-area chart:style-name="ch3" table:cell-range-address="'2016-2017'.A2:'2016-2017'.A49 '2016-2017'.Q1:'2016-2017'.Q49" chart:data-source-has-labels="both" svg:x="0.309cm" svg:y="1.213cm" svg:width="14.865cm" svg:height="5.478cm">
          <chartooo:coordinate-region svg:x="2.336cm" svg:y="1.415cm" svg:width="12.838cm" svg:height="4.623cm"/>
          <chart:axis chart:dimension="x" chart:name="primary-x" chart:style-name="ch4" chartooo:axis-type="auto">
            <chartooo:date-scale/>
            <chart:categories table:cell-range-address="'2016-2017'.A2:'2016-2017'.A49"/>
          </chart:axis>
          <chart:axis chart:dimension="y" chart:name="primary-y" chart:style-name="ch5"/>
          <chart:series chart:style-name="ch6" chart:values-cell-range-address="'2016-2017'.Q2:'2016-2017'.Q49" chart:label-cell-address="'2016-2017'.Q1:'2016-2017'.Q1" chart:class="chart:line">
            <chart:data-point chart:repeated="4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ve-PZ</text:p>
                <draw:g>
                  <svg:desc>'2016-2017'.Q1:'2016-2017'.Q1</svg:desc>
                </draw:g>
              </table:table-cell>
            </table:table-row>
          </table:table-header-rows>
          <table:table-rows>
            <table:table-row>
              <table:table-cell office:value-type="float" office:value="42625">
                <text:p>42625</text:p>
                <draw:g>
                  <svg:desc>'2016-2017'.A2:'2016-2017'.A49</svg:desc>
                </draw:g>
              </table:table-cell>
              <table:table-cell office:value-type="float" office:value="1523">
                <text:p>1523</text:p>
                <draw:g>
                  <svg:desc>'2016-2017'.Q2:'2016-2017'.Q49</svg:desc>
                </draw:g>
              </table:table-cell>
            </table:table-row>
            <table:table-row>
              <table:table-cell office:value-type="float" office:value="42625">
                <text:p>42625</text:p>
              </table:table-cell>
              <table:table-cell office:value-type="float" office:value="1523">
                <text:p>1523</text:p>
              </table:table-cell>
            </table:table-row>
            <table:table-row>
              <table:table-cell office:value-type="float" office:value="42636">
                <text:p>42636</text:p>
              </table:table-cell>
              <table:table-cell office:value-type="float" office:value="1511">
                <text:p>1511</text:p>
              </table:table-cell>
            </table:table-row>
            <table:table-row>
              <table:table-cell office:value-type="float" office:value="42636">
                <text:p>42636</text:p>
              </table:table-cell>
              <table:table-cell office:value-type="float" office:value="1511">
                <text:p>1511</text:p>
              </table:table-cell>
            </table:table-row>
            <table:table-row>
              <table:table-cell office:value-type="float" office:value="42639">
                <text:p>42639</text:p>
              </table:table-cell>
              <table:table-cell office:value-type="float" office:value="1524">
                <text:p>1524</text:p>
              </table:table-cell>
            </table:table-row>
            <table:table-row>
              <table:table-cell office:value-type="float" office:value="42639">
                <text:p>42639</text:p>
              </table:table-cell>
              <table:table-cell office:value-type="float" office:value="1524">
                <text:p>1524</text:p>
              </table:table-cell>
            </table:table-row>
            <table:table-row>
              <table:table-cell office:value-type="float" office:value="42642">
                <text:p>42642</text:p>
              </table:table-cell>
              <table:table-cell office:value-type="float" office:value="1531">
                <text:p>1531</text:p>
              </table:table-cell>
            </table:table-row>
            <table:table-row>
              <table:table-cell office:value-type="float" office:value="42642">
                <text:p>42642</text:p>
              </table:table-cell>
              <table:table-cell office:value-type="float" office:value="1531">
                <text:p>1531</text:p>
              </table:table-cell>
            </table:table-row>
            <table:table-row>
              <table:table-cell office:value-type="float" office:value="42675">
                <text:p>42675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675">
                <text:p>42675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678">
                <text:p>42678</text:p>
              </table:table-cell>
              <table:table-cell office:value-type="float" office:value="1545">
                <text:p>1545</text:p>
              </table:table-cell>
            </table:table-row>
            <table:table-row>
              <table:table-cell office:value-type="float" office:value="42678">
                <text:p>42678</text:p>
              </table:table-cell>
              <table:table-cell office:value-type="float" office:value="1545">
                <text:p>1545</text:p>
              </table:table-cell>
            </table:table-row>
            <table:table-row>
              <table:table-cell office:value-type="float" office:value="42690">
                <text:p>42690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float" office:value="42690">
                <text:p>42690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float" office:value="42691">
                <text:p>42691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float" office:value="42691">
                <text:p>42691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float" office:value="42695">
                <text:p>42695</text:p>
              </table:table-cell>
              <table:table-cell office:value-type="float" office:value="1550">
                <text:p>1550</text:p>
              </table:table-cell>
            </table:table-row>
            <table:table-row>
              <table:table-cell office:value-type="float" office:value="42708">
                <text:p>42708</text:p>
              </table:table-cell>
              <table:table-cell office:value-type="float" office:value="1548">
                <text:p>1548</text:p>
              </table:table-cell>
            </table:table-row>
            <table:table-row>
              <table:table-cell office:value-type="float" office:value="42708">
                <text:p>42708</text:p>
              </table:table-cell>
              <table:table-cell office:value-type="float" office:value="1548">
                <text:p>1548</text:p>
              </table:table-cell>
            </table:table-row>
            <table:table-row>
              <table:table-cell office:value-type="float" office:value="42709">
                <text:p>42709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709">
                <text:p>42709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712">
                <text:p>42712</text:p>
              </table:table-cell>
              <table:table-cell office:value-type="float" office:value="1547">
                <text:p>1547</text:p>
              </table:table-cell>
            </table:table-row>
            <table:table-row>
              <table:table-cell office:value-type="float" office:value="42712">
                <text:p>42712</text:p>
              </table:table-cell>
              <table:table-cell office:value-type="float" office:value="1547">
                <text:p>1547</text:p>
              </table:table-cell>
            </table:table-row>
            <table:table-row>
              <table:table-cell office:value-type="float" office:value="42759">
                <text:p>42759</text:p>
              </table:table-cell>
              <table:table-cell office:value-type="float" office:value="1566">
                <text:p>1566</text:p>
              </table:table-cell>
            </table:table-row>
            <table:table-row>
              <table:table-cell office:value-type="float" office:value="42772">
                <text:p>42772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float" office:value="42772">
                <text:p>42772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float" office:value="42785">
                <text:p>42785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float" office:value="42785">
                <text:p>42785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float" office:value="42787">
                <text:p>42787</text:p>
              </table:table-cell>
              <table:table-cell office:value-type="float" office:value="1599">
                <text:p>1599</text:p>
              </table:table-cell>
            </table:table-row>
            <table:table-row>
              <table:table-cell office:value-type="float" office:value="42787">
                <text:p>42787</text:p>
              </table:table-cell>
              <table:table-cell office:value-type="float" office:value="1599">
                <text:p>1599</text:p>
              </table:table-cell>
            </table:table-row>
            <table:table-row>
              <table:table-cell office:value-type="float" office:value="42789">
                <text:p>42789</text:p>
              </table:table-cell>
              <table:table-cell office:value-type="float" office:value="1605">
                <text:p>1605</text:p>
              </table:table-cell>
            </table:table-row>
            <table:table-row>
              <table:table-cell office:value-type="float" office:value="42789">
                <text:p>42789</text:p>
              </table:table-cell>
              <table:table-cell office:value-type="float" office:value="1605">
                <text:p>1605</text:p>
              </table:table-cell>
            </table:table-row>
            <table:table-row>
              <table:table-cell office:value-type="float" office:value="42793">
                <text:p>42793</text:p>
              </table:table-cell>
              <table:table-cell office:value-type="float" office:value="1591">
                <text:p>1591</text:p>
              </table:table-cell>
            </table:table-row>
            <table:table-row>
              <table:table-cell office:value-type="float" office:value="42800">
                <text:p>42800</text:p>
              </table:table-cell>
              <table:table-cell office:value-type="float" office:value="1591">
                <text:p>1591</text:p>
              </table:table-cell>
            </table:table-row>
            <table:table-row>
              <table:table-cell office:value-type="float" office:value="42800">
                <text:p>42800</text:p>
              </table:table-cell>
              <table:table-cell office:value-type="float" office:value="1591">
                <text:p>1591</text:p>
              </table:table-cell>
            </table:table-row>
            <table:table-row>
              <table:table-cell office:value-type="float" office:value="42802">
                <text:p>42802</text:p>
              </table:table-cell>
              <table:table-cell office:value-type="float" office:value="1575">
                <text:p>1575</text:p>
              </table:table-cell>
            </table:table-row>
            <table:table-row>
              <table:table-cell office:value-type="float" office:value="42806">
                <text:p>42806</text:p>
              </table:table-cell>
              <table:table-cell office:value-type="float" office:value="1581">
                <text:p>1581</text:p>
              </table:table-cell>
            </table:table-row>
            <table:table-row>
              <table:table-cell office:value-type="float" office:value="42806">
                <text:p>42806</text:p>
              </table:table-cell>
              <table:table-cell office:value-type="float" office:value="1581">
                <text:p>1581</text:p>
              </table:table-cell>
            </table:table-row>
            <table:table-row>
              <table:table-cell office:value-type="float" office:value="42810">
                <text:p>42810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float" office:value="42810">
                <text:p>42810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float" office:value="42816">
                <text:p>42816</text:p>
              </table:table-cell>
              <table:table-cell office:value-type="float" office:value="1602">
                <text:p>1602</text:p>
              </table:table-cell>
            </table:table-row>
            <table:table-row>
              <table:table-cell office:value-type="float" office:value="42831">
                <text:p>42831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float" office:value="42836">
                <text:p>42836</text:p>
              </table:table-cell>
              <table:table-cell office:value-type="float" office:value="1601">
                <text:p>1601</text:p>
              </table:table-cell>
            </table:table-row>
            <table:table-row>
              <table:table-cell office:value-type="float" office:value="42836">
                <text:p>42836</text:p>
              </table:table-cell>
              <table:table-cell office:value-type="float" office:value="1601">
                <text:p>1601</text:p>
              </table:table-cell>
            </table:table-row>
            <table:table-row>
              <table:table-cell office:value-type="float" office:value="42848">
                <text:p>42848</text:p>
              </table:table-cell>
              <table:table-cell office:value-type="float" office:value="1605">
                <text:p>1605</text:p>
              </table:table-cell>
            </table:table-row>
            <table:table-row>
              <table:table-cell office:value-type="float" office:value="42858">
                <text:p>42858</text:p>
              </table:table-cell>
              <table:table-cell office:value-type="float" office:value="1602">
                <text:p>1602</text:p>
              </table:table-cell>
            </table:table-row>
            <table:table-row>
              <table:table-cell office:value-type="float" office:value="42858">
                <text:p>42858</text:p>
              </table:table-cell>
              <table:table-cell office:value-type="float" office:value="1602">
                <text:p>1602</text:p>
              </table:table-cell>
            </table:table-row>
            <table:table-row>
              <table:table-cell office:value-type="float" office:value="42859">
                <text:p>42859</text:p>
              </table:table-cell>
              <table:table-cell office:value-type="float" office:value="1589">
                <text:p>158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Windows_X86_64 LibreOffice_project/22b09f6418e8c2d508a9eaf86b2399209b0990f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step-start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500" chart:reverse-direction="false" text:line-break="false" loext:try-staggering-first="true" chart:label-arrangement="stagger-even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483cm" svg:height="6.827cm" xlink:href=".." xlink:type="simple" chart:class="chart:line" chart:style-name="ch1">
        <chart:title svg:x="6.467cm" svg:y="0.272cm" chart:style-name="ch2">
          <text:p>Entwicklung</text:p>
        </chart:title>
        <chart:plot-area chart:style-name="ch3" table:cell-range-address="'2018-2019'.A2:'2018-2019'.A7 '2018-2019'.Q1:'2018-2019'.Q7" chart:data-source-has-labels="both" svg:x="0.309cm" svg:y="1.187cm" svg:width="14.865cm" svg:height="5.504cm">
          <chartooo:coordinate-region svg:x="2.294cm" svg:y="1.187cm" svg:width="12.59cm" svg:height="4.26cm"/>
          <chart:axis chart:dimension="x" chart:name="primary-x" chart:style-name="ch4" chartooo:axis-type="auto">
            <chartooo:date-scale/>
            <chart:categories table:cell-range-address="'2018-2019'.A2:'2018-2019'.A7"/>
          </chart:axis>
          <chart:axis chart:dimension="y" chart:name="primary-y" chart:style-name="ch5"/>
          <chart:series chart:style-name="ch6" chart:values-cell-range-address="'2018-2019'.Q2:'2018-2019'.Q7" chart:label-cell-address="'2018-2019'.Q1:'2018-2019'.Q1" chart:class="chart:line"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ve-PZ</text:p>
                <draw:g>
                  <svg:desc>'2018-2019'.Q1:'2018-2019'.Q1</svg:desc>
                </draw:g>
              </table:table-cell>
            </table:table-row>
          </table:table-header-rows>
          <table:table-rows>
            <table:table-row>
              <table:table-cell office:value-type="float" office:value="43346">
                <text:p>43346</text:p>
                <draw:g>
                  <svg:desc>'2018-2019'.A2:'2018-2019'.A7</svg:desc>
                </draw:g>
              </table:table-cell>
              <table:table-cell office:value-type="float" office:value="1610">
                <text:p>1610</text:p>
                <draw:g>
                  <svg:desc>'2018-2019'.Q2:'2018-2019'.Q7</svg:desc>
                </draw:g>
              </table:table-cell>
            </table:table-row>
            <table:table-row>
              <table:table-cell office:value-type="float" office:value="43346">
                <text:p>43346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float" office:value="43353">
                <text:p>43353</text:p>
              </table:table-cell>
              <table:table-cell office:value-type="float" office:value="1616">
                <text:p>1616</text:p>
              </table:table-cell>
            </table:table-row>
            <table:table-row>
              <table:table-cell office:value-type="float" office:value="43353">
                <text:p>43353</text:p>
              </table:table-cell>
              <table:table-cell office:value-type="float" office:value="1616">
                <text:p>1616</text:p>
              </table:table-cell>
            </table:table-row>
            <table:table-row>
              <table:table-cell office:value-type="float" office:value="43356">
                <text:p>43356</text:p>
              </table:table-cell>
              <table:table-cell office:value-type="float" office:value="1619">
                <text:p>1619</text:p>
              </table:table-cell>
            </table:table-row>
            <table:table-row>
              <table:table-cell office:value-type="float" office:value="43356">
                <text:p>43356</text:p>
              </table:table-cell>
              <table:table-cell office:value-type="float" office:value="1619">
                <text:p>161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Windows_X86_64 LibreOffice_project/86daf60bf00efa86ad547e59e09d6bb77c699acb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</office:styles>
</office:document-styles>
</file>